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SIN([.A1])" office:value-type="float" office:value="0.0998334166468282">
            <text:p>0.1</text:p>
          </table:table-cell>
          <table:table-cell table:formula="oooc:=SIN([.B1])" office:value-type="float" office:value="0.198669330795061">
            <text:p>0.2</text:p>
          </table:table-cell>
          <table:table-cell table:formula="oooc:=SIN([.C1])" office:value-type="float" office:value="0.29552020666134">
            <text:p>0.3</text:p>
          </table:table-cell>
          <table:table-cell table:formula="oooc:=SIN([.D1])" office:value-type="float" office:value="0.389418342308651">
            <text:p>0.39</text:p>
          </table:table-cell>
          <table:table-cell table:formula="oooc:=SIN([.E1])" office:value-type="float" office:value="0.479425538604203">
            <text:p>0.48</text:p>
          </table:table-cell>
          <table:table-cell table:formula="oooc:=SIN([.F1])" office:value-type="float" office:value="0.564642473395035">
            <text:p>0.56</text:p>
          </table:table-cell>
          <table:table-cell table:formula="oooc:=SIN([.G1])" office:value-type="float" office:value="0.644217687237691">
            <text:p>0.64</text:p>
          </table:table-cell>
          <table:table-cell table:formula="oooc:=SIN([.H1])" office:value-type="float" office:value="0.717356090899523">
            <text:p>0.72</text:p>
          </table:table-cell>
          <table:table-cell table:formula="oooc:=SIN([.I1])" office:value-type="float" office:value="0.783326909627483">
            <text:p>0.78</text:p>
          </table:table-cell>
          <table:table-cell table:formula="oooc:=SIN([.J1])" office:value-type="float" office:value="0.841470984807896">
            <text:p>0.84</text:p>
          </table:table-cell>
        </table:table-row>
        <table:table-row table:style-name="ro1">
          <table:table-cell table:formula="oooc:=-COS([.A1])" office:value-type="float" office:value="-0.995004165278026">
            <text:p>-1</text:p>
          </table:table-cell>
          <table:table-cell table:formula="oooc:=-COS([.B1])" office:value-type="float" office:value="-0.980066577841242">
            <text:p>-0.98</text:p>
          </table:table-cell>
          <table:table-cell table:formula="oooc:=-COS([.C1])" office:value-type="float" office:value="-0.955336489125606">
            <text:p>-0.96</text:p>
          </table:table-cell>
          <table:table-cell table:formula="oooc:=-COS([.D1])" office:value-type="float" office:value="-0.921060994002885">
            <text:p>-0.92</text:p>
          </table:table-cell>
          <table:table-cell table:formula="oooc:=-COS([.E1])" office:value-type="float" office:value="-0.877582561890373">
            <text:p>-0.88</text:p>
          </table:table-cell>
          <table:table-cell table:formula="oooc:=-COS([.F1])" office:value-type="float" office:value="-0.825335614909678">
            <text:p>-0.83</text:p>
          </table:table-cell>
          <table:table-cell table:formula="oooc:=-COS([.G1])" office:value-type="float" office:value="-0.764842187284488">
            <text:p>-0.76</text:p>
          </table:table-cell>
          <table:table-cell table:formula="oooc:=-COS([.H1])" office:value-type="float" office:value="-0.696706709347165">
            <text:p>-0.7</text:p>
          </table:table-cell>
          <table:table-cell table:formula="oooc:=-COS([.I1])" office:value-type="float" office:value="-0.621609968270664">
            <text:p>-0.62</text:p>
          </table:table-cell>
          <table:table-cell table:formula="oooc:=-COS([.J1])" office:value-type="float" office:value="-0.54030230586814">
            <text:p>-0.54</text:p>
          </table:table-cell>
        </table:table-row>
        <table:table-row table:style-name="ro1">
          <table:table-cell table:formula="oooc:=-[.A2]" office:value-type="float" office:value="-0.0998334166468282">
            <text:p>-0.1</text:p>
          </table:table-cell>
          <table:table-cell table:formula="oooc:=-[.B2]" office:value-type="float" office:value="-0.198669330795061">
            <text:p>-0.2</text:p>
          </table:table-cell>
          <table:table-cell table:formula="oooc:=-[.C2]" office:value-type="float" office:value="-0.29552020666134">
            <text:p>-0.3</text:p>
          </table:table-cell>
          <table:table-cell table:formula="oooc:=-[.D2]" office:value-type="float" office:value="-0.389418342308651">
            <text:p>-0.39</text:p>
          </table:table-cell>
          <table:table-cell table:formula="oooc:=-[.E2]" office:value-type="float" office:value="-0.479425538604203">
            <text:p>-0.48</text:p>
          </table:table-cell>
          <table:table-cell table:formula="oooc:=-[.F2]" office:value-type="float" office:value="-0.564642473395035">
            <text:p>-0.56</text:p>
          </table:table-cell>
          <table:table-cell table:formula="oooc:=-[.G2]" office:value-type="float" office:value="-0.644217687237691">
            <text:p>-0.64</text:p>
          </table:table-cell>
          <table:table-cell table:formula="oooc:=-[.H2]" office:value-type="float" office:value="-0.717356090899523">
            <text:p>-0.72</text:p>
          </table:table-cell>
          <table:table-cell table:formula="oooc:=-[.I2]" office:value-type="float" office:value="-0.783326909627483">
            <text:p>-0.78</text:p>
          </table:table-cell>
          <table:table-cell table:formula="oooc:=-[.J2]" office:value-type="float" office:value="-0.841470984807896">
            <text:p>-0.84</text:p>
          </table:table-cell>
        </table:table-row>
      </table:table>
      <table:table table:name="Sheet2" table:style-name="ta1" table:print="false">
        <table:table-column table:style-name="co1" table:number-columns-repeated="10" table:default-cell-style-name="Default"/>
        <table:table-row table:style-name="ro1"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SIN(10*[.A1])" office:value-type="float" office:value="0.841470984807896">
            <text:p>0.84</text:p>
          </table:table-cell>
          <table:table-cell table:formula="oooc:=SIN(10*[.B1])" office:value-type="float" office:value="0.909297426825682">
            <text:p>0.91</text:p>
          </table:table-cell>
          <table:table-cell table:formula="oooc:=SIN(10*[.C1])" office:value-type="float" office:value="0.141120008059867">
            <text:p>0.14</text:p>
          </table:table-cell>
          <table:table-cell table:formula="oooc:=SIN(10*[.D1])" office:value-type="float" office:value="-0.756802495307928">
            <text:p>-0.76</text:p>
          </table:table-cell>
          <table:table-cell table:formula="oooc:=SIN(10*[.E1])" office:value-type="float" office:value="-0.958924274663138">
            <text:p>-0.96</text:p>
          </table:table-cell>
          <table:table-cell table:formula="oooc:=SIN(10*[.F1])" office:value-type="float" office:value="-0.279415498198925">
            <text:p>-0.28</text:p>
          </table:table-cell>
          <table:table-cell table:formula="oooc:=SIN(10*[.G1])" office:value-type="float" office:value="0.65698659871879">
            <text:p>0.66</text:p>
          </table:table-cell>
          <table:table-cell table:formula="oooc:=SIN(10*[.H1])" office:value-type="float" office:value="0.989358246623382">
            <text:p>0.99</text:p>
          </table:table-cell>
          <table:table-cell table:formula="oooc:=SIN(10*[.I1])" office:value-type="float" office:value="0.412118485241757">
            <text:p>0.41</text:p>
          </table:table-cell>
          <table:table-cell table:formula="oooc:=SIN(10*[.J1])" office:value-type="float" office:value="-0.54402111088937">
            <text:p>-0.54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float" office:value="0.978434">
            <text:p>0.98</text:p>
          </table:table-cell>
          <table:table-cell office:value-type="float" office:value="0.953745">
            <text:p>0.95</text:p>
          </table:table-cell>
          <table:table-cell office:value-type="float" office:value="0.919527">
            <text:p>0.92</text:p>
          </table:table-cell>
          <table:table-cell office:value-type="float" office:value="0.876121">
            <text:p>0.88</text:p>
          </table:table-cell>
          <table:table-cell office:value-type="float" office:value="0.823961">
            <text:p>0.82</text:p>
          </table:table-cell>
          <table:table-cell office:value-type="float" office:value="0.763568">
            <text:p>0.76</text:p>
          </table:table-cell>
          <table:table-cell office:value-type="float" office:value="0.695546">
            <text:p>0.7</text:p>
          </table:table-cell>
          <table:table-cell office:value-type="float" office:value="0.620574">
            <text:p>0.62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-0.294536">
            <text:p>-0.29</text:p>
          </table:table-cell>
          <table:table-cell office:value-type="float" office:value="-0.388122">
            <text:p>-0.39</text:p>
          </table:table-cell>
          <table:table-cell office:value-type="float" office:value="-0.47783">
            <text:p>-0.48</text:p>
          </table:table-cell>
          <table:table-cell office:value-type="float" office:value="-0.562763">
            <text:p>-0.56</text:p>
          </table:table-cell>
          <table:table-cell office:value-type="float" office:value="-0.642073">
            <text:p>-0.64</text:p>
          </table:table-cell>
          <table:table-cell office:value-type="float" office:value="-0.714968">
            <text:p>-0.71</text:p>
          </table:table-cell>
          <table:table-cell office:value-type="string">
            <text:p>nan</text:p>
          </table:table-cell>
          <table:table-cell office:value-type="float" office:value="0">
            <text:p>0</text:p>
          </table:table-cell>
        </table:table-row>
        <table:table-row table:style-name="ro1">
          <table:table-cell>
            <draw:frame table:end-cell-address="Sheet2.D17" table:end-x="1.325cm" table:end-y="0.415cm" draw:z-index="0" draw:style-name="gr1" svg:width="7.999cm" svg:height="6.999cm" svg:x="0.1cm" svg:y="0.101cm">
              <draw:object draw:notify-on-update-of-ranges="Sheet2.A1:Sheet2.J1 Sheet2.A2:Sheet2.J2 Sheet2.A3:Sheet2.J3 Sheet2.A4:Sheet2.J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</table:table>
      <table:table table:name="Sheet3" table:style-name="ta1" table:print="false">
        <office:forms form:automatic-focus="false" form:apply-design-mode="false"/>
        <table:table-column table:style-name="co1" table:number-columns-repeated="256" table:default-cell-style-name="ce1"/>
        <table:table-row table:style-name="ro1">
          <table:table-cell office:value-type="string">
            <text:p>x</text:p>
          </table:table-cell>
          <table:table-cell office:value-type="float" office:value="0.01">
            <text:p>0.01000000</text:p>
          </table:table-cell>
          <table:table-cell office:value-type="float" office:value="0.02">
            <text:p>0.02000000</text:p>
          </table:table-cell>
          <table:table-cell office:value-type="float" office:value="0.03">
            <text:p>0.03000000</text:p>
          </table:table-cell>
          <table:table-cell office:value-type="float" office:value="0.04">
            <text:p>0.04000000</text:p>
          </table:table-cell>
          <table:table-cell office:value-type="float" office:value="0.05">
            <text:p>0.05000000</text:p>
          </table:table-cell>
          <table:table-cell office:value-type="float" office:value="0.06">
            <text:p>0.06000000</text:p>
          </table:table-cell>
          <table:table-cell office:value-type="float" office:value="0.07">
            <text:p>0.07000000</text:p>
          </table:table-cell>
          <table:table-cell office:value-type="float" office:value="0.08">
            <text:p>0.08000000</text:p>
          </table:table-cell>
          <table:table-cell office:value-type="float" office:value="0.09">
            <text:p>0.09000000</text:p>
          </table:table-cell>
          <table:table-cell office:value-type="float" office:value="0.1">
            <text:p>0.10000000</text:p>
          </table:table-cell>
          <table:table-cell office:value-type="float" office:value="0.11">
            <text:p>0.11000000</text:p>
          </table:table-cell>
          <table:table-cell office:value-type="float" office:value="0.12">
            <text:p>0.12000000</text:p>
          </table:table-cell>
          <table:table-cell office:value-type="float" office:value="0.13">
            <text:p>0.13000000</text:p>
          </table:table-cell>
          <table:table-cell office:value-type="float" office:value="0.14">
            <text:p>0.14000000</text:p>
          </table:table-cell>
          <table:table-cell office:value-type="float" office:value="0.15">
            <text:p>0.15000000</text:p>
          </table:table-cell>
          <table:table-cell office:value-type="float" office:value="0.16">
            <text:p>0.16000000</text:p>
          </table:table-cell>
          <table:table-cell office:value-type="float" office:value="0.17">
            <text:p>0.17000000</text:p>
          </table:table-cell>
          <table:table-cell office:value-type="float" office:value="0.18">
            <text:p>0.18000000</text:p>
          </table:table-cell>
          <table:table-cell office:value-type="float" office:value="0.19">
            <text:p>0.19000000</text:p>
          </table:table-cell>
          <table:table-cell office:value-type="float" office:value="0.2">
            <text:p>0.20000000</text:p>
          </table:table-cell>
          <table:table-cell office:value-type="float" office:value="0.21">
            <text:p>0.21000000</text:p>
          </table:table-cell>
          <table:table-cell office:value-type="float" office:value="0.22">
            <text:p>0.22000000</text:p>
          </table:table-cell>
          <table:table-cell office:value-type="float" office:value="0.23">
            <text:p>0.23000000</text:p>
          </table:table-cell>
          <table:table-cell office:value-type="float" office:value="0.24">
            <text:p>0.24000000</text:p>
          </table:table-cell>
          <table:table-cell office:value-type="float" office:value="0.25">
            <text:p>0.25000000</text:p>
          </table:table-cell>
          <table:table-cell office:value-type="float" office:value="0.26">
            <text:p>0.26000000</text:p>
          </table:table-cell>
          <table:table-cell office:value-type="float" office:value="0.27">
            <text:p>0.27000000</text:p>
          </table:table-cell>
          <table:table-cell office:value-type="float" office:value="0.28">
            <text:p>0.28000000</text:p>
          </table:table-cell>
          <table:table-cell office:value-type="float" office:value="0.29">
            <text:p>0.29000000</text:p>
          </table:table-cell>
          <table:table-cell office:value-type="float" office:value="0.3">
            <text:p>0.30000000</text:p>
          </table:table-cell>
          <table:table-cell office:value-type="float" office:value="0.31">
            <text:p>0.31000000</text:p>
          </table:table-cell>
          <table:table-cell office:value-type="float" office:value="0.32">
            <text:p>0.32000000</text:p>
          </table:table-cell>
          <table:table-cell office:value-type="float" office:value="0.33">
            <text:p>0.33000000</text:p>
          </table:table-cell>
          <table:table-cell office:value-type="float" office:value="0.34">
            <text:p>0.34000000</text:p>
          </table:table-cell>
          <table:table-cell office:value-type="float" office:value="0.35">
            <text:p>0.35000000</text:p>
          </table:table-cell>
          <table:table-cell office:value-type="float" office:value="0.36">
            <text:p>0.36000000</text:p>
          </table:table-cell>
          <table:table-cell office:value-type="float" office:value="0.37">
            <text:p>0.37000000</text:p>
          </table:table-cell>
          <table:table-cell office:value-type="float" office:value="0.38">
            <text:p>0.38000000</text:p>
          </table:table-cell>
          <table:table-cell office:value-type="float" office:value="0.39">
            <text:p>0.39000000</text:p>
          </table:table-cell>
          <table:table-cell office:value-type="float" office:value="0.4">
            <text:p>0.40000000</text:p>
          </table:table-cell>
          <table:table-cell office:value-type="float" office:value="0.41">
            <text:p>0.41000000</text:p>
          </table:table-cell>
          <table:table-cell office:value-type="float" office:value="0.42">
            <text:p>0.42000000</text:p>
          </table:table-cell>
          <table:table-cell office:value-type="float" office:value="0.43">
            <text:p>0.43000000</text:p>
          </table:table-cell>
          <table:table-cell office:value-type="float" office:value="0.44">
            <text:p>0.44000000</text:p>
          </table:table-cell>
          <table:table-cell office:value-type="float" office:value="0.45">
            <text:p>0.45000000</text:p>
          </table:table-cell>
          <table:table-cell office:value-type="float" office:value="0.46">
            <text:p>0.46000000</text:p>
          </table:table-cell>
          <table:table-cell office:value-type="float" office:value="0.47">
            <text:p>0.47000000</text:p>
          </table:table-cell>
          <table:table-cell office:value-type="float" office:value="0.48">
            <text:p>0.48000000</text:p>
          </table:table-cell>
          <table:table-cell office:value-type="float" office:value="0.49">
            <text:p>0.49000000</text:p>
          </table:table-cell>
          <table:table-cell office:value-type="float" office:value="0.5">
            <text:p>0.50000000</text:p>
          </table:table-cell>
          <table:table-cell office:value-type="float" office:value="0.51">
            <text:p>0.51000000</text:p>
          </table:table-cell>
          <table:table-cell office:value-type="float" office:value="0.52">
            <text:p>0.52000000</text:p>
          </table:table-cell>
          <table:table-cell office:value-type="float" office:value="0.53">
            <text:p>0.53000000</text:p>
          </table:table-cell>
          <table:table-cell office:value-type="float" office:value="0.54">
            <text:p>0.54000000</text:p>
          </table:table-cell>
          <table:table-cell office:value-type="float" office:value="0.55">
            <text:p>0.55000000</text:p>
          </table:table-cell>
          <table:table-cell office:value-type="float" office:value="0.56">
            <text:p>0.56000000</text:p>
          </table:table-cell>
          <table:table-cell office:value-type="float" office:value="0.57">
            <text:p>0.57000000</text:p>
          </table:table-cell>
          <table:table-cell office:value-type="float" office:value="0.58">
            <text:p>0.58000000</text:p>
          </table:table-cell>
          <table:table-cell office:value-type="float" office:value="0.59">
            <text:p>0.59000000</text:p>
          </table:table-cell>
          <table:table-cell office:value-type="float" office:value="0.6">
            <text:p>0.60000000</text:p>
          </table:table-cell>
          <table:table-cell office:value-type="float" office:value="0.61">
            <text:p>0.61000000</text:p>
          </table:table-cell>
          <table:table-cell office:value-type="float" office:value="0.62">
            <text:p>0.62000000</text:p>
          </table:table-cell>
          <table:table-cell office:value-type="float" office:value="0.63">
            <text:p>0.63000000</text:p>
          </table:table-cell>
          <table:table-cell office:value-type="float" office:value="0.64">
            <text:p>0.64000000</text:p>
          </table:table-cell>
          <table:table-cell office:value-type="float" office:value="0.65">
            <text:p>0.65000000</text:p>
          </table:table-cell>
          <table:table-cell office:value-type="float" office:value="0.66">
            <text:p>0.66000000</text:p>
          </table:table-cell>
          <table:table-cell office:value-type="float" office:value="0.67">
            <text:p>0.67000000</text:p>
          </table:table-cell>
          <table:table-cell office:value-type="float" office:value="0.68">
            <text:p>0.68000000</text:p>
          </table:table-cell>
          <table:table-cell office:value-type="float" office:value="0.69">
            <text:p>0.69000000</text:p>
          </table:table-cell>
          <table:table-cell office:value-type="float" office:value="0.7">
            <text:p>0.70000000</text:p>
          </table:table-cell>
          <table:table-cell office:value-type="float" office:value="0.71">
            <text:p>0.71000000</text:p>
          </table:table-cell>
          <table:table-cell office:value-type="float" office:value="0.72">
            <text:p>0.72000000</text:p>
          </table:table-cell>
          <table:table-cell office:value-type="float" office:value="0.73">
            <text:p>0.73000000</text:p>
          </table:table-cell>
          <table:table-cell office:value-type="float" office:value="0.74">
            <text:p>0.74000000</text:p>
          </table:table-cell>
          <table:table-cell office:value-type="float" office:value="0.75">
            <text:p>0.75000000</text:p>
          </table:table-cell>
          <table:table-cell office:value-type="float" office:value="0.76">
            <text:p>0.76000000</text:p>
          </table:table-cell>
          <table:table-cell office:value-type="float" office:value="0.77">
            <text:p>0.77000000</text:p>
          </table:table-cell>
          <table:table-cell office:value-type="float" office:value="0.78">
            <text:p>0.78000000</text:p>
          </table:table-cell>
          <table:table-cell office:value-type="float" office:value="0.79">
            <text:p>0.79000000</text:p>
          </table:table-cell>
          <table:table-cell office:value-type="float" office:value="0.8">
            <text:p>0.80000000</text:p>
          </table:table-cell>
          <table:table-cell office:value-type="float" office:value="0.81">
            <text:p>0.81000000</text:p>
          </table:table-cell>
          <table:table-cell office:value-type="float" office:value="0.82">
            <text:p>0.82000000</text:p>
          </table:table-cell>
          <table:table-cell office:value-type="float" office:value="0.83">
            <text:p>0.83000000</text:p>
          </table:table-cell>
          <table:table-cell office:value-type="float" office:value="0.84">
            <text:p>0.84000000</text:p>
          </table:table-cell>
          <table:table-cell office:value-type="float" office:value="0.85">
            <text:p>0.85000000</text:p>
          </table:table-cell>
          <table:table-cell office:value-type="float" office:value="0.86">
            <text:p>0.86000000</text:p>
          </table:table-cell>
          <table:table-cell office:value-type="float" office:value="0.87">
            <text:p>0.87000000</text:p>
          </table:table-cell>
          <table:table-cell office:value-type="float" office:value="0.88">
            <text:p>0.88000000</text:p>
          </table:table-cell>
          <table:table-cell office:value-type="float" office:value="0.89">
            <text:p>0.89000000</text:p>
          </table:table-cell>
          <table:table-cell office:value-type="float" office:value="0.9">
            <text:p>0.90000000</text:p>
          </table:table-cell>
          <table:table-cell office:value-type="float" office:value="0.91">
            <text:p>0.91000000</text:p>
          </table:table-cell>
          <table:table-cell office:value-type="float" office:value="0.92">
            <text:p>0.92000000</text:p>
          </table:table-cell>
          <table:table-cell office:value-type="float" office:value="0.93">
            <text:p>0.93000000</text:p>
          </table:table-cell>
          <table:table-cell office:value-type="float" office:value="0.94">
            <text:p>0.94000000</text:p>
          </table:table-cell>
          <table:table-cell office:value-type="float" office:value="0.95">
            <text:p>0.95000000</text:p>
          </table:table-cell>
          <table:table-cell office:value-type="float" office:value="0.96">
            <text:p>0.96000000</text:p>
          </table:table-cell>
          <table:table-cell office:value-type="float" office:value="0.97">
            <text:p>0.97000000</text:p>
          </table:table-cell>
          <table:table-cell office:value-type="float" office:value="0.98">
            <text:p>0.98000000</text:p>
          </table:table-cell>
          <table:table-cell office:value-type="float" office:value="0.99">
            <text:p>0.99000000</text:p>
          </table:table-cell>
          <table:table-cell office:value-type="float" office:value="1">
            <text:p>1.00000000</text:p>
          </table:table-cell>
          <table:table-cell table:number-columns-repeated="155"/>
        </table:table-row>
        <table:table-row table:style-name="ro1">
          <table:table-cell office:value-type="string">
            <text:p>y</text:p>
          </table:table-cell>
          <table:table-cell office:value-type="float" office:value="0.0499792">
            <text:p>0.04997920</text:p>
          </table:table-cell>
          <table:table-cell office:value-type="float" office:value="0.0998334">
            <text:p>0.09983340</text:p>
          </table:table-cell>
          <table:table-cell office:value-type="float" office:value="0.149438">
            <text:p>0.14943800</text:p>
          </table:table-cell>
          <table:table-cell office:value-type="float" office:value="0.198669">
            <text:p>0.19866900</text:p>
          </table:table-cell>
          <table:table-cell office:value-type="float" office:value="0.247404">
            <text:p>0.24740400</text:p>
          </table:table-cell>
          <table:table-cell office:value-type="float" office:value="0.29552">
            <text:p>0.29552000</text:p>
          </table:table-cell>
          <table:table-cell office:value-type="float" office:value="0.342898">
            <text:p>0.34289800</text:p>
          </table:table-cell>
          <table:table-cell office:value-type="float" office:value="0.389418">
            <text:p>0.38941800</text:p>
          </table:table-cell>
          <table:table-cell office:value-type="float" office:value="0.434966">
            <text:p>0.43496600</text:p>
          </table:table-cell>
          <table:table-cell office:value-type="float" office:value="0.479426">
            <text:p>0.47942600</text:p>
          </table:table-cell>
          <table:table-cell office:value-type="float" office:value="0.522687">
            <text:p>0.52268700</text:p>
          </table:table-cell>
          <table:table-cell office:value-type="float" office:value="0.564642">
            <text:p>0.56464200</text:p>
          </table:table-cell>
          <table:table-cell office:value-type="float" office:value="0.605186">
            <text:p>0.60518600</text:p>
          </table:table-cell>
          <table:table-cell office:value-type="float" office:value="0.644218">
            <text:p>0.64421800</text:p>
          </table:table-cell>
          <table:table-cell office:value-type="float" office:value="0.681639">
            <text:p>0.68163900</text:p>
          </table:table-cell>
          <table:table-cell office:value-type="float" office:value="0.717356">
            <text:p>0.71735600</text:p>
          </table:table-cell>
          <table:table-cell office:value-type="float" office:value="0.75128">
            <text:p>0.75128000</text:p>
          </table:table-cell>
          <table:table-cell office:value-type="float" office:value="0.783327">
            <text:p>0.78332700</text:p>
          </table:table-cell>
          <table:table-cell office:value-type="float" office:value="0.813416">
            <text:p>0.81341600</text:p>
          </table:table-cell>
          <table:table-cell office:value-type="float" office:value="0.841471">
            <text:p>0.84147100</text:p>
          </table:table-cell>
          <table:table-cell office:value-type="float" office:value="0.867423">
            <text:p>0.86742300</text:p>
          </table:table-cell>
          <table:table-cell office:value-type="float" office:value="0.891207">
            <text:p>0.89120700</text:p>
          </table:table-cell>
          <table:table-cell office:value-type="float" office:value="0.912764">
            <text:p>0.91276400</text:p>
          </table:table-cell>
          <table:table-cell office:value-type="float" office:value="0.932039">
            <text:p>0.93203900</text:p>
          </table:table-cell>
          <table:table-cell office:value-type="float" office:value="0.948985">
            <text:p>0.94898500</text:p>
          </table:table-cell>
          <table:table-cell office:value-type="float" office:value="0.963558">
            <text:p>0.96355800</text:p>
          </table:table-cell>
          <table:table-cell office:value-type="float" office:value="0.975723">
            <text:p>0.97572300</text:p>
          </table:table-cell>
          <table:table-cell office:value-type="float" office:value="0.98545">
            <text:p>0.98545000</text:p>
          </table:table-cell>
          <table:table-cell office:value-type="float" office:value="0.992713">
            <text:p>0.99271300</text:p>
          </table:table-cell>
          <table:table-cell office:value-type="float" office:value="0.997495">
            <text:p>0.99749500</text:p>
          </table:table-cell>
          <table:table-cell office:value-type="float" office:value="0.999784">
            <text:p>0.99978400</text:p>
          </table:table-cell>
          <table:table-cell office:value-type="float" office:value="0.999574">
            <text:p>0.99957400</text:p>
          </table:table-cell>
          <table:table-cell office:value-type="float" office:value="0.996865">
            <text:p>0.99686500</text:p>
          </table:table-cell>
          <table:table-cell office:value-type="float" office:value="0.991665">
            <text:p>0.99166500</text:p>
          </table:table-cell>
          <table:table-cell office:value-type="float" office:value="0.983986">
            <text:p>0.98398600</text:p>
          </table:table-cell>
          <table:table-cell office:value-type="float" office:value="0.973848">
            <text:p>0.97384800</text:p>
          </table:table-cell>
          <table:table-cell office:value-type="float" office:value="0.961275">
            <text:p>0.96127500</text:p>
          </table:table-cell>
          <table:table-cell office:value-type="float" office:value="0.9463">
            <text:p>0.94630000</text:p>
          </table:table-cell>
          <table:table-cell office:value-type="float" office:value="0.92896">
            <text:p>0.92896000</text:p>
          </table:table-cell>
          <table:table-cell office:value-type="float" office:value="0.909297">
            <text:p>0.90929700</text:p>
          </table:table-cell>
          <table:table-cell office:value-type="float" office:value="0.887362">
            <text:p>0.88736200</text:p>
          </table:table-cell>
          <table:table-cell office:value-type="float" office:value="0.863209">
            <text:p>0.86320900</text:p>
          </table:table-cell>
          <table:table-cell office:value-type="float" office:value="0.836899">
            <text:p>0.83689900</text:p>
          </table:table-cell>
          <table:table-cell office:value-type="float" office:value="0.808496">
            <text:p>0.80849600</text:p>
          </table:table-cell>
          <table:table-cell office:value-type="float" office:value="0.778073">
            <text:p>0.77807300</text:p>
          </table:table-cell>
          <table:table-cell office:value-type="float" office:value="0.745705">
            <text:p>0.74570500</text:p>
          </table:table-cell>
          <table:table-cell office:value-type="float" office:value="0.711473">
            <text:p>0.71147300</text:p>
          </table:table-cell>
          <table:table-cell office:value-type="float" office:value="0.675463">
            <text:p>0.67546300</text:p>
          </table:table-cell>
          <table:table-cell office:value-type="float" office:value="0.637765">
            <text:p>0.63776500</text:p>
          </table:table-cell>
          <table:table-cell office:value-type="float" office:value="0.598472">
            <text:p>0.59847200</text:p>
          </table:table-cell>
          <table:table-cell office:value-type="float" office:value="0.557684">
            <text:p>0.55768400</text:p>
          </table:table-cell>
          <table:table-cell office:value-type="float" office:value="0.515501">
            <text:p>0.51550100</text:p>
          </table:table-cell>
          <table:table-cell office:value-type="float" office:value="0.472031">
            <text:p>0.47203100</text:p>
          </table:table-cell>
          <table:table-cell office:value-type="float" office:value="0.42738">
            <text:p>0.42738000</text:p>
          </table:table-cell>
          <table:table-cell office:value-type="float" office:value="0.381661">
            <text:p>0.38166100</text:p>
          </table:table-cell>
          <table:table-cell office:value-type="float" office:value="0.334988">
            <text:p>0.33498800</text:p>
          </table:table-cell>
          <table:table-cell office:value-type="float" office:value="0.287478">
            <text:p>0.28747800</text:p>
          </table:table-cell>
          <table:table-cell office:value-type="float" office:value="0.239249">
            <text:p>0.23924900</text:p>
          </table:table-cell>
          <table:table-cell office:value-type="float" office:value="0.190423">
            <text:p>0.19042300</text:p>
          </table:table-cell>
          <table:table-cell office:value-type="float" office:value="0.14112">
            <text:p>0.14112000</text:p>
          </table:table-cell>
          <table:table-cell office:value-type="float" office:value="0.0914646">
            <text:p>0.09146460</text:p>
          </table:table-cell>
          <table:table-cell office:value-type="float" office:value="0.0415807">
            <text:p>0.04158070</text:p>
          </table:table-cell>
          <table:table-cell office:value-type="float" office:value="-0.00840725">
            <text:p>-0.00840725</text:p>
          </table:table-cell>
          <table:table-cell office:value-type="float" office:value="-0.0583741">
            <text:p>-0.05837410</text:p>
          </table:table-cell>
          <table:table-cell office:value-type="float" office:value="-0.108195">
            <text:p>-0.10819500</text:p>
          </table:table-cell>
          <table:table-cell office:value-type="float" office:value="-0.157746">
            <text:p>-0.15774600</text:p>
          </table:table-cell>
          <table:table-cell office:value-type="float" office:value="-0.206902">
            <text:p>-0.20690200</text:p>
          </table:table-cell>
          <table:table-cell office:value-type="float" office:value="-0.255541">
            <text:p>-0.25554100</text:p>
          </table:table-cell>
          <table:table-cell office:value-type="float" office:value="-0.303542">
            <text:p>-0.30354200</text:p>
          </table:table-cell>
          <table:table-cell office:value-type="float" office:value="-0.350783">
            <text:p>-0.35078300</text:p>
          </table:table-cell>
          <table:table-cell office:value-type="float" office:value="-0.397148">
            <text:p>-0.39714800</text:p>
          </table:table-cell>
          <table:table-cell office:value-type="float" office:value="-0.44252">
            <text:p>-0.44252000</text:p>
          </table:table-cell>
          <table:table-cell office:value-type="float" office:value="-0.486787">
            <text:p>-0.48678700</text:p>
          </table:table-cell>
          <table:table-cell office:value-type="float" office:value="-0.529836">
            <text:p>-0.52983600</text:p>
          </table:table-cell>
          <table:table-cell office:value-type="float" office:value="-0.571561">
            <text:p>-0.57156100</text:p>
          </table:table-cell>
          <table:table-cell office:value-type="float" office:value="-0.611858">
            <text:p>-0.61185800</text:p>
          </table:table-cell>
          <table:table-cell office:value-type="float" office:value="-0.650625">
            <text:p>-0.65062500</text:p>
          </table:table-cell>
          <table:table-cell office:value-type="float" office:value="-0.687766">
            <text:p>-0.68776600</text:p>
          </table:table-cell>
          <table:table-cell office:value-type="float" office:value="-0.723188">
            <text:p>-0.72318800</text:p>
          </table:table-cell>
          <table:table-cell office:value-type="float" office:value="-0.756802">
            <text:p>-0.75680200</text:p>
          </table:table-cell>
          <table:table-cell office:value-type="float" office:value="-0.788525">
            <text:p>-0.78852500</text:p>
          </table:table-cell>
          <table:table-cell office:value-type="float" office:value="-0.818277">
            <text:p>-0.81827700</text:p>
          </table:table-cell>
          <table:table-cell office:value-type="float" office:value="-0.845984">
            <text:p>-0.84598400</text:p>
          </table:table-cell>
          <table:table-cell office:value-type="float" office:value="-0.871576">
            <text:p>-0.87157600</text:p>
          </table:table-cell>
          <table:table-cell office:value-type="float" office:value="-0.894989">
            <text:p>-0.89498900</text:p>
          </table:table-cell>
          <table:table-cell office:value-type="float" office:value="-0.916166">
            <text:p>-0.91616600</text:p>
          </table:table-cell>
          <table:table-cell office:value-type="float" office:value="-0.935053">
            <text:p>-0.93505300</text:p>
          </table:table-cell>
          <table:table-cell office:value-type="float" office:value="-0.951602">
            <text:p>-0.95160200</text:p>
          </table:table-cell>
          <table:table-cell office:value-type="float" office:value="-0.965773">
            <text:p>-0.96577300</text:p>
          </table:table-cell>
          <table:table-cell office:value-type="float" office:value="-0.97753">
            <text:p>-0.97753000</text:p>
          </table:table-cell>
          <table:table-cell office:value-type="float" office:value="-0.986844">
            <text:p>-0.98684400</text:p>
          </table:table-cell>
          <table:table-cell office:value-type="float" office:value="-0.993691">
            <text:p>-0.99369100</text:p>
          </table:table-cell>
          <table:table-cell office:value-type="float" office:value="-0.998054">
            <text:p>-0.99805400</text:p>
          </table:table-cell>
          <table:table-cell office:value-type="float" office:value="-0.999923">
            <text:p>-0.99992300</text:p>
          </table:table-cell>
          <table:table-cell office:value-type="float" office:value="-0.999293">
            <text:p>-0.99929300</text:p>
          </table:table-cell>
          <table:table-cell office:value-type="float" office:value="-0.996165">
            <text:p>-0.99616500</text:p>
          </table:table-cell>
          <table:table-cell office:value-type="float" office:value="-0.990547">
            <text:p>-0.99054700</text:p>
          </table:table-cell>
          <table:table-cell office:value-type="float" office:value="-0.982453">
            <text:p>-0.98245300</text:p>
          </table:table-cell>
          <table:table-cell office:value-type="float" office:value="-0.971903">
            <text:p>-0.97190300</text:p>
          </table:table-cell>
          <table:table-cell office:value-type="float" office:value="-0.958924">
            <text:p>-0.95892400</text:p>
          </table:table-cell>
          <table:table-cell table:number-columns-repeated="155"/>
        </table:table-row>
        <table:table-row table:style-name="ro1">
          <table:table-cell office:value-type="string">
            <text:p>dy</text:p>
          </table:table-cell>
          <table:table-cell office:value-type="float" office:value="4.98542">
            <text:p>4.98542000</text:p>
          </table:table-cell>
          <table:table-cell office:value-type="float" office:value="4.97295">
            <text:p>4.97295000</text:p>
          </table:table-cell>
          <table:table-cell office:value-type="float" office:value="4.9418">
            <text:p>4.94180000</text:p>
          </table:table-cell>
          <table:table-cell office:value-type="float" office:value="4.89829">
            <text:p>4.89829000</text:p>
          </table:table-cell>
          <table:table-cell office:value-type="float" office:value="4.84254">
            <text:p>4.84254000</text:p>
          </table:table-cell>
          <table:table-cell office:value-type="float" office:value="4.77469">
            <text:p>4.77469000</text:p>
          </table:table-cell>
          <table:table-cell office:value-type="float" office:value="4.69491">
            <text:p>4.69491000</text:p>
          </table:table-cell>
          <table:table-cell office:value-type="float" office:value="4.60339">
            <text:p>4.60339000</text:p>
          </table:table-cell>
          <table:table-cell office:value-type="float" office:value="4.50036">
            <text:p>4.50036000</text:p>
          </table:table-cell>
          <table:table-cell office:value-type="float" office:value="4.38608">
            <text:p>4.38608000</text:p>
          </table:table-cell>
          <table:table-cell office:value-type="float" office:value="4.26085">
            <text:p>4.26085000</text:p>
          </table:table-cell>
          <table:table-cell office:value-type="float" office:value="4.12496">
            <text:p>4.12496000</text:p>
          </table:table-cell>
          <table:table-cell office:value-type="float" office:value="3.97876">
            <text:p>3.97876000</text:p>
          </table:table-cell>
          <table:table-cell office:value-type="float" office:value="3.82262">
            <text:p>3.82262000</text:p>
          </table:table-cell>
          <table:table-cell office:value-type="float" office:value="3.65692">
            <text:p>3.65692000</text:p>
          </table:table-cell>
          <table:table-cell office:value-type="float" office:value="3.48208">
            <text:p>3.48208000</text:p>
          </table:table-cell>
          <table:table-cell office:value-type="float" office:value="3.29854">
            <text:p>3.29854000</text:p>
          </table:table-cell>
          <table:table-cell office:value-type="float" office:value="3.10675">
            <text:p>3.10675000</text:p>
          </table:table-cell>
          <table:table-cell office:value-type="float" office:value="2.9072">
            <text:p>2.90720000</text:p>
          </table:table-cell>
          <table:table-cell office:value-type="float" office:value="2.70039">
            <text:p>2.70039000</text:p>
          </table:table-cell>
          <table:table-cell office:value-type="float" office:value="2.48682">
            <text:p>2.48682000</text:p>
          </table:table-cell>
          <table:table-cell office:value-type="float" office:value="2.26704">
            <text:p>2.26704000</text:p>
          </table:table-cell>
          <table:table-cell office:value-type="float" office:value="2.04159">
            <text:p>2.04159000</text:p>
          </table:table-cell>
          <table:table-cell office:value-type="float" office:value="1.81103">
            <text:p>1.81103000</text:p>
          </table:table-cell>
          <table:table-cell office:value-type="float" office:value="1.57595">
            <text:p>1.57595000</text:p>
          </table:table-cell>
          <table:table-cell office:value-type="float" office:value="1.33694">
            <text:p>1.33694000</text:p>
          </table:table-cell>
          <table:table-cell office:value-type="float" office:value="1.09458">
            <text:p>1.09458000</text:p>
          </table:table-cell>
          <table:table-cell office:value-type="float" office:value="0.849482">
            <text:p>0.84948200</text:p>
          </table:table-cell>
          <table:table-cell office:value-type="float" office:value="0.602263">
            <text:p>0.60226300</text:p>
          </table:table-cell>
          <table:table-cell office:value-type="float" office:value="0.353539">
            <text:p>0.35353900</text:p>
          </table:table-cell>
          <table:table-cell office:value-type="float" office:value="0.103931">
            <text:p>0.10393100</text:p>
          </table:table-cell>
          <table:table-cell office:value-type="float" office:value="-0.145937">
            <text:p>-0.14593700</text:p>
          </table:table-cell>
          <table:table-cell office:value-type="float" office:value="-0.39544">
            <text:p>-0.39544000</text:p>
          </table:table-cell>
          <table:table-cell office:value-type="float" office:value="-0.643954">
            <text:p>-0.64395400</text:p>
          </table:table-cell>
          <table:table-cell office:value-type="float" office:value="-0.890859">
            <text:p>-0.89085900</text:p>
          </table:table-cell>
          <table:table-cell office:value-type="float" office:value="-1.13554">
            <text:p>-1.13554000</text:p>
          </table:table-cell>
          <table:table-cell office:value-type="float" office:value="-1.37738">
            <text:p>-1.37738000</text:p>
          </table:table-cell>
          <table:table-cell office:value-type="float" office:value="-1.61577">
            <text:p>-1.61577000</text:p>
          </table:table-cell>
          <table:table-cell office:value-type="float" office:value="-1.85013">
            <text:p>-1.85013000</text:p>
          </table:table-cell>
          <table:table-cell office:value-type="float" office:value="-2.07987">
            <text:p>-2.07987000</text:p>
          </table:table-cell>
          <table:table-cell office:value-type="float" office:value="-2.3044">
            <text:p>-2.30440000</text:p>
          </table:table-cell>
          <table:table-cell office:value-type="float" office:value="-2.52318">
            <text:p>-2.52318000</text:p>
          </table:table-cell>
          <table:table-cell office:value-type="float" office:value="-2.73565">
            <text:p>-2.73565000</text:p>
          </table:table-cell>
          <table:table-cell office:value-type="float" office:value="-2.94128">
            <text:p>-2.94128000</text:p>
          </table:table-cell>
          <table:table-cell office:value-type="float" office:value="-3.13956">
            <text:p>-3.13956000</text:p>
          </table:table-cell>
          <table:table-cell office:value-type="float" office:value="-3.32999">
            <text:p>-3.32999000</text:p>
          </table:table-cell>
          <table:table-cell office:value-type="float" office:value="-3.5121">
            <text:p>-3.51210000</text:p>
          </table:table-cell>
          <table:table-cell office:value-type="float" office:value="-3.68543">
            <text:p>-3.68543000</text:p>
          </table:table-cell>
          <table:table-cell office:value-type="float" office:value="-3.84955">
            <text:p>-3.84955000</text:p>
          </table:table-cell>
          <table:table-cell office:value-type="float" office:value="-4.00405">
            <text:p>-4.00405000</text:p>
          </table:table-cell>
          <table:table-cell office:value-type="float" office:value="-4.14854">
            <text:p>-4.14854000</text:p>
          </table:table-cell>
          <table:table-cell office:value-type="float" office:value="-4.28266">
            <text:p>-4.28266000</text:p>
          </table:table-cell>
          <table:table-cell office:value-type="float" office:value="-4.40607">
            <text:p>-4.40607000</text:p>
          </table:table-cell>
          <table:table-cell office:value-type="float" office:value="-4.51848">
            <text:p>-4.51848000</text:p>
          </table:table-cell>
          <table:table-cell office:value-type="float" office:value="-4.61959">
            <text:p>-4.61959000</text:p>
          </table:table-cell>
          <table:table-cell office:value-type="float" office:value="-4.70915">
            <text:p>-4.70915000</text:p>
          </table:table-cell>
          <table:table-cell office:value-type="float" office:value="-4.78694">
            <text:p>-4.78694000</text:p>
          </table:table-cell>
          <table:table-cell office:value-type="float" office:value="-4.85277">
            <text:p>-4.85277000</text:p>
          </table:table-cell>
          <table:table-cell office:value-type="float" office:value="-4.90647">
            <text:p>-4.90647000</text:p>
          </table:table-cell>
          <table:table-cell office:value-type="float" office:value="-4.9479">
            <text:p>-4.94790000</text:p>
          </table:table-cell>
          <table:table-cell office:value-type="float" office:value="-4.97697">
            <text:p>-4.97697000</text:p>
          </table:table-cell>
          <table:table-cell office:value-type="float" office:value="-4.99359">
            <text:p>-4.99359000</text:p>
          </table:table-cell>
          <table:table-cell office:value-type="float" office:value="-4.99774">
            <text:p>-4.99774000</text:p>
          </table:table-cell>
          <table:table-cell office:value-type="float" office:value="-4.98939">
            <text:p>-4.98939000</text:p>
          </table:table-cell>
          <table:table-cell office:value-type="float" office:value="-4.96858">
            <text:p>-4.96858000</text:p>
          </table:table-cell>
          <table:table-cell office:value-type="float" office:value="-4.93534">
            <text:p>-4.93534000</text:p>
          </table:table-cell>
          <table:table-cell office:value-type="float" office:value="-4.88977">
            <text:p>-4.88977000</text:p>
          </table:table-cell>
          <table:table-cell office:value-type="float" office:value="-4.83198">
            <text:p>-4.83198000</text:p>
          </table:table-cell>
          <table:table-cell office:value-type="float" office:value="-4.76211">
            <text:p>-4.76211000</text:p>
          </table:table-cell>
          <table:table-cell office:value-type="float" office:value="-4.68033">
            <text:p>-4.68033000</text:p>
          </table:table-cell>
          <table:table-cell office:value-type="float" office:value="-4.58686">
            <text:p>-4.58686000</text:p>
          </table:table-cell>
          <table:table-cell office:value-type="float" office:value="-4.48192">
            <text:p>-4.48192000</text:p>
          </table:table-cell>
          <table:table-cell office:value-type="float" office:value="-4.36578">
            <text:p>-4.36578000</text:p>
          </table:table-cell>
          <table:table-cell office:value-type="float" office:value="-4.23873">
            <text:p>-4.23873000</text:p>
          </table:table-cell>
          <table:table-cell office:value-type="float" office:value="-4.10109">
            <text:p>-4.10109000</text:p>
          </table:table-cell>
          <table:table-cell office:value-type="float" office:value="-3.95319">
            <text:p>-3.95319000</text:p>
          </table:table-cell>
          <table:table-cell office:value-type="float" office:value="-3.79541">
            <text:p>-3.79541000</text:p>
          </table:table-cell>
          <table:table-cell office:value-type="float" office:value="-3.62815">
            <text:p>-3.62815000</text:p>
          </table:table-cell>
          <table:table-cell office:value-type="float" office:value="-3.45182">
            <text:p>-3.45182000</text:p>
          </table:table-cell>
          <table:table-cell office:value-type="float" office:value="-3.26686">
            <text:p>-3.26686000</text:p>
          </table:table-cell>
          <table:table-cell office:value-type="float" office:value="-3.07373">
            <text:p>-3.07373000</text:p>
          </table:table-cell>
          <table:table-cell office:value-type="float" office:value="-2.87292">
            <text:p>-2.87292000</text:p>
          </table:table-cell>
          <table:table-cell office:value-type="float" office:value="-2.66493">
            <text:p>-2.66493000</text:p>
          </table:table-cell>
          <table:table-cell office:value-type="float" office:value="-2.45028">
            <text:p>-2.45028000</text:p>
          </table:table-cell>
          <table:table-cell office:value-type="float" office:value="-2.22951">
            <text:p>-2.22951000</text:p>
          </table:table-cell>
          <table:table-cell office:value-type="float" office:value="-2.00316">
            <text:p>-2.00316000</text:p>
          </table:table-cell>
          <table:table-cell office:value-type="float" office:value="-1.77181">
            <text:p>-1.77181000</text:p>
          </table:table-cell>
          <table:table-cell office:value-type="float" office:value="-1.53602">
            <text:p>-1.53602000</text:p>
          </table:table-cell>
          <table:table-cell office:value-type="float" office:value="-1.2964">
            <text:p>-1.29640000</text:p>
          </table:table-cell>
          <table:table-cell office:value-type="float" office:value="-1.05354">
            <text:p>-1.05354000</text:p>
          </table:table-cell>
          <table:table-cell office:value-type="float" office:value="-0.808044">
            <text:p>-0.80804400</text:p>
          </table:table-cell>
          <table:table-cell office:value-type="float" office:value="-0.560529">
            <text:p>-0.56052900</text:p>
          </table:table-cell>
          <table:table-cell office:value-type="float" office:value="-0.311613">
            <text:p>-0.31161300</text:p>
          </table:table-cell>
          <table:table-cell office:value-type="float" office:value="-0.0619175">
            <text:p>-0.06191750</text:p>
          </table:table-cell>
          <table:table-cell office:value-type="float" office:value="0.187932">
            <text:p>0.18793200</text:p>
          </table:table-cell>
          <table:table-cell office:value-type="float" office:value="0.437313">
            <text:p>0.43731300</text:p>
          </table:table-cell>
          <table:table-cell office:value-type="float" office:value="0.6856">
            <text:p>0.68560000</text:p>
          </table:table-cell>
          <table:table-cell office:value-type="float" office:value="0.932173">
            <text:p>0.93217300</text:p>
          </table:table-cell>
          <table:table-cell office:value-type="float" office:value="1.17642">
            <text:p>1.17642000</text:p>
          </table:table-cell>
          <table:table-cell office:value-type="float" office:value="1.29788">
            <text:p>1.29788000</text:p>
          </table:table-cell>
          <table:table-cell table:number-columns-repeated="155"/>
        </table:table-row>
        <table:table-row table:style-name="ro1">
          <table:table-cell office:value-type="string">
            <text:p>d2y</text:p>
          </table:table-cell>
          <table:table-cell office:value-type="float" office:value="-1.24766">
            <text:p>-1.24766000</text:p>
          </table:table-cell>
          <table:table-cell office:value-type="float" office:value="-2.18145">
            <text:p>-2.18145000</text:p>
          </table:table-cell>
          <table:table-cell office:value-type="float" office:value="-3.73284">
            <text:p>-3.73284000</text:p>
          </table:table-cell>
          <table:table-cell office:value-type="float" office:value="-4.9626">
            <text:p>-4.96260000</text:p>
          </table:table-cell>
          <table:table-cell office:value-type="float" office:value="-6.17995">
            <text:p>-6.17995000</text:p>
          </table:table-cell>
          <table:table-cell office:value-type="float" office:value="-7.38185">
            <text:p>-7.38185000</text:p>
          </table:table-cell>
          <table:table-cell office:value-type="float" office:value="-8.5653">
            <text:p>-8.56530000</text:p>
          </table:table-cell>
          <table:table-cell office:value-type="float" office:value="-9.72735">
            <text:p>-9.72735000</text:p>
          </table:table-cell>
          <table:table-cell office:value-type="float" office:value="-10.8651">
            <text:p>-10.86510000</text:p>
          </table:table-cell>
          <table:table-cell office:value-type="float" office:value="-11.9757">
            <text:p>-11.97570000</text:p>
          </table:table-cell>
          <table:table-cell office:value-type="float" office:value="-13.0563">
            <text:p>-13.05630000</text:p>
          </table:table-cell>
          <table:table-cell office:value-type="float" office:value="-14.1043">
            <text:p>-14.10430000</text:p>
          </table:table-cell>
          <table:table-cell office:value-type="float" office:value="-15.1171">
            <text:p>-15.11710000</text:p>
          </table:table-cell>
          <table:table-cell office:value-type="float" office:value="-16.092">
            <text:p>-16.09200000</text:p>
          </table:table-cell>
          <table:table-cell office:value-type="float" office:value="-17.0268">
            <text:p>-17.02680000</text:p>
          </table:table-cell>
          <table:table-cell office:value-type="float" office:value="-17.919">
            <text:p>-17.91900000</text:p>
          </table:table-cell>
          <table:table-cell office:value-type="float" office:value="-18.7664">
            <text:p>-18.76640000</text:p>
          </table:table-cell>
          <table:table-cell office:value-type="float" office:value="-19.5669">
            <text:p>-19.56690000</text:p>
          </table:table-cell>
          <table:table-cell office:value-type="float" office:value="-20.3184">
            <text:p>-20.31840000</text:p>
          </table:table-cell>
          <table:table-cell office:value-type="float" office:value="-21.0192">
            <text:p>-21.01920000</text:p>
          </table:table-cell>
          <table:table-cell office:value-type="float" office:value="-21.6675">
            <text:p>-21.66750000</text:p>
          </table:table-cell>
          <table:table-cell office:value-type="float" office:value="-22.2616">
            <text:p>-22.26160000</text:p>
          </table:table-cell>
          <table:table-cell office:value-type="float" office:value="-22.8001">
            <text:p>-22.80010000</text:p>
          </table:table-cell>
          <table:table-cell office:value-type="float" office:value="-23.2816">
            <text:p>-23.28160000</text:p>
          </table:table-cell>
          <table:table-cell office:value-type="float" office:value="-23.7049">
            <text:p>-23.70490000</text:p>
          </table:table-cell>
          <table:table-cell office:value-type="float" office:value="-24.0689">
            <text:p>-24.06890000</text:p>
          </table:table-cell>
          <table:table-cell office:value-type="float" office:value="-24.3728">
            <text:p>-24.37280000</text:p>
          </table:table-cell>
          <table:table-cell office:value-type="float" office:value="-24.6157">
            <text:p>-24.61570000</text:p>
          </table:table-cell>
          <table:table-cell office:value-type="float" office:value="-24.7972">
            <text:p>-24.79720000</text:p>
          </table:table-cell>
          <table:table-cell office:value-type="float" office:value="-24.9166">
            <text:p>-24.91660000</text:p>
          </table:table-cell>
          <table:table-cell office:value-type="float" office:value="-24.9738">
            <text:p>-24.97380000</text:p>
          </table:table-cell>
          <table:table-cell office:value-type="float" office:value="-24.9685">
            <text:p>-24.96850000</text:p>
          </table:table-cell>
          <table:table-cell office:value-type="float" office:value="-24.9009">
            <text:p>-24.90090000</text:p>
          </table:table-cell>
          <table:table-cell office:value-type="float" office:value="-24.771">
            <text:p>-24.77100000</text:p>
          </table:table-cell>
          <table:table-cell office:value-type="float" office:value="-24.5792">
            <text:p>-24.57920000</text:p>
          </table:table-cell>
          <table:table-cell office:value-type="float" office:value="-24.3259">
            <text:p>-24.32590000</text:p>
          </table:table-cell>
          <table:table-cell office:value-type="float" office:value="-24.0119">
            <text:p>-24.01190000</text:p>
          </table:table-cell>
          <table:table-cell office:value-type="float" office:value="-23.6378">
            <text:p>-23.63780000</text:p>
          </table:table-cell>
          <table:table-cell office:value-type="float" office:value="-23.2046">
            <text:p>-23.20460000</text:p>
          </table:table-cell>
          <table:table-cell office:value-type="float" office:value="-22.7135">
            <text:p>-22.71350000</text:p>
          </table:table-cell>
          <table:table-cell office:value-type="float" office:value="-22.1656">
            <text:p>-22.16560000</text:p>
          </table:table-cell>
          <table:table-cell office:value-type="float" office:value="-21.5623">
            <text:p>-21.56230000</text:p>
          </table:table-cell>
          <table:table-cell office:value-type="float" office:value="-20.905">
            <text:p>-20.90500000</text:p>
          </table:table-cell>
          <table:table-cell office:value-type="float" office:value="-20.1956">
            <text:p>-20.19560000</text:p>
          </table:table-cell>
          <table:table-cell office:value-type="float" office:value="-19.4356">
            <text:p>-19.43560000</text:p>
          </table:table-cell>
          <table:table-cell office:value-type="float" office:value="-18.6271">
            <text:p>-18.62710000</text:p>
          </table:table-cell>
          <table:table-cell office:value-type="float" office:value="-17.772">
            <text:p>-17.77200000</text:p>
          </table:table-cell>
          <table:table-cell office:value-type="float" office:value="-16.8725">
            <text:p>-16.87250000</text:p>
          </table:table-cell>
          <table:table-cell office:value-type="float" office:value="-15.9308">
            <text:p>-15.93080000</text:p>
          </table:table-cell>
          <table:table-cell office:value-type="float" office:value="-14.9493">
            <text:p>-14.94930000</text:p>
          </table:table-cell>
          <table:table-cell office:value-type="float" office:value="-13.9305">
            <text:p>-13.93050000</text:p>
          </table:table-cell>
          <table:table-cell office:value-type="float" office:value="-12.8768">
            <text:p>-12.87680000</text:p>
          </table:table-cell>
          <table:table-cell office:value-type="float" office:value="-11.7909">
            <text:p>-11.79090000</text:p>
          </table:table-cell>
          <table:table-cell office:value-type="float" office:value="-10.6756">
            <text:p>-10.67560000</text:p>
          </table:table-cell>
          <table:table-cell office:value-type="float" office:value="-9.53358">
            <text:p>-9.53358000</text:p>
          </table:table-cell>
          <table:table-cell office:value-type="float" office:value="-8.36773">
            <text:p>-8.36773000</text:p>
          </table:table-cell>
          <table:table-cell office:value-type="float" office:value="-7.18096">
            <text:p>-7.18096000</text:p>
          </table:table-cell>
          <table:table-cell office:value-type="float" office:value="-5.97625">
            <text:p>-5.97625000</text:p>
          </table:table-cell>
          <table:table-cell office:value-type="float" office:value="-4.7566">
            <text:p>-4.75660000</text:p>
          </table:table-cell>
          <table:table-cell office:value-type="float" office:value="-3.52506">
            <text:p>-3.52506000</text:p>
          </table:table-cell>
          <table:table-cell office:value-type="float" office:value="-2.28471">
            <text:p>-2.28471000</text:p>
          </table:table-cell>
          <table:table-cell office:value-type="float" office:value="-1.03865">
            <text:p>-1.03865000</text:p>
          </table:table-cell>
          <table:table-cell office:value-type="float" office:value="0.210006">
            <text:p>0.21000600</text:p>
          </table:table-cell>
          <table:table-cell office:value-type="float" office:value="1.45814">
            <text:p>1.45814000</text:p>
          </table:table-cell>
          <table:table-cell office:value-type="float" office:value="2.70263">
            <text:p>2.70263000</text:p>
          </table:table-cell>
          <table:table-cell office:value-type="float" office:value="3.94036">
            <text:p>3.94036000</text:p>
          </table:table-cell>
          <table:table-cell office:value-type="float" office:value="5.16824">
            <text:p>5.16824000</text:p>
          </table:table-cell>
          <table:table-cell office:value-type="float" office:value="6.38321">
            <text:p>6.38321000</text:p>
          </table:table-cell>
          <table:table-cell office:value-type="float" office:value="7.58222">
            <text:p>7.58222000</text:p>
          </table:table-cell>
          <table:table-cell office:value-type="float" office:value="8.76228">
            <text:p>8.76228000</text:p>
          </table:table-cell>
          <table:table-cell office:value-type="float" office:value="9.92043">
            <text:p>9.92043000</text:p>
          </table:table-cell>
          <table:table-cell office:value-type="float" office:value="11.0538">
            <text:p>11.05380000</text:p>
          </table:table-cell>
          <table:table-cell office:value-type="float" office:value="12.1595">
            <text:p>12.15950000</text:p>
          </table:table-cell>
          <table:table-cell office:value-type="float" office:value="13.2349">
            <text:p>13.23490000</text:p>
          </table:table-cell>
          <table:table-cell office:value-type="float" office:value="14.2771">
            <text:p>14.27710000</text:p>
          </table:table-cell>
          <table:table-cell office:value-type="float" office:value="15.2837">
            <text:p>15.28370000</text:p>
          </table:table-cell>
          <table:table-cell office:value-type="float" office:value="16.2521">
            <text:p>16.25210000</text:p>
          </table:table-cell>
          <table:table-cell office:value-type="float" office:value="17.1798">
            <text:p>17.17980000</text:p>
          </table:table-cell>
          <table:table-cell office:value-type="float" office:value="18.0646">
            <text:p>18.06460000</text:p>
          </table:table-cell>
          <table:table-cell office:value-type="float" office:value="18.9043">
            <text:p>18.90430000</text:p>
          </table:table-cell>
          <table:table-cell office:value-type="float" office:value="19.6967">
            <text:p>19.69670000</text:p>
          </table:table-cell>
          <table:table-cell office:value-type="float" office:value="20.4399">
            <text:p>20.43990000</text:p>
          </table:table-cell>
          <table:table-cell office:value-type="float" office:value="21.132">
            <text:p>21.13200000</text:p>
          </table:table-cell>
          <table:table-cell office:value-type="float" office:value="21.7712">
            <text:p>21.77120000</text:p>
          </table:table-cell>
          <table:table-cell office:value-type="float" office:value="22.3561">
            <text:p>22.35610000</text:p>
          </table:table-cell>
          <table:table-cell office:value-type="float" office:value="22.8851">
            <text:p>22.88510000</text:p>
          </table:table-cell>
          <table:table-cell office:value-type="float" office:value="23.3568">
            <text:p>23.35680000</text:p>
          </table:table-cell>
          <table:table-cell office:value-type="float" office:value="23.7702">
            <text:p>23.77020000</text:p>
          </table:table-cell>
          <table:table-cell office:value-type="float" office:value="24.1242">
            <text:p>24.12420000</text:p>
          </table:table-cell>
          <table:table-cell office:value-type="float" office:value="24.4179">
            <text:p>24.41790000</text:p>
          </table:table-cell>
          <table:table-cell office:value-type="float" office:value="24.6505">
            <text:p>24.65050000</text:p>
          </table:table-cell>
          <table:table-cell office:value-type="float" office:value="24.8216">
            <text:p>24.82160000</text:p>
          </table:table-cell>
          <table:table-cell office:value-type="float" office:value="24.9306">
            <text:p>24.93060000</text:p>
          </table:table-cell>
          <table:table-cell office:value-type="float" office:value="24.9773">
            <text:p>24.97730000</text:p>
          </table:table-cell>
          <table:table-cell office:value-type="float" office:value="24.9615">
            <text:p>24.96150000</text:p>
          </table:table-cell>
          <table:table-cell office:value-type="float" office:value="24.8834">
            <text:p>24.88340000</text:p>
          </table:table-cell>
          <table:table-cell office:value-type="float" office:value="24.743">
            <text:p>24.74300000</text:p>
          </table:table-cell>
          <table:table-cell office:value-type="float" office:value="24.5409">
            <text:p>24.54090000</text:p>
          </table:table-cell>
          <table:table-cell office:value-type="float" office:value="18.2853">
            <text:p>18.28530000</text:p>
          </table:table-cell>
          <table:table-cell office:value-type="float" office:value="12.1463">
            <text:p>12.14630000</text:p>
          </table:table-cell>
          <table:table-cell table:number-columns-repeated="1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Analytic</text:p>
          </table:table-cell>
          <table:table-cell table:number-columns-repeated="255"/>
        </table:table-row>
        <table:table-row table:style-name="ro1">
          <table:table-cell office:value-type="string">
            <text:p>y</text:p>
          </table:table-cell>
          <table:table-cell table:formula="oooc:=SIN([.B1]*5)" office:value-type="float" office:value="0.0499791692706783">
            <text:p>0.04997917</text:p>
          </table:table-cell>
          <table:table-cell table:formula="oooc:=SIN([.C1]*5)" office:value-type="float" office:value="0.0998334166468282">
            <text:p>0.09983342</text:p>
          </table:table-cell>
          <table:table-cell table:formula="oooc:=SIN([.D1]*5)" office:value-type="float" office:value="0.149438132473599">
            <text:p>0.14943813</text:p>
          </table:table-cell>
          <table:table-cell table:formula="oooc:=SIN([.E1]*5)" office:value-type="float" office:value="0.198669330795061">
            <text:p>0.19866933</text:p>
          </table:table-cell>
          <table:table-cell table:formula="oooc:=SIN([.F1]*5)" office:value-type="float" office:value="0.247403959254523">
            <text:p>0.24740396</text:p>
          </table:table-cell>
          <table:table-cell table:formula="oooc:=SIN([.G1]*5)" office:value-type="float" office:value="0.29552020666134">
            <text:p>0.29552021</text:p>
          </table:table-cell>
          <table:table-cell table:formula="oooc:=SIN([.H1]*5)" office:value-type="float" office:value="0.342897807455451">
            <text:p>0.34289781</text:p>
          </table:table-cell>
          <table:table-cell table:formula="oooc:=SIN([.I1]*5)" office:value-type="float" office:value="0.389418342308651">
            <text:p>0.38941834</text:p>
          </table:table-cell>
          <table:table-cell table:formula="oooc:=SIN([.J1]*5)" office:value-type="float" office:value="0.43496553411123">
            <text:p>0.43496553</text:p>
          </table:table-cell>
          <table:table-cell table:formula="oooc:=SIN([.K1]*5)" office:value-type="float" office:value="0.479425538604203">
            <text:p>0.47942554</text:p>
          </table:table-cell>
          <table:table-cell table:formula="oooc:=SIN([.L1]*5)" office:value-type="float" office:value="0.522687228930659">
            <text:p>0.52268723</text:p>
          </table:table-cell>
          <table:table-cell table:formula="oooc:=SIN([.M1]*5)" office:value-type="float" office:value="0.564642473395035">
            <text:p>0.56464247</text:p>
          </table:table-cell>
          <table:table-cell table:formula="oooc:=SIN([.N1]*5)" office:value-type="float" office:value="0.60518640573604">
            <text:p>0.60518641</text:p>
          </table:table-cell>
          <table:table-cell table:formula="oooc:=SIN([.O1]*5)" office:value-type="float" office:value="0.644217687237691">
            <text:p>0.64421769</text:p>
          </table:table-cell>
          <table:table-cell table:formula="oooc:=SIN([.P1]*5)" office:value-type="float" office:value="0.681638760023334">
            <text:p>0.68163876</text:p>
          </table:table-cell>
          <table:table-cell table:formula="oooc:=SIN([.Q1]*5)" office:value-type="float" office:value="0.717356090899523">
            <text:p>0.71735609</text:p>
          </table:table-cell>
          <table:table-cell table:formula="oooc:=SIN([.R1]*5)" office:value-type="float" office:value="0.751280405140293">
            <text:p>0.75128041</text:p>
          </table:table-cell>
          <table:table-cell table:formula="oooc:=SIN([.S1]*5)" office:value-type="float" office:value="0.783326909627483">
            <text:p>0.78332691</text:p>
          </table:table-cell>
          <table:table-cell table:formula="oooc:=SIN([.T1]*5)" office:value-type="float" office:value="0.813415504789374">
            <text:p>0.81341550</text:p>
          </table:table-cell>
          <table:table-cell table:formula="oooc:=SIN([.U1]*5)" office:value-type="float" office:value="0.841470984807896">
            <text:p>0.84147098</text:p>
          </table:table-cell>
          <table:table-cell table:formula="oooc:=SIN([.V1]*5)" office:value-type="float" office:value="0.867423225594017">
            <text:p>0.86742323</text:p>
          </table:table-cell>
          <table:table-cell table:formula="oooc:=SIN([.W1]*5)" office:value-type="float" office:value="0.891207360061435">
            <text:p>0.89120736</text:p>
          </table:table-cell>
          <table:table-cell table:formula="oooc:=SIN([.X1]*5)" office:value-type="float" office:value="0.912763940260521">
            <text:p>0.91276394</text:p>
          </table:table-cell>
          <table:table-cell table:formula="oooc:=SIN([.Y1]*5)" office:value-type="float" office:value="0.932039085967226">
            <text:p>0.93203909</text:p>
          </table:table-cell>
          <table:table-cell table:formula="oooc:=SIN([.Z1]*5)" office:value-type="float" office:value="0.948984619355586">
            <text:p>0.94898462</text:p>
          </table:table-cell>
          <table:table-cell table:formula="oooc:=SIN([.AA1]*5)" office:value-type="float" office:value="0.963558185417193">
            <text:p>0.96355819</text:p>
          </table:table-cell>
          <table:table-cell table:formula="oooc:=SIN([.AB1]*5)" office:value-type="float" office:value="0.975723357826659">
            <text:p>0.97572336</text:p>
          </table:table-cell>
          <table:table-cell table:formula="oooc:=SIN([.AC1]*5)" office:value-type="float" office:value="0.98544972998846">
            <text:p>0.98544973</text:p>
          </table:table-cell>
          <table:table-cell table:formula="oooc:=SIN([.AD1]*5)" office:value-type="float" office:value="0.992712991037588">
            <text:p>0.99271299</text:p>
          </table:table-cell>
          <table:table-cell table:formula="oooc:=SIN([.AE1]*5)" office:value-type="float" office:value="0.997494986604054">
            <text:p>0.99749499</text:p>
          </table:table-cell>
          <table:table-cell table:formula="oooc:=SIN([.AF1]*5)" office:value-type="float" office:value="0.999783764189357">
            <text:p>0.99978376</text:p>
          </table:table-cell>
          <table:table-cell table:formula="oooc:=SIN([.AG1]*5)" office:value-type="float" office:value="0.999573603041505">
            <text:p>0.99957360</text:p>
          </table:table-cell>
          <table:table-cell table:formula="oooc:=SIN([.AH1]*5)" office:value-type="float" office:value="0.996865028453919">
            <text:p>0.99686503</text:p>
          </table:table-cell>
          <table:table-cell table:formula="oooc:=SIN([.AI1]*5)" office:value-type="float" office:value="0.991664810452469">
            <text:p>0.99166481</text:p>
          </table:table-cell>
          <table:table-cell table:formula="oooc:=SIN([.AJ1]*5)" office:value-type="float" office:value="0.983985946873937">
            <text:p>0.98398595</text:p>
          </table:table-cell>
          <table:table-cell table:formula="oooc:=SIN([.AK1]*5)" office:value-type="float" office:value="0.973847630878195">
            <text:p>0.97384763</text:p>
          </table:table-cell>
          <table:table-cell table:formula="oooc:=SIN([.AL1]*5)" office:value-type="float" office:value="0.9612752029753">
            <text:p>0.96127520</text:p>
          </table:table-cell>
          <table:table-cell table:formula="oooc:=SIN([.AM1]*5)" office:value-type="float" office:value="0.946300087687414">
            <text:p>0.94630009</text:p>
          </table:table-cell>
          <table:table-cell table:formula="oooc:=SIN([.AN1]*5)" office:value-type="float" office:value="0.928959715003869">
            <text:p>0.92895972</text:p>
          </table:table-cell>
          <table:table-cell table:formula="oooc:=SIN([.AO1]*5)" office:value-type="float" office:value="0.909297426825682">
            <text:p>0.90929743</text:p>
          </table:table-cell>
          <table:table-cell table:formula="oooc:=SIN([.AP1]*5)" office:value-type="float" office:value="0.887362368633375">
            <text:p>0.88736237</text:p>
          </table:table-cell>
          <table:table-cell table:formula="oooc:=SIN([.AQ1]*5)" office:value-type="float" office:value="0.863209366648874">
            <text:p>0.86320937</text:p>
          </table:table-cell>
          <table:table-cell table:formula="oooc:=SIN([.AR1]*5)" office:value-type="float" office:value="0.836898790798498">
            <text:p>0.83689879</text:p>
          </table:table-cell>
          <table:table-cell table:formula="oooc:=SIN([.AS1]*5)" office:value-type="float" office:value="0.80849640381959">
            <text:p>0.80849640</text:p>
          </table:table-cell>
          <table:table-cell table:formula="oooc:=SIN([.AT1]*5)" office:value-type="float" office:value="0.778073196887921">
            <text:p>0.77807320</text:p>
          </table:table-cell>
          <table:table-cell table:formula="oooc:=SIN([.AU1]*5)" office:value-type="float" office:value="0.74570521217672">
            <text:p>0.74570521</text:p>
          </table:table-cell>
          <table:table-cell table:formula="oooc:=SIN([.AV1]*5)" office:value-type="float" office:value="0.711473352790844">
            <text:p>0.71147335</text:p>
          </table:table-cell>
          <table:table-cell table:formula="oooc:=SIN([.AW1]*5)" office:value-type="float" office:value="0.675463180551151">
            <text:p>0.67546318</text:p>
          </table:table-cell>
          <table:table-cell table:formula="oooc:=SIN([.AX1]*5)" office:value-type="float" office:value="0.637764702134504">
            <text:p>0.63776470</text:p>
          </table:table-cell>
          <table:table-cell table:formula="oooc:=SIN([.AY1]*5)" office:value-type="float" office:value="0.598472144103957">
            <text:p>0.59847214</text:p>
          </table:table-cell>
          <table:table-cell table:formula="oooc:=SIN([.AZ1]*5)" office:value-type="float" office:value="0.557683717391417">
            <text:p>0.55768372</text:p>
          </table:table-cell>
          <table:table-cell table:formula="oooc:=SIN([.BA1]*5)" office:value-type="float" office:value="0.515501371821464">
            <text:p>0.51550137</text:p>
          </table:table-cell>
          <table:table-cell table:formula="oooc:=SIN([.BB1]*5)" office:value-type="float" office:value="0.472030541289882">
            <text:p>0.47203054</text:p>
          </table:table-cell>
          <table:table-cell table:formula="oooc:=SIN([.BC1]*5)" office:value-type="float" office:value="0.42737988023383">
            <text:p>0.42737988</text:p>
          </table:table-cell>
          <table:table-cell table:formula="oooc:=SIN([.BD1]*5)" office:value-type="float" office:value="0.381660992052332">
            <text:p>0.38166099</text:p>
          </table:table-cell>
          <table:table-cell table:formula="oooc:=SIN([.BE1]*5)" office:value-type="float" office:value="0.334988150155905">
            <text:p>0.33498815</text:p>
          </table:table-cell>
          <table:table-cell table:formula="oooc:=SIN([.BF1]*5)" office:value-type="float" office:value="0.287478012342544">
            <text:p>0.28747801</text:p>
          </table:table-cell>
          <table:table-cell table:formula="oooc:=SIN([.BG1]*5)" office:value-type="float" office:value="0.239249329213982">
            <text:p>0.23924933</text:p>
          </table:table-cell>
          <table:table-cell table:formula="oooc:=SIN([.BH1]*5)" office:value-type="float" office:value="0.190422647361027">
            <text:p>0.19042265</text:p>
          </table:table-cell>
          <table:table-cell table:formula="oooc:=SIN([.BI1]*5)" office:value-type="float" office:value="0.141120008059867">
            <text:p>0.14112001</text:p>
          </table:table-cell>
          <table:table-cell table:formula="oooc:=SIN([.BJ1]*5)" office:value-type="float" office:value="0.0914646422324372">
            <text:p>0.09146464</text:p>
          </table:table-cell>
          <table:table-cell table:formula="oooc:=SIN([.BK1]*5)" office:value-type="float" office:value="0.0415806624332905">
            <text:p>0.04158066</text:p>
          </table:table-cell>
          <table:table-cell table:formula="oooc:=SIN([.BL1]*5)" office:value-type="float" office:value="-0.00840724736714862">
            <text:p>-0.00840725</text:p>
          </table:table-cell>
          <table:table-cell table:formula="oooc:=SIN([.BM1]*5)" office:value-type="float" office:value="-0.0583741434275801">
            <text:p>-0.05837414</text:p>
          </table:table-cell>
          <table:table-cell table:formula="oooc:=SIN([.BN1]*5)" office:value-type="float" office:value="-0.108195134530108">
            <text:p>-0.10819513</text:p>
          </table:table-cell>
          <table:table-cell table:formula="oooc:=SIN([.BO1]*5)" office:value-type="float" office:value="-0.157745694143249">
            <text:p>-0.15774569</text:p>
          </table:table-cell>
          <table:table-cell table:formula="oooc:=SIN([.BP1]*5)" office:value-type="float" office:value="-0.2069019716734">
            <text:p>-0.20690197</text:p>
          </table:table-cell>
          <table:table-cell table:formula="oooc:=SIN([.BQ1]*5)" office:value-type="float" office:value="-0.255541102026832">
            <text:p>-0.25554110</text:p>
          </table:table-cell>
          <table:table-cell table:formula="oooc:=SIN([.BR1]*5)" office:value-type="float" office:value="-0.303541512708429">
            <text:p>-0.30354151</text:p>
          </table:table-cell>
          <table:table-cell table:formula="oooc:=SIN([.BS1]*5)" office:value-type="float" office:value="-0.35078322768962">
            <text:p>-0.35078323</text:p>
          </table:table-cell>
          <table:table-cell table:formula="oooc:=SIN([.BT1]*5)" office:value-type="float" office:value="-0.39714816728596">
            <text:p>-0.39714817</text:p>
          </table:table-cell>
          <table:table-cell table:formula="oooc:=SIN([.BU1]*5)" office:value-type="float" office:value="-0.442520443294852">
            <text:p>-0.44252044</text:p>
          </table:table-cell>
          <table:table-cell table:formula="oooc:=SIN([.BV1]*5)" office:value-type="float" office:value="-0.486786648655699">
            <text:p>-0.48678665</text:p>
          </table:table-cell>
          <table:table-cell table:formula="oooc:=SIN([.BW1]*5)" office:value-type="float" office:value="-0.529836140908493">
            <text:p>-0.52983614</text:p>
          </table:table-cell>
          <table:table-cell table:formula="oooc:=SIN([.BX1]*5)" office:value-type="float" office:value="-0.571561318742344">
            <text:p>-0.57156132</text:p>
          </table:table-cell>
          <table:table-cell table:formula="oooc:=SIN([.BY1]*5)" office:value-type="float" office:value="-0.611857890942719">
            <text:p>-0.61185789</text:p>
          </table:table-cell>
          <table:table-cell table:formula="oooc:=SIN([.BZ1]*5)" office:value-type="float" office:value="-0.650625137065167">
            <text:p>-0.65062514</text:p>
          </table:table-cell>
          <table:table-cell table:formula="oooc:=SIN([.CA1]*5)" office:value-type="float" office:value="-0.687766159183974">
            <text:p>-0.68776616</text:p>
          </table:table-cell>
          <table:table-cell table:formula="oooc:=SIN([.CB1]*5)" office:value-type="float" office:value="-0.723188124086512">
            <text:p>-0.72318812</text:p>
          </table:table-cell>
          <table:table-cell table:formula="oooc:=SIN([.CC1]*5)" office:value-type="float" office:value="-0.756802495307928">
            <text:p>-0.75680250</text:p>
          </table:table-cell>
          <table:table-cell table:formula="oooc:=SIN([.CD1]*5)" office:value-type="float" office:value="-0.788525254426196">
            <text:p>-0.78852525</text:p>
          </table:table-cell>
          <table:table-cell table:formula="oooc:=SIN([.CE1]*5)" office:value-type="float" office:value="-0.818277111064411">
            <text:p>-0.81827711</text:p>
          </table:table-cell>
          <table:table-cell table:formula="oooc:=SIN([.CF1]*5)" office:value-type="float" office:value="-0.845983701075446">
            <text:p>-0.84598370</text:p>
          </table:table-cell>
          <table:table-cell table:formula="oooc:=SIN([.CG1]*5)" office:value-type="float" office:value="-0.871575772413588">
            <text:p>-0.87157577</text:p>
          </table:table-cell>
          <table:table-cell table:formula="oooc:=SIN([.CH1]*5)" office:value-type="float" office:value="-0.894989358228583">
            <text:p>-0.89498936</text:p>
          </table:table-cell>
          <table:table-cell table:formula="oooc:=SIN([.CI1]*5)" office:value-type="float" office:value="-0.916165936749455">
            <text:p>-0.91616594</text:p>
          </table:table-cell>
          <table:table-cell table:formula="oooc:=SIN([.CJ1]*5)" office:value-type="float" office:value="-0.935052577558449">
            <text:p>-0.93505258</text:p>
          </table:table-cell>
          <table:table-cell table:formula="oooc:=SIN([.CK1]*5)" office:value-type="float" office:value="-0.951602073889516">
            <text:p>-0.95160207</text:p>
          </table:table-cell>
          <table:table-cell table:formula="oooc:=SIN([.CL1]*5)" office:value-type="float" office:value="-0.965773060620639">
            <text:p>-0.96577306</text:p>
          </table:table-cell>
          <table:table-cell table:formula="oooc:=SIN([.CM1]*5)" office:value-type="float" office:value="-0.977530117665097">
            <text:p>-0.97753012</text:p>
          </table:table-cell>
          <table:table-cell table:formula="oooc:=SIN([.CN1]*5)" office:value-type="float" office:value="-0.986843858503236">
            <text:p>-0.98684386</text:p>
          </table:table-cell>
          <table:table-cell table:formula="oooc:=SIN([.CO1]*5)" office:value-type="float" office:value="-0.993691003633464">
            <text:p>-0.99369100</text:p>
          </table:table-cell>
          <table:table-cell table:formula="oooc:=SIN([.CP1]*5)" office:value-type="float" office:value="-0.998054438758879">
            <text:p>-0.99805444</text:p>
          </table:table-cell>
          <table:table-cell table:formula="oooc:=SIN([.CQ1]*5)" office:value-type="float" office:value="-0.999923257564101">
            <text:p>-0.99992326</text:p>
          </table:table-cell>
          <table:table-cell table:formula="oooc:=SIN([.CR1]*5)" office:value-type="float" office:value="-0.999292788975378">
            <text:p>-0.99929279</text:p>
          </table:table-cell>
          <table:table-cell table:formula="oooc:=SIN([.CS1]*5)" office:value-type="float" office:value="-0.996164608835841">
            <text:p>-0.99616461</text:p>
          </table:table-cell>
          <table:table-cell table:formula="oooc:=SIN([.CT1]*5)" office:value-type="float" office:value="-0.990546535966713">
            <text:p>-0.99054654</text:p>
          </table:table-cell>
          <table:table-cell table:formula="oooc:=SIN([.CU1]*5)" office:value-type="float" office:value="-0.982452612624332">
            <text:p>-0.98245261</text:p>
          </table:table-cell>
          <table:table-cell table:formula="oooc:=SIN([.CV1]*5)" office:value-type="float" office:value="-0.971903069401821">
            <text:p>-0.97190307</text:p>
          </table:table-cell>
          <table:table-cell table:formula="oooc:=SIN([.CW1]*5)" office:value-type="float" office:value="-0.958924274663138">
            <text:p>-0.95892427</text:p>
          </table:table-cell>
          <table:table-cell table:number-columns-repeated="155"/>
        </table:table-row>
        <table:table-row table:style-name="ro2">
          <table:table-cell office:value-type="string">
            <text:p>dy</text:p>
          </table:table-cell>
          <table:table-cell table:formula="oooc:=COS([.B1]*5)*5" office:value-type="float" office:value="4.99375130197483">
            <text:p>4.99375130</text:p>
          </table:table-cell>
          <table:table-cell table:formula="oooc:=COS([.C1]*5)*5" office:value-type="float" office:value="4.97502082639013">
            <text:p>4.97502083</text:p>
          </table:table-cell>
          <table:table-cell table:formula="oooc:=COS([.D1]*5)*5" office:value-type="float" office:value="4.94385538968021">
            <text:p>4.94385539</text:p>
          </table:table-cell>
          <table:table-cell table:formula="oooc:=COS([.E1]*5)*5" office:value-type="float" office:value="4.90033288920621">
            <text:p>4.90033289</text:p>
          </table:table-cell>
          <table:table-cell table:formula="oooc:=COS([.F1]*5)*5" office:value-type="float" office:value="4.84456210855322">
            <text:p>4.84456211</text:p>
          </table:table-cell>
          <table:table-cell table:formula="oooc:=COS([.G1]*5)*5" office:value-type="float" office:value="4.77668244562803">
            <text:p>4.77668245</text:p>
          </table:table-cell>
          <table:table-cell table:formula="oooc:=COS([.H1]*5)*5" office:value-type="float" office:value="4.69686356423689">
            <text:p>4.69686356</text:p>
          </table:table-cell>
          <table:table-cell table:formula="oooc:=COS([.I1]*5)*5" office:value-type="float" office:value="4.60530497001443">
            <text:p>4.60530497</text:p>
          </table:table-cell>
          <table:table-cell table:formula="oooc:=COS([.J1]*5)*5" office:value-type="float" office:value="4.50223551176338">
            <text:p>4.50223551</text:p>
          </table:table-cell>
          <table:table-cell table:formula="oooc:=COS([.K1]*5)*5" office:value-type="float" office:value="4.38791280945186">
            <text:p>4.38791281</text:p>
          </table:table-cell>
          <table:table-cell table:formula="oooc:=COS([.L1]*5)*5" office:value-type="float" office:value="4.26262261029753">
            <text:p>4.26262261</text:p>
          </table:table-cell>
          <table:table-cell table:formula="oooc:=COS([.M1]*5)*5" office:value-type="float" office:value="4.12667807454839">
            <text:p>4.12667807</text:p>
          </table:table-cell>
          <table:table-cell table:formula="oooc:=COS([.N1]*5)*5" office:value-type="float" office:value="3.98041899274528">
            <text:p>3.98041899</text:p>
          </table:table-cell>
          <table:table-cell table:formula="oooc:=COS([.O1]*5)*5" office:value-type="float" office:value="3.82421093642244">
            <text:p>3.82421094</text:p>
          </table:table-cell>
          <table:table-cell table:formula="oooc:=COS([.P1]*5)*5" office:value-type="float" office:value="3.6584443443691">
            <text:p>3.65844434</text:p>
          </table:table-cell>
          <table:table-cell table:formula="oooc:=COS([.Q1]*5)*5" office:value-type="float" office:value="3.48353354673583">
            <text:p>3.48353355</text:p>
          </table:table-cell>
          <table:table-cell table:formula="oooc:=COS([.R1]*5)*5" office:value-type="float" office:value="3.29991572942491">
            <text:p>3.29991573</text:p>
          </table:table-cell>
          <table:table-cell table:formula="oooc:=COS([.S1]*5)*5" office:value-type="float" office:value="3.10804984135332">
            <text:p>3.10804984</text:p>
          </table:table-cell>
          <table:table-cell table:formula="oooc:=COS([.T1]*5)*5" office:value-type="float" office:value="2.90841544731942">
            <text:p>2.90841545</text:p>
          </table:table-cell>
          <table:table-cell table:formula="oooc:=COS([.U1]*5)*5" office:value-type="float" office:value="2.7015115293407">
            <text:p>2.70151153</text:p>
          </table:table-cell>
          <table:table-cell table:formula="oooc:=COS([.V1]*5)*5" office:value-type="float" office:value="2.48785523945863">
            <text:p>2.48785524</text:p>
          </table:table-cell>
          <table:table-cell table:formula="oooc:=COS([.W1]*5)*5" office:value-type="float" office:value="2.26798060712789">
            <text:p>2.26798061</text:p>
          </table:table-cell>
          <table:table-cell table:formula="oooc:=COS([.X1]*5)*5" office:value-type="float" office:value="2.04243720442079">
            <text:p>2.04243720</text:p>
          </table:table-cell>
          <table:table-cell table:formula="oooc:=COS([.Y1]*5)*5" office:value-type="float" office:value="1.81178877238337">
            <text:p>1.81178877</text:p>
          </table:table-cell>
          <table:table-cell table:formula="oooc:=COS([.Z1]*5)*5" office:value-type="float" office:value="1.57661181197634">
            <text:p>1.57661181</text:p>
          </table:table-cell>
          <table:table-cell table:formula="oooc:=COS([.AA1]*5)*5" office:value-type="float" office:value="1.33749414312294">
            <text:p>1.33749414</text:p>
          </table:table-cell>
          <table:table-cell table:formula="oooc:=COS([.AB1]*5)*5" office:value-type="float" office:value="1.09503343546521">
            <text:p>1.09503344</text:p>
          </table:table-cell>
          <table:table-cell table:formula="oooc:=COS([.AC1]*5)*5" office:value-type="float" office:value="0.849835714501204">
            <text:p>0.84983571</text:p>
          </table:table-cell>
          <table:table-cell table:formula="oooc:=COS([.AD1]*5)*5" office:value-type="float" office:value="0.602513846836833">
            <text:p>0.60251385</text:p>
          </table:table-cell>
          <table:table-cell table:formula="oooc:=COS([.AE1]*5)*5" office:value-type="float" office:value="0.353686008338513">
            <text:p>0.35368601</text:p>
          </table:table-cell>
          <table:table-cell table:formula="oooc:=COS([.AF1]*5)*5" office:value-type="float" office:value="0.103974139015462">
            <text:p>0.10397414</text:p>
          </table:table-cell>
          <table:table-cell table:formula="oooc:=COS([.AG1]*5)*5" office:value-type="float" office:value="-0.145997611506444">
            <text:p>-0.14599761</text:p>
          </table:table-cell>
          <table:table-cell table:formula="oooc:=COS([.AH1]*5)*5" office:value-type="float" office:value="-0.39560444403367">
            <text:p>-0.39560444</text:p>
          </table:table-cell>
          <table:table-cell table:formula="oooc:=COS([.AI1]*5)*5" office:value-type="float" office:value="-0.644222471477624">
            <text:p>-0.64422247</text:p>
          </table:table-cell>
          <table:table-cell table:formula="oooc:=COS([.AJ1]*5)*5" office:value-type="float" office:value="-0.891230278247461">
            <text:p>-0.89123028</text:p>
          </table:table-cell>
          <table:table-cell table:formula="oooc:=COS([.AK1]*5)*5" office:value-type="float" office:value="-1.13601047346543">
            <text:p>-1.13601047</text:p>
          </table:table-cell>
          <table:table-cell table:formula="oooc:=COS([.AL1]*5)*5" office:value-type="float" office:value="-1.37795123412256">
            <text:p>-1.37795123</text:p>
          </table:table-cell>
          <table:table-cell table:formula="oooc:=COS([.AM1]*5)*5" office:value-type="float" office:value="-1.61644783431752">
            <text:p>-1.61644783</text:p>
          </table:table-cell>
          <table:table-cell table:formula="oooc:=COS([.AN1]*5)*5" office:value-type="float" office:value="-1.85090415675644">
            <text:p>-1.85090416</text:p>
          </table:table-cell>
          <table:table-cell table:formula="oooc:=COS([.AO1]*5)*5" office:value-type="float" office:value="-2.08073418273571">
            <text:p>-2.08073418</text:p>
          </table:table-cell>
          <table:table-cell table:formula="oooc:=COS([.AP1]*5)*5" office:value-type="float" office:value="-2.30536345688357">
            <text:p>-2.30536346</text:p>
          </table:table-cell>
          <table:table-cell table:formula="oooc:=COS([.AQ1]*5)*5" office:value-type="float" office:value="-2.52423052299929">
            <text:p>-2.52423052</text:p>
          </table:table-cell>
          <table:table-cell table:formula="oooc:=COS([.AR1]*5)*5" office:value-type="float" office:value="-2.73678832740135">
            <text:p>-2.73678833</text:p>
          </table:table-cell>
          <table:table-cell table:formula="oooc:=COS([.AS1]*5)*5" office:value-type="float" office:value="-2.94250558627673">
            <text:p>-2.94250559</text:p>
          </table:table-cell>
          <table:table-cell table:formula="oooc:=COS([.AT1]*5)*5" office:value-type="float" office:value="-3.1408681136137">
            <text:p>-3.14086811</text:p>
          </table:table-cell>
          <table:table-cell table:formula="oooc:=COS([.AU1]*5)*5" office:value-type="float" office:value="-3.33138010639912">
            <text:p>-3.33138011</text:p>
          </table:table-cell>
          <table:table-cell table:formula="oooc:=COS([.AV1]*5)*5" office:value-type="float" office:value="-3.51356538386777">
            <text:p>-3.51356538</text:p>
          </table:table-cell>
          <table:table-cell table:formula="oooc:=COS([.AW1]*5)*5" office:value-type="float" office:value="-3.68696857770623">
            <text:p>-3.68696858</text:p>
          </table:table-cell>
          <table:table-cell table:formula="oooc:=COS([.AX1]*5)*5" office:value-type="float" office:value="-3.85115627023654">
            <text:p>-3.85115627</text:p>
          </table:table-cell>
          <table:table-cell table:formula="oooc:=COS([.AY1]*5)*5" office:value-type="float" office:value="-4.00571807773467">
            <text:p>-4.00571808</text:p>
          </table:table-cell>
          <table:table-cell table:formula="oooc:=COS([.AZ1]*5)*5" office:value-type="float" office:value="-4.15026767617611">
            <text:p>-4.15026768</text:p>
          </table:table-cell>
          <table:table-cell table:formula="oooc:=COS([.BA1]*5)*5" office:value-type="float" office:value="-4.28444376684474">
            <text:p>-4.28444377</text:p>
          </table:table-cell>
          <table:table-cell table:formula="oooc:=COS([.BB1]*5)*5" office:value-type="float" office:value="-4.40791097939143">
            <text:p>-4.40791098</text:p>
          </table:table-cell>
          <table:table-cell table:formula="oooc:=COS([.BC1]*5)*5" office:value-type="float" office:value="-4.52036071008531">
            <text:p>-4.52036071</text:p>
          </table:table-cell>
          <table:table-cell table:formula="oooc:=COS([.BD1]*5)*5" office:value-type="float" office:value="-4.62151189316232">
            <text:p>-4.62151189</text:p>
          </table:table-cell>
          <table:table-cell table:formula="oooc:=COS([.BE1]*5)*5" office:value-type="float" office:value="-4.71111170334329">
            <text:p>-4.71111170</text:p>
          </table:table-cell>
          <table:table-cell table:formula="oooc:=COS([.BF1]*5)*5" office:value-type="float" office:value="-4.78893618776545">
            <text:p>-4.78893619</text:p>
          </table:table-cell>
          <table:table-cell table:formula="oooc:=COS([.BG1]*5)*5" office:value-type="float" office:value="-4.85479082574795">
            <text:p>-4.85479083</text:p>
          </table:table-cell>
          <table:table-cell table:formula="oooc:=COS([.BH1]*5)*5" office:value-type="float" office:value="-4.90851101499227">
            <text:p>-4.90851101</text:p>
          </table:table-cell>
          <table:table-cell table:formula="oooc:=COS([.BI1]*5)*5" office:value-type="float" office:value="-4.94996248300223">
            <text:p>-4.94996248</text:p>
          </table:table-cell>
          <table:table-cell table:formula="oooc:=COS([.BJ1]*5)*5" office:value-type="float" office:value="-4.97904162269531">
            <text:p>-4.97904162</text:p>
          </table:table-cell>
          <table:table-cell table:formula="oooc:=COS([.BK1]*5)*5" office:value-type="float" office:value="-4.9956757513664">
            <text:p>-4.99567575</text:p>
          </table:table-cell>
          <table:table-cell table:formula="oooc:=COS([.BL1]*5)*5" office:value-type="float" office:value="-4.99982329235671">
            <text:p>-4.99982329</text:p>
          </table:table-cell>
          <table:table-cell table:formula="oooc:=COS([.BM1]*5)*5" office:value-type="float" office:value="-4.99147387897377">
            <text:p>-4.99147388</text:p>
          </table:table-cell>
          <table:table-cell table:formula="oooc:=COS([.BN1]*5)*5" office:value-type="float" office:value="-4.97064838040273">
            <text:p>-4.97064838</text:p>
          </table:table-cell>
          <table:table-cell table:formula="oooc:=COS([.BO1]*5)*5" office:value-type="float" office:value="-4.93739884954432">
            <text:p>-4.93739885</text:p>
          </table:table-cell>
          <table:table-cell table:formula="oooc:=COS([.BP1]*5)*5" office:value-type="float" office:value="-4.89180839290967">
            <text:p>-4.89180839</text:p>
          </table:table-cell>
          <table:table-cell table:formula="oooc:=COS([.BQ1]*5)*5" office:value-type="float" office:value="-4.8339909628973">
            <text:p>-4.83399096</text:p>
          </table:table-cell>
          <table:table-cell table:formula="oooc:=COS([.BR1]*5)*5" office:value-type="float" office:value="-4.76409107297152">
            <text:p>-4.76409107</text:p>
          </table:table-cell>
          <table:table-cell table:formula="oooc:=COS([.BS1]*5)*5" office:value-type="float" office:value="-4.68228343645398">
            <text:p>-4.68228344</text:p>
          </table:table-cell>
          <table:table-cell table:formula="oooc:=COS([.BT1]*5)*5" office:value-type="float" office:value="-4.58877252983138">
            <text:p>-4.58877253</text:p>
          </table:table-cell>
          <table:table-cell table:formula="oooc:=COS([.BU1]*5)*5" office:value-type="float" office:value="-4.48379208167074">
            <text:p>-4.48379208</text:p>
          </table:table-cell>
          <table:table-cell table:formula="oooc:=COS([.BV1]*5)*5" office:value-type="float" office:value="-4.36760448841969">
            <text:p>-4.36760449</text:p>
          </table:table-cell>
          <table:table-cell table:formula="oooc:=COS([.BW1]*5)*5" office:value-type="float" office:value="-4.24050015855204">
            <text:p>-4.24050016</text:p>
          </table:table-cell>
          <table:table-cell table:formula="oooc:=COS([.BX1]*5)*5" office:value-type="float" office:value="-4.1027967866978">
            <text:p>-4.10279679</text:p>
          </table:table-cell>
          <table:table-cell table:formula="oooc:=COS([.BY1]*5)*5" office:value-type="float" office:value="-3.95483855957208">
            <text:p>-3.95483856</text:p>
          </table:table-cell>
          <table:table-cell table:formula="oooc:=COS([.BZ1]*5)*5" office:value-type="float" office:value="-3.79699529568754">
            <text:p>-3.79699530</text:p>
          </table:table-cell>
          <table:table-cell table:formula="oooc:=COS([.CA1]*5)*5" office:value-type="float" office:value="-3.6296615210007">
            <text:p>-3.62966152</text:p>
          </table:table-cell>
          <table:table-cell table:formula="oooc:=COS([.CB1]*5)*5" office:value-type="float" office:value="-3.45325548280254">
            <text:p>-3.45325548</text:p>
          </table:table-cell>
          <table:table-cell table:formula="oooc:=COS([.CC1]*5)*5" office:value-type="float" office:value="-3.26821810431806">
            <text:p>-3.26821810</text:p>
          </table:table-cell>
          <table:table-cell table:formula="oooc:=COS([.CD1]*5)*5" office:value-type="float" office:value="-3.07501188262787">
            <text:p>-3.07501188</text:p>
          </table:table-cell>
          <table:table-cell table:formula="oooc:=COS([.CE1]*5)*5" office:value-type="float" office:value="-2.87411973266634">
            <text:p>-2.87411973</text:p>
          </table:table-cell>
          <table:table-cell table:formula="oooc:=COS([.CF1]*5)*5" office:value-type="float" office:value="-2.66604378018577">
            <text:p>-2.66604378</text:p>
          </table:table-cell>
          <table:table-cell table:formula="oooc:=COS([.CG1]*5)*5" office:value-type="float" office:value="-2.4513041067035">
            <text:p>-2.45130411</text:p>
          </table:table-cell>
          <table:table-cell table:formula="oooc:=COS([.CH1]*5)*5" office:value-type="float" office:value="-2.23043744956896">
            <text:p>-2.23043745</text:p>
          </table:table-cell>
          <table:table-cell table:formula="oooc:=COS([.CI1]*5)*5" office:value-type="float" office:value="-2.00399586039988">
            <text:p>-2.00399586</text:p>
          </table:table-cell>
          <table:table-cell table:formula="oooc:=COS([.CJ1]*5)*5" office:value-type="float" office:value="-1.77254532524066">
            <text:p>-1.77254533</text:p>
          </table:table-cell>
          <table:table-cell table:formula="oooc:=COS([.CK1]*5)*5" office:value-type="float" office:value="-1.5366643498921">
            <text:p>-1.53666435</text:p>
          </table:table-cell>
          <table:table-cell table:formula="oooc:=COS([.CL1]*5)*5" office:value-type="float" office:value="-1.29694251394813">
            <text:p>-1.29694251</text:p>
          </table:table-cell>
          <table:table-cell table:formula="oooc:=COS([.CM1]*5)*5" office:value-type="float" office:value="-1.0539789971539">
            <text:p>-1.05397900</text:p>
          </table:table-cell>
          <table:table-cell table:formula="oooc:=COS([.CN1]*5)*5" office:value-type="float" office:value="-0.808381081768432">
            <text:p>-0.80838108</text:p>
          </table:table-cell>
          <table:table-cell table:formula="oooc:=COS([.CO1]*5)*5" office:value-type="float" office:value="-0.56076263467527">
            <text:p>-0.56076263</text:p>
          </table:table-cell>
          <table:table-cell table:formula="oooc:=COS([.CP1]*5)*5" office:value-type="float" office:value="-0.311742573034958">
            <text:p>-0.31174257</text:p>
          </table:table-cell>
          <table:table-cell table:formula="oooc:=COS([.CQ1]*5)*5" office:value-type="float" office:value="-0.0619433173144528">
            <text:p>-0.06194332</text:p>
          </table:table-cell>
          <table:table-cell table:formula="oooc:=COS([.CR1]*5)*5" office:value-type="float" office:value="0.188010764439883">
            <text:p>0.18801076</text:p>
          </table:table-cell>
          <table:table-cell table:formula="oooc:=COS([.CS1]*5)*5" office:value-type="float" office:value="0.437494917197232">
            <text:p>0.43749492</text:p>
          </table:table-cell>
          <table:table-cell table:formula="oooc:=COS([.CT1]*5)*5" office:value-type="float" office:value="0.685885560504536">
            <text:p>0.68588556</text:p>
          </table:table-cell>
          <table:table-cell table:formula="oooc:=COS([.CU1]*5)*5" office:value-type="float" office:value="0.932561847112879">
            <text:p>0.93256185</text:p>
          </table:table-cell>
          <table:table-cell table:formula="oooc:=COS([.CV1]*5)*5" office:value-type="float" office:value="1.17690721477226">
            <text:p>1.17690721</text:p>
          </table:table-cell>
          <table:table-cell table:formula="oooc:=COS([.CW1]*5)*5" office:value-type="float" office:value="1.41831092731613">
            <text:p>1.41831093</text:p>
          </table:table-cell>
          <table:table-cell table:number-columns-repeated="155"/>
        </table:table-row>
        <table:table-row table:style-name="ro1">
          <table:table-cell office:value-type="string">
            <text:p>d2y</text:p>
          </table:table-cell>
          <table:table-cell table:formula="oooc:=-SIN([.B1]*5)*5*5" office:value-type="float" office:value="-1.24947923176696">
            <text:p>-1.24947923</text:p>
          </table:table-cell>
          <table:table-cell table:formula="oooc:=-SIN([.C1]*5)*5*5" office:value-type="float" office:value="-2.4958354161707">
            <text:p>-2.49583542</text:p>
          </table:table-cell>
          <table:table-cell table:formula="oooc:=-SIN([.D1]*5)*5*5" office:value-type="float" office:value="-3.73595331183998">
            <text:p>-3.73595331</text:p>
          </table:table-cell>
          <table:table-cell table:formula="oooc:=-SIN([.E1]*5)*5*5" office:value-type="float" office:value="-4.96673326987653">
            <text:p>-4.96673327</text:p>
          </table:table-cell>
          <table:table-cell table:formula="oooc:=-SIN([.F1]*5)*5*5" office:value-type="float" office:value="-6.18509898136307">
            <text:p>-6.18509898</text:p>
          </table:table-cell>
          <table:table-cell table:formula="oooc:=-SIN([.G1]*5)*5*5" office:value-type="float" office:value="-7.38800516653349">
            <text:p>-7.38800517</text:p>
          </table:table-cell>
          <table:table-cell table:formula="oooc:=-SIN([.H1]*5)*5*5" office:value-type="float" office:value="-8.57244518638628">
            <text:p>-8.57244519</text:p>
          </table:table-cell>
          <table:table-cell table:formula="oooc:=-SIN([.I1]*5)*5*5" office:value-type="float" office:value="-9.73545855771626">
            <text:p>-9.73545856</text:p>
          </table:table-cell>
          <table:table-cell table:formula="oooc:=-SIN([.J1]*5)*5*5" office:value-type="float" office:value="-10.8741383527808">
            <text:p>-10.87413835</text:p>
          </table:table-cell>
          <table:table-cell table:formula="oooc:=-SIN([.K1]*5)*5*5" office:value-type="float" office:value="-11.9856384651051">
            <text:p>-11.98563847</text:p>
          </table:table-cell>
          <table:table-cell table:formula="oooc:=-SIN([.L1]*5)*5*5" office:value-type="float" office:value="-13.0671807232665">
            <text:p>-13.06718072</text:p>
          </table:table-cell>
          <table:table-cell table:formula="oooc:=-SIN([.M1]*5)*5*5" office:value-type="float" office:value="-14.1160618348759">
            <text:p>-14.11606183</text:p>
          </table:table-cell>
          <table:table-cell table:formula="oooc:=-SIN([.N1]*5)*5*5" office:value-type="float" office:value="-15.129660143401">
            <text:p>-15.12966014</text:p>
          </table:table-cell>
          <table:table-cell table:formula="oooc:=-SIN([.O1]*5)*5*5" office:value-type="float" office:value="-16.1054421809423">
            <text:p>-16.10544218</text:p>
          </table:table-cell>
          <table:table-cell table:formula="oooc:=-SIN([.P1]*5)*5*5" office:value-type="float" office:value="-17.0409690005834">
            <text:p>-17.04096900</text:p>
          </table:table-cell>
          <table:table-cell table:formula="oooc:=-SIN([.Q1]*5)*5*5" office:value-type="float" office:value="-17.9339022724881">
            <text:p>-17.93390227</text:p>
          </table:table-cell>
          <table:table-cell table:formula="oooc:=-SIN([.R1]*5)*5*5" office:value-type="float" office:value="-18.7820101285073">
            <text:p>-18.78201013</text:p>
          </table:table-cell>
          <table:table-cell table:formula="oooc:=-SIN([.S1]*5)*5*5" office:value-type="float" office:value="-19.5831727406871">
            <text:p>-19.58317274</text:p>
          </table:table-cell>
          <table:table-cell table:formula="oooc:=-SIN([.T1]*5)*5*5" office:value-type="float" office:value="-20.3353876197343">
            <text:p>-20.33538762</text:p>
          </table:table-cell>
          <table:table-cell table:formula="oooc:=-SIN([.U1]*5)*5*5" office:value-type="float" office:value="-21.0367746201974">
            <text:p>-21.03677462</text:p>
          </table:table-cell>
          <table:table-cell table:formula="oooc:=-SIN([.V1]*5)*5*5" office:value-type="float" office:value="-21.6855806398504">
            <text:p>-21.68558064</text:p>
          </table:table-cell>
          <table:table-cell table:formula="oooc:=-SIN([.W1]*5)*5*5" office:value-type="float" office:value="-22.2801840015359">
            <text:p>-22.28018400</text:p>
          </table:table-cell>
          <table:table-cell table:formula="oooc:=-SIN([.X1]*5)*5*5" office:value-type="float" office:value="-22.819098506513">
            <text:p>-22.81909851</text:p>
          </table:table-cell>
          <table:table-cell table:formula="oooc:=-SIN([.Y1]*5)*5*5" office:value-type="float" office:value="-23.3009771491807">
            <text:p>-23.30097715</text:p>
          </table:table-cell>
          <table:table-cell table:formula="oooc:=-SIN([.Z1]*5)*5*5" office:value-type="float" office:value="-23.7246154838897">
            <text:p>-23.72461548</text:p>
          </table:table-cell>
          <table:table-cell table:formula="oooc:=-SIN([.AA1]*5)*5*5" office:value-type="float" office:value="-24.0889546354298">
            <text:p>-24.08895464</text:p>
          </table:table-cell>
          <table:table-cell table:formula="oooc:=-SIN([.AB1]*5)*5*5" office:value-type="float" office:value="-24.3930839456665">
            <text:p>-24.39308395</text:p>
          </table:table-cell>
          <table:table-cell table:formula="oooc:=-SIN([.AC1]*5)*5*5" office:value-type="float" office:value="-24.6362432497115">
            <text:p>-24.63624325</text:p>
          </table:table-cell>
          <table:table-cell table:formula="oooc:=-SIN([.AD1]*5)*5*5" office:value-type="float" office:value="-24.8178247759397">
            <text:p>-24.81782478</text:p>
          </table:table-cell>
          <table:table-cell table:formula="oooc:=-SIN([.AE1]*5)*5*5" office:value-type="float" office:value="-24.9373746651014">
            <text:p>-24.93737467</text:p>
          </table:table-cell>
          <table:table-cell table:formula="oooc:=-SIN([.AF1]*5)*5*5" office:value-type="float" office:value="-24.9945941047339">
            <text:p>-24.99459410</text:p>
          </table:table-cell>
          <table:table-cell table:formula="oooc:=-SIN([.AG1]*5)*5*5" office:value-type="float" office:value="-24.9893400760376">
            <text:p>-24.98934008</text:p>
          </table:table-cell>
          <table:table-cell table:formula="oooc:=-SIN([.AH1]*5)*5*5" office:value-type="float" office:value="-24.921625711348">
            <text:p>-24.92162571</text:p>
          </table:table-cell>
          <table:table-cell table:formula="oooc:=-SIN([.AI1]*5)*5*5" office:value-type="float" office:value="-24.7916202613117">
            <text:p>-24.79162026</text:p>
          </table:table-cell>
          <table:table-cell table:formula="oooc:=-SIN([.AJ1]*5)*5*5" office:value-type="float" office:value="-24.5996486718484">
            <text:p>-24.59964867</text:p>
          </table:table-cell>
          <table:table-cell table:formula="oooc:=-SIN([.AK1]*5)*5*5" office:value-type="float" office:value="-24.3461907719549">
            <text:p>-24.34619077</text:p>
          </table:table-cell>
          <table:table-cell table:formula="oooc:=-SIN([.AL1]*5)*5*5" office:value-type="float" office:value="-24.0318800743825">
            <text:p>-24.03188007</text:p>
          </table:table-cell>
          <table:table-cell table:formula="oooc:=-SIN([.AM1]*5)*5*5" office:value-type="float" office:value="-23.6575021921854">
            <text:p>-23.65750219</text:p>
          </table:table-cell>
          <table:table-cell table:formula="oooc:=-SIN([.AN1]*5)*5*5" office:value-type="float" office:value="-23.2239928750967">
            <text:p>-23.22399288</text:p>
          </table:table-cell>
          <table:table-cell table:formula="oooc:=-SIN([.AO1]*5)*5*5" office:value-type="float" office:value="-22.732435670642">
            <text:p>-22.73243567</text:p>
          </table:table-cell>
          <table:table-cell table:formula="oooc:=-SIN([.AP1]*5)*5*5" office:value-type="float" office:value="-22.1840592158344">
            <text:p>-22.18405922</text:p>
          </table:table-cell>
          <table:table-cell table:formula="oooc:=-SIN([.AQ1]*5)*5*5" office:value-type="float" office:value="-21.5802341662218">
            <text:p>-21.58023417</text:p>
          </table:table-cell>
          <table:table-cell table:formula="oooc:=-SIN([.AR1]*5)*5*5" office:value-type="float" office:value="-20.9224697699624">
            <text:p>-20.92246977</text:p>
          </table:table-cell>
          <table:table-cell table:formula="oooc:=-SIN([.AS1]*5)*5*5" office:value-type="float" office:value="-20.2124100954898">
            <text:p>-20.21241010</text:p>
          </table:table-cell>
          <table:table-cell table:formula="oooc:=-SIN([.AT1]*5)*5*5" office:value-type="float" office:value="-19.451829922198">
            <text:p>-19.45182992</text:p>
          </table:table-cell>
          <table:table-cell table:formula="oooc:=-SIN([.AU1]*5)*5*5" office:value-type="float" office:value="-18.642630304418">
            <text:p>-18.64263030</text:p>
          </table:table-cell>
          <table:table-cell table:formula="oooc:=-SIN([.AV1]*5)*5*5" office:value-type="float" office:value="-17.7868338197711">
            <text:p>-17.78683382</text:p>
          </table:table-cell>
          <table:table-cell table:formula="oooc:=-SIN([.AW1]*5)*5*5" office:value-type="float" office:value="-16.8865795137788">
            <text:p>-16.88657951</text:p>
          </table:table-cell>
          <table:table-cell table:formula="oooc:=-SIN([.AX1]*5)*5*5" office:value-type="float" office:value="-15.9441175533626">
            <text:p>-15.94411755</text:p>
          </table:table-cell>
          <table:table-cell table:formula="oooc:=-SIN([.AY1]*5)*5*5" office:value-type="float" office:value="-14.9618036025989">
            <text:p>-14.96180360</text:p>
          </table:table-cell>
          <table:table-cell table:formula="oooc:=-SIN([.AZ1]*5)*5*5" office:value-type="float" office:value="-13.9420929347854">
            <text:p>-13.94209293</text:p>
          </table:table-cell>
          <table:table-cell table:formula="oooc:=-SIN([.BA1]*5)*5*5" office:value-type="float" office:value="-12.8875342955366">
            <text:p>-12.88753430</text:p>
          </table:table-cell>
          <table:table-cell table:formula="oooc:=-SIN([.BB1]*5)*5*5" office:value-type="float" office:value="-11.8007635322471">
            <text:p>-11.80076353</text:p>
          </table:table-cell>
          <table:table-cell table:formula="oooc:=-SIN([.BC1]*5)*5*5" office:value-type="float" office:value="-10.6844970058457">
            <text:p>-10.68449701</text:p>
          </table:table-cell>
          <table:table-cell table:formula="oooc:=-SIN([.BD1]*5)*5*5" office:value-type="float" office:value="-9.54152480130829">
            <text:p>-9.54152480</text:p>
          </table:table-cell>
          <table:table-cell table:formula="oooc:=-SIN([.BE1]*5)*5*5" office:value-type="float" office:value="-8.37470375389762">
            <text:p>-8.37470375</text:p>
          </table:table-cell>
          <table:table-cell table:formula="oooc:=-SIN([.BF1]*5)*5*5" office:value-type="float" office:value="-7.1869503085636">
            <text:p>-7.18695031</text:p>
          </table:table-cell>
          <table:table-cell table:formula="oooc:=-SIN([.BG1]*5)*5*5" office:value-type="float" office:value="-5.98123323034956">
            <text:p>-5.98123323</text:p>
          </table:table-cell>
          <table:table-cell table:formula="oooc:=-SIN([.BH1]*5)*5*5" office:value-type="float" office:value="-4.76056618402569">
            <text:p>-4.76056618</text:p>
          </table:table-cell>
          <table:table-cell table:formula="oooc:=-SIN([.BI1]*5)*5*5" office:value-type="float" office:value="-3.52800020149667">
            <text:p>-3.52800020</text:p>
          </table:table-cell>
          <table:table-cell table:formula="oooc:=-SIN([.BJ1]*5)*5*5" office:value-type="float" office:value="-2.28661605581093">
            <text:p>-2.28661606</text:p>
          </table:table-cell>
          <table:table-cell table:formula="oooc:=-SIN([.BK1]*5)*5*5" office:value-type="float" office:value="-1.03951656083226">
            <text:p>-1.03951656</text:p>
          </table:table-cell>
          <table:table-cell table:formula="oooc:=-SIN([.BL1]*5)*5*5" office:value-type="float" office:value="0.210181184178715">
            <text:p>0.21018118</text:p>
          </table:table-cell>
          <table:table-cell table:formula="oooc:=-SIN([.BM1]*5)*5*5" office:value-type="float" office:value="1.4593535856895">
            <text:p>1.45935359</text:p>
          </table:table-cell>
          <table:table-cell table:formula="oooc:=-SIN([.BN1]*5)*5*5" office:value-type="float" office:value="2.70487836325271">
            <text:p>2.70487836</text:p>
          </table:table-cell>
          <table:table-cell table:formula="oooc:=-SIN([.BO1]*5)*5*5" office:value-type="float" office:value="3.94364235358122">
            <text:p>3.94364235</text:p>
          </table:table-cell>
          <table:table-cell table:formula="oooc:=-SIN([.BP1]*5)*5*5" office:value-type="float" office:value="5.17254929183499">
            <text:p>5.17254929</text:p>
          </table:table-cell>
          <table:table-cell table:formula="oooc:=-SIN([.BQ1]*5)*5*5" office:value-type="float" office:value="6.38852755067079">
            <text:p>6.38852755</text:p>
          </table:table-cell>
          <table:table-cell table:formula="oooc:=-SIN([.BR1]*5)*5*5" office:value-type="float" office:value="7.58853781771073">
            <text:p>7.58853782</text:p>
          </table:table-cell>
          <table:table-cell table:formula="oooc:=-SIN([.BS1]*5)*5*5" office:value-type="float" office:value="8.76958069224051">
            <text:p>8.76958069</text:p>
          </table:table-cell>
          <table:table-cell table:formula="oooc:=-SIN([.BT1]*5)*5*5" office:value-type="float" office:value="9.92870418214899">
            <text:p>9.92870418</text:p>
          </table:table-cell>
          <table:table-cell table:formula="oooc:=-SIN([.BU1]*5)*5*5" office:value-type="float" office:value="11.0630110823713">
            <text:p>11.06301108</text:p>
          </table:table-cell>
          <table:table-cell table:formula="oooc:=-SIN([.BV1]*5)*5*5" office:value-type="float" office:value="12.1696662163925">
            <text:p>12.16966622</text:p>
          </table:table-cell>
          <table:table-cell table:formula="oooc:=-SIN([.BW1]*5)*5*5" office:value-type="float" office:value="13.2459035227123">
            <text:p>13.24590352</text:p>
          </table:table-cell>
          <table:table-cell table:formula="oooc:=-SIN([.BX1]*5)*5*5" office:value-type="float" office:value="14.2890329685586">
            <text:p>14.28903297</text:p>
          </table:table-cell>
          <table:table-cell table:formula="oooc:=-SIN([.BY1]*5)*5*5" office:value-type="float" office:value="15.296447273568">
            <text:p>15.29644727</text:p>
          </table:table-cell>
          <table:table-cell table:formula="oooc:=-SIN([.BZ1]*5)*5*5" office:value-type="float" office:value="16.2656284266292">
            <text:p>16.26562843</text:p>
          </table:table-cell>
          <table:table-cell table:formula="oooc:=-SIN([.CA1]*5)*5*5" office:value-type="float" office:value="17.1941539795994">
            <text:p>17.19415398</text:p>
          </table:table-cell>
          <table:table-cell table:formula="oooc:=-SIN([.CB1]*5)*5*5" office:value-type="float" office:value="18.0797031021628">
            <text:p>18.07970310</text:p>
          </table:table-cell>
          <table:table-cell table:formula="oooc:=-SIN([.CC1]*5)*5*5" office:value-type="float" office:value="18.9200623826982">
            <text:p>18.92006238</text:p>
          </table:table-cell>
          <table:table-cell table:formula="oooc:=-SIN([.CD1]*5)*5*5" office:value-type="float" office:value="19.7131313606549">
            <text:p>19.71313136</text:p>
          </table:table-cell>
          <table:table-cell table:formula="oooc:=-SIN([.CE1]*5)*5*5" office:value-type="float" office:value="20.4569277766103">
            <text:p>20.45692778</text:p>
          </table:table-cell>
          <table:table-cell table:formula="oooc:=-SIN([.CF1]*5)*5*5" office:value-type="float" office:value="21.1495925268862">
            <text:p>21.14959253</text:p>
          </table:table-cell>
          <table:table-cell table:formula="oooc:=-SIN([.CG1]*5)*5*5" office:value-type="float" office:value="21.7893943103397">
            <text:p>21.78939431</text:p>
          </table:table-cell>
          <table:table-cell table:formula="oooc:=-SIN([.CH1]*5)*5*5" office:value-type="float" office:value="22.3747339557146">
            <text:p>22.37473396</text:p>
          </table:table-cell>
          <table:table-cell table:formula="oooc:=-SIN([.CI1]*5)*5*5" office:value-type="float" office:value="22.9041484187364">
            <text:p>22.90414842</text:p>
          </table:table-cell>
          <table:table-cell table:formula="oooc:=-SIN([.CJ1]*5)*5*5" office:value-type="float" office:value="23.3763144389612">
            <text:p>23.37631444</text:p>
          </table:table-cell>
          <table:table-cell table:formula="oooc:=-SIN([.CK1]*5)*5*5" office:value-type="float" office:value="23.7900518472379">
            <text:p>23.79005185</text:p>
          </table:table-cell>
          <table:table-cell table:formula="oooc:=-SIN([.CL1]*5)*5*5" office:value-type="float" office:value="24.144326515516">
            <text:p>24.14432652</text:p>
          </table:table-cell>
          <table:table-cell table:formula="oooc:=-SIN([.CM1]*5)*5*5" office:value-type="float" office:value="24.4382529416274">
            <text:p>24.43825294</text:p>
          </table:table-cell>
          <table:table-cell table:formula="oooc:=-SIN([.CN1]*5)*5*5" office:value-type="float" office:value="24.6710964625809">
            <text:p>24.67109646</text:p>
          </table:table-cell>
          <table:table-cell table:formula="oooc:=-SIN([.CO1]*5)*5*5" office:value-type="float" office:value="24.8422750908366">
            <text:p>24.84227509</text:p>
          </table:table-cell>
          <table:table-cell table:formula="oooc:=-SIN([.CP1]*5)*5*5" office:value-type="float" office:value="24.951360968972">
            <text:p>24.95136097</text:p>
          </table:table-cell>
          <table:table-cell table:formula="oooc:=-SIN([.CQ1]*5)*5*5" office:value-type="float" office:value="24.9980814391025">
            <text:p>24.99808144</text:p>
          </table:table-cell>
          <table:table-cell table:formula="oooc:=-SIN([.CR1]*5)*5*5" office:value-type="float" office:value="24.9823197243844">
            <text:p>24.98231972</text:p>
          </table:table-cell>
          <table:table-cell table:formula="oooc:=-SIN([.CS1]*5)*5*5" office:value-type="float" office:value="24.904115220896">
            <text:p>24.90411522</text:p>
          </table:table-cell>
          <table:table-cell table:formula="oooc:=-SIN([.CT1]*5)*5*5" office:value-type="float" office:value="24.7636633991678">
            <text:p>24.76366340</text:p>
          </table:table-cell>
          <table:table-cell table:formula="oooc:=-SIN([.CU1]*5)*5*5" office:value-type="float" office:value="24.5613153156083">
            <text:p>24.56131532</text:p>
          </table:table-cell>
          <table:table-cell table:formula="oooc:=-SIN([.CV1]*5)*5*5" office:value-type="float" office:value="24.2975767350455">
            <text:p>24.29757674</text:p>
          </table:table-cell>
          <table:table-cell table:formula="oooc:=-SIN([.CW1]*5)*5*5" office:value-type="float" office:value="23.9731068665785">
            <text:p>23.97310687</text:p>
          </table:table-cell>
          <table:table-cell table:number-columns-repeated="1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/>
          <table:table-cell>
            <draw:frame table:end-cell-address="Sheet3.E28" table:end-x="1.464cm" table:end-y="0.175cm" draw:z-index="1" draw:style-name="gr1" svg:width="7.999cm" svg:height="6.999cm" svg:x="0.239cm" svg:y="0.418cm">
              <draw:object draw:notify-on-update-of-ranges="Sheet3.A1:Sheet3.A1 Sheet3.B1:Sheet3.CV1 Sheet3.A8:Sheet3.A8 Sheet3.B8:Sheet3.CV8 Sheet3.A9:Sheet3.A9 Sheet3.B9:Sheet3.CV9 Sheet3.A10:Sheet3.A10 Sheet3.B10:Sheet3.CV1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  <table:table-cell>
            <draw:frame table:end-cell-address="Sheet3.J28" table:end-x="1.239cm" table:end-y="0.026cm" draw:z-index="0" draw:style-name="gr1" svg:width="7.986cm" svg:height="7.003cm" svg:x="0.028cm" svg:y="0.265cm">
              <draw:object draw:notify-on-update-of-ranges="Sheet3.A1:Sheet3.CV1 Sheet3.A2:Sheet3.CV2 Sheet3.A3:Sheet3.CV3 Sheet3.A4:Sheet3.CV4 Sheet3.A5:Sheet3.CV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49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6" number:min-integer-digits="1"/>
    </number:number-style>
    <number:number-style style:name="N108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2">22/02/2009</text:date>, <text:time>12:4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11-16T13:51:36</meta:creation-date>
    <dc:date>2009-02-22T12:42:50</dc:date>
    <meta:editing-cycles>3</meta:editing-cycles>
    <meta:editing-duration>PT3H47M7S</meta:editing-duration>
    <meta:user-defined meta:name="Info 1"/>
    <meta:user-defined meta:name="Info 2"/>
    <meta:user-defined meta:name="Info 3"/>
    <meta:user-defined meta:name="Info 4"/>
    <meta:document-statistic meta:table-count="3" meta:cell-count="78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6.371cm" svg:y="2.607cm" chart:style-name="ch2"/>
        <chart:plot-area chart:style-name="ch3" table:cell-range-address="Sheet2.A1:Sheet2.J4" chart:data-source-has-labels="row" svg:x="0.16cm" svg:y="0.14cm" svg:width="6.051cm" svg:height="6.578cm">
          <chart:axis chart:dimension="x" chart:name="primary-x" chart:style-name="ch4">
            <chart:categories table:cell-range-address="Sheet2.A1:Sheet2.J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A2:Sheet2.J2" chart:class="chart:line">
            <chart:data-point chart:repeated="10"/>
          </chart:series>
          <chart:series chart:style-name="ch7" chart:values-cell-range-address="Sheet2.A3:Sheet2.J3" chart:class="chart:line">
            <chart:data-point chart:repeated="10"/>
          </chart:series>
          <chart:series chart:style-name="ch8" chart:values-cell-range-address="Sheet2.A4:Sheet2.J4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1</text:p>
              </table:table-cell>
              <table:table-cell office:value-type="string">
                <text:p>0.2</text:p>
              </table:table-cell>
              <table:table-cell office:value-type="string">
                <text:p>0.3</text:p>
              </table:table-cell>
              <table:table-cell office:value-type="string">
                <text:p>0.4</text:p>
              </table:table-cell>
              <table:table-cell office:value-type="string">
                <text:p>0.5</text:p>
              </table:table-cell>
              <table:table-cell office:value-type="string">
                <text:p>0.6</text:p>
              </table:table-cell>
              <table:table-cell office:value-type="string">
                <text:p>0.7</text:p>
              </table:table-cell>
              <table:table-cell office:value-type="string">
                <text:p>0.8</text:p>
              </table:table-cell>
              <table:table-cell office:value-type="string">
                <text:p>0.9</text:p>
              </table:table-cell>
              <table:table-cell office:value-type="string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0.841470984807896">
                <text:p>0.841470984807896</text:p>
              </table:table-cell>
              <table:table-cell office:value-type="float" office:value="0.909297426825682">
                <text:p>0.909297426825682</text:p>
              </table:table-cell>
              <table:table-cell office:value-type="float" office:value="0.141120008059867">
                <text:p>0.141120008059867</text:p>
              </table:table-cell>
              <table:table-cell office:value-type="float" office:value="-0.756802495307928">
                <text:p>-0.756802495307928</text:p>
              </table:table-cell>
              <table:table-cell office:value-type="float" office:value="-0.958924274663138">
                <text:p>-0.958924274663138</text:p>
              </table:table-cell>
              <table:table-cell office:value-type="float" office:value="-0.279415498198925">
                <text:p>-0.279415498198925</text:p>
              </table:table-cell>
              <table:table-cell office:value-type="float" office:value="0.65698659871879">
                <text:p>0.65698659871879</text:p>
              </table:table-cell>
              <table:table-cell office:value-type="float" office:value="0.989358246623382">
                <text:p>0.989358246623382</text:p>
              </table:table-cell>
              <table:table-cell office:value-type="float" office:value="0.412118485241757">
                <text:p>0.412118485241757</text:p>
              </table:table-cell>
              <table:table-cell office:value-type="float" office:value="-0.54402111088937">
                <text:p>-0.54402111088937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1.#NAN">
                <text:p>1.#NAN</text:p>
              </table:table-cell>
              <table:table-cell office:value-type="float" office:value="0.978434">
                <text:p>0.978434</text:p>
              </table:table-cell>
              <table:table-cell office:value-type="float" office:value="0.953745">
                <text:p>0.953745</text:p>
              </table:table-cell>
              <table:table-cell office:value-type="float" office:value="0.919527">
                <text:p>0.919527</text:p>
              </table:table-cell>
              <table:table-cell office:value-type="float" office:value="0.876121">
                <text:p>0.876121</text:p>
              </table:table-cell>
              <table:table-cell office:value-type="float" office:value="0.823961">
                <text:p>0.823961</text:p>
              </table:table-cell>
              <table:table-cell office:value-type="float" office:value="0.763568">
                <text:p>0.763568</text:p>
              </table:table-cell>
              <table:table-cell office:value-type="float" office:value="0.695546">
                <text:p>0.695546</text:p>
              </table:table-cell>
              <table:table-cell office:value-type="float" office:value="0.620574">
                <text:p>0.62057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-0.294536">
                <text:p>-0.294536</text:p>
              </table:table-cell>
              <table:table-cell office:value-type="float" office:value="-0.388122">
                <text:p>-0.388122</text:p>
              </table:table-cell>
              <table:table-cell office:value-type="float" office:value="-0.47783">
                <text:p>-0.47783</text:p>
              </table:table-cell>
              <table:table-cell office:value-type="float" office:value="-0.562763">
                <text:p>-0.562763</text:p>
              </table:table-cell>
              <table:table-cell office:value-type="float" office:value="-0.642073">
                <text:p>-0.642073</text:p>
              </table:table-cell>
              <table:table-cell office:value-type="float" office:value="-0.714968">
                <text:p>-0.71496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8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08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7.987cm" svg:height="7.004cm" chart:class="chart:line" chart:style-name="ch1">
        <chart:legend chart:legend-position="end" svg:x="6.359cm" svg:y="2.341cm" chart:style-name="ch2"/>
        <chart:plot-area chart:style-name="ch3" table:cell-range-address="Sheet3.A1:Sheet3.CV5" chart:data-source-has-labels="row" svg:x="0.791cm" svg:y="0.128cm" svg:width="6.036cm" svg:height="6.579cm">
          <chart:axis chart:dimension="x" chart:name="primary-x" chart:style-name="ch4">
            <chart:categories table:cell-range-address="Sheet3.A1:Sheet3.CV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A2:Sheet3.CV2" chart:class="chart:line">
            <chart:data-point chart:repeated="100"/>
          </chart:series>
          <chart:series chart:style-name="ch8" chart:values-cell-range-address="Sheet3.A3:Sheet3.CV3" chart:class="chart:line">
            <chart:data-point chart:repeated="100"/>
          </chart:series>
          <chart:series chart:style-name="ch9" chart:values-cell-range-address="Sheet3.A4:Sheet3.CV4" chart:class="chart:line">
            <chart:data-point chart:repeated="100"/>
          </chart:series>
          <chart:series chart:style-name="ch10" chart:values-cell-range-address="Sheet3.A5:Sheet3.CV5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</table:table-cell>
              <table:table-cell office:value-type="string">
                <text:p>0.01000000</text:p>
              </table:table-cell>
              <table:table-cell office:value-type="string">
                <text:p>0.02000000</text:p>
              </table:table-cell>
              <table:table-cell office:value-type="string">
                <text:p>0.03000000</text:p>
              </table:table-cell>
              <table:table-cell office:value-type="string">
                <text:p>0.04000000</text:p>
              </table:table-cell>
              <table:table-cell office:value-type="string">
                <text:p>0.05000000</text:p>
              </table:table-cell>
              <table:table-cell office:value-type="string">
                <text:p>0.06000000</text:p>
              </table:table-cell>
              <table:table-cell office:value-type="string">
                <text:p>0.07000000</text:p>
              </table:table-cell>
              <table:table-cell office:value-type="string">
                <text:p>0.08000000</text:p>
              </table:table-cell>
              <table:table-cell office:value-type="string">
                <text:p>0.09000000</text:p>
              </table:table-cell>
              <table:table-cell office:value-type="string">
                <text:p>0.10000000</text:p>
              </table:table-cell>
              <table:table-cell office:value-type="string">
                <text:p>0.11000000</text:p>
              </table:table-cell>
              <table:table-cell office:value-type="string">
                <text:p>0.12000000</text:p>
              </table:table-cell>
              <table:table-cell office:value-type="string">
                <text:p>0.13000000</text:p>
              </table:table-cell>
              <table:table-cell office:value-type="string">
                <text:p>0.14000000</text:p>
              </table:table-cell>
              <table:table-cell office:value-type="string">
                <text:p>0.15000000</text:p>
              </table:table-cell>
              <table:table-cell office:value-type="string">
                <text:p>0.16000000</text:p>
              </table:table-cell>
              <table:table-cell office:value-type="string">
                <text:p>0.17000000</text:p>
              </table:table-cell>
              <table:table-cell office:value-type="string">
                <text:p>0.18000000</text:p>
              </table:table-cell>
              <table:table-cell office:value-type="string">
                <text:p>0.19000000</text:p>
              </table:table-cell>
              <table:table-cell office:value-type="string">
                <text:p>0.20000000</text:p>
              </table:table-cell>
              <table:table-cell office:value-type="string">
                <text:p>0.21000000</text:p>
              </table:table-cell>
              <table:table-cell office:value-type="string">
                <text:p>0.22000000</text:p>
              </table:table-cell>
              <table:table-cell office:value-type="string">
                <text:p>0.23000000</text:p>
              </table:table-cell>
              <table:table-cell office:value-type="string">
                <text:p>0.24000000</text:p>
              </table:table-cell>
              <table:table-cell office:value-type="string">
                <text:p>0.25000000</text:p>
              </table:table-cell>
              <table:table-cell office:value-type="string">
                <text:p>0.26000000</text:p>
              </table:table-cell>
              <table:table-cell office:value-type="string">
                <text:p>0.27000000</text:p>
              </table:table-cell>
              <table:table-cell office:value-type="string">
                <text:p>0.28000000</text:p>
              </table:table-cell>
              <table:table-cell office:value-type="string">
                <text:p>0.29000000</text:p>
              </table:table-cell>
              <table:table-cell office:value-type="string">
                <text:p>0.30000000</text:p>
              </table:table-cell>
              <table:table-cell office:value-type="string">
                <text:p>0.31000000</text:p>
              </table:table-cell>
              <table:table-cell office:value-type="string">
                <text:p>0.32000000</text:p>
              </table:table-cell>
              <table:table-cell office:value-type="string">
                <text:p>0.33000000</text:p>
              </table:table-cell>
              <table:table-cell office:value-type="string">
                <text:p>0.34000000</text:p>
              </table:table-cell>
              <table:table-cell office:value-type="string">
                <text:p>0.35000000</text:p>
              </table:table-cell>
              <table:table-cell office:value-type="string">
                <text:p>0.36000000</text:p>
              </table:table-cell>
              <table:table-cell office:value-type="string">
                <text:p>0.37000000</text:p>
              </table:table-cell>
              <table:table-cell office:value-type="string">
                <text:p>0.38000000</text:p>
              </table:table-cell>
              <table:table-cell office:value-type="string">
                <text:p>0.39000000</text:p>
              </table:table-cell>
              <table:table-cell office:value-type="string">
                <text:p>0.40000000</text:p>
              </table:table-cell>
              <table:table-cell office:value-type="string">
                <text:p>0.41000000</text:p>
              </table:table-cell>
              <table:table-cell office:value-type="string">
                <text:p>0.42000000</text:p>
              </table:table-cell>
              <table:table-cell office:value-type="string">
                <text:p>0.43000000</text:p>
              </table:table-cell>
              <table:table-cell office:value-type="string">
                <text:p>0.44000000</text:p>
              </table:table-cell>
              <table:table-cell office:value-type="string">
                <text:p>0.45000000</text:p>
              </table:table-cell>
              <table:table-cell office:value-type="string">
                <text:p>0.46000000</text:p>
              </table:table-cell>
              <table:table-cell office:value-type="string">
                <text:p>0.47000000</text:p>
              </table:table-cell>
              <table:table-cell office:value-type="string">
                <text:p>0.48000000</text:p>
              </table:table-cell>
              <table:table-cell office:value-type="string">
                <text:p>0.49000000</text:p>
              </table:table-cell>
              <table:table-cell office:value-type="string">
                <text:p>0.50000000</text:p>
              </table:table-cell>
              <table:table-cell office:value-type="string">
                <text:p>0.51000000</text:p>
              </table:table-cell>
              <table:table-cell office:value-type="string">
                <text:p>0.52000000</text:p>
              </table:table-cell>
              <table:table-cell office:value-type="string">
                <text:p>0.53000000</text:p>
              </table:table-cell>
              <table:table-cell office:value-type="string">
                <text:p>0.54000000</text:p>
              </table:table-cell>
              <table:table-cell office:value-type="string">
                <text:p>0.55000000</text:p>
              </table:table-cell>
              <table:table-cell office:value-type="string">
                <text:p>0.56000000</text:p>
              </table:table-cell>
              <table:table-cell office:value-type="string">
                <text:p>0.57000000</text:p>
              </table:table-cell>
              <table:table-cell office:value-type="string">
                <text:p>0.58000000</text:p>
              </table:table-cell>
              <table:table-cell office:value-type="string">
                <text:p>0.59000000</text:p>
              </table:table-cell>
              <table:table-cell office:value-type="string">
                <text:p>0.60000000</text:p>
              </table:table-cell>
              <table:table-cell office:value-type="string">
                <text:p>0.61000000</text:p>
              </table:table-cell>
              <table:table-cell office:value-type="string">
                <text:p>0.62000000</text:p>
              </table:table-cell>
              <table:table-cell office:value-type="string">
                <text:p>0.63000000</text:p>
              </table:table-cell>
              <table:table-cell office:value-type="string">
                <text:p>0.64000000</text:p>
              </table:table-cell>
              <table:table-cell office:value-type="string">
                <text:p>0.65000000</text:p>
              </table:table-cell>
              <table:table-cell office:value-type="string">
                <text:p>0.66000000</text:p>
              </table:table-cell>
              <table:table-cell office:value-type="string">
                <text:p>0.67000000</text:p>
              </table:table-cell>
              <table:table-cell office:value-type="string">
                <text:p>0.68000000</text:p>
              </table:table-cell>
              <table:table-cell office:value-type="string">
                <text:p>0.69000000</text:p>
              </table:table-cell>
              <table:table-cell office:value-type="string">
                <text:p>0.70000000</text:p>
              </table:table-cell>
              <table:table-cell office:value-type="string">
                <text:p>0.71000000</text:p>
              </table:table-cell>
              <table:table-cell office:value-type="string">
                <text:p>0.72000000</text:p>
              </table:table-cell>
              <table:table-cell office:value-type="string">
                <text:p>0.73000000</text:p>
              </table:table-cell>
              <table:table-cell office:value-type="string">
                <text:p>0.74000000</text:p>
              </table:table-cell>
              <table:table-cell office:value-type="string">
                <text:p>0.75000000</text:p>
              </table:table-cell>
              <table:table-cell office:value-type="string">
                <text:p>0.76000000</text:p>
              </table:table-cell>
              <table:table-cell office:value-type="string">
                <text:p>0.77000000</text:p>
              </table:table-cell>
              <table:table-cell office:value-type="string">
                <text:p>0.78000000</text:p>
              </table:table-cell>
              <table:table-cell office:value-type="string">
                <text:p>0.79000000</text:p>
              </table:table-cell>
              <table:table-cell office:value-type="string">
                <text:p>0.80000000</text:p>
              </table:table-cell>
              <table:table-cell office:value-type="string">
                <text:p>0.81000000</text:p>
              </table:table-cell>
              <table:table-cell office:value-type="string">
                <text:p>0.82000000</text:p>
              </table:table-cell>
              <table:table-cell office:value-type="string">
                <text:p>0.83000000</text:p>
              </table:table-cell>
              <table:table-cell office:value-type="string">
                <text:p>0.84000000</text:p>
              </table:table-cell>
              <table:table-cell office:value-type="string">
                <text:p>0.85000000</text:p>
              </table:table-cell>
              <table:table-cell office:value-type="string">
                <text:p>0.86000000</text:p>
              </table:table-cell>
              <table:table-cell office:value-type="string">
                <text:p>0.87000000</text:p>
              </table:table-cell>
              <table:table-cell office:value-type="string">
                <text:p>0.88000000</text:p>
              </table:table-cell>
              <table:table-cell office:value-type="string">
                <text:p>0.89000000</text:p>
              </table:table-cell>
              <table:table-cell office:value-type="string">
                <text:p>0.90000000</text:p>
              </table:table-cell>
              <table:table-cell office:value-type="string">
                <text:p>0.91000000</text:p>
              </table:table-cell>
              <table:table-cell office:value-type="string">
                <text:p>0.92000000</text:p>
              </table:table-cell>
              <table:table-cell office:value-type="string">
                <text:p>0.93000000</text:p>
              </table:table-cell>
              <table:table-cell office:value-type="string">
                <text:p>0.94000000</text:p>
              </table:table-cell>
              <table:table-cell office:value-type="string">
                <text:p>0.95000000</text:p>
              </table:table-cell>
              <table:table-cell office:value-type="string">
                <text:p>0.96000000</text:p>
              </table:table-cell>
              <table:table-cell office:value-type="string">
                <text:p>0.97000000</text:p>
              </table:table-cell>
              <table:table-cell office:value-type="string">
                <text:p>0.98000000</text:p>
              </table:table-cell>
              <table:table-cell office:value-type="string">
                <text:p>0.9900000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1.#NAN">
                <text:p>1.#NAN</text:p>
              </table:table-cell>
              <table:table-cell office:value-type="float" office:value="0.0499792">
                <text:p>0.0499792</text:p>
              </table:table-cell>
              <table:table-cell office:value-type="float" office:value="0.0998334">
                <text:p>0.0998334</text:p>
              </table:table-cell>
              <table:table-cell office:value-type="float" office:value="0.149438">
                <text:p>0.149438</text:p>
              </table:table-cell>
              <table:table-cell office:value-type="float" office:value="0.198669">
                <text:p>0.198669</text:p>
              </table:table-cell>
              <table:table-cell office:value-type="float" office:value="0.247404">
                <text:p>0.247404</text:p>
              </table:table-cell>
              <table:table-cell office:value-type="float" office:value="0.29552">
                <text:p>0.29552</text:p>
              </table:table-cell>
              <table:table-cell office:value-type="float" office:value="0.342898">
                <text:p>0.342898</text:p>
              </table:table-cell>
              <table:table-cell office:value-type="float" office:value="0.389418">
                <text:p>0.389418</text:p>
              </table:table-cell>
              <table:table-cell office:value-type="float" office:value="0.434966">
                <text:p>0.434966</text:p>
              </table:table-cell>
              <table:table-cell office:value-type="float" office:value="0.479426">
                <text:p>0.479426</text:p>
              </table:table-cell>
              <table:table-cell office:value-type="float" office:value="0.522687">
                <text:p>0.522687</text:p>
              </table:table-cell>
              <table:table-cell office:value-type="float" office:value="0.564642">
                <text:p>0.564642</text:p>
              </table:table-cell>
              <table:table-cell office:value-type="float" office:value="0.605186">
                <text:p>0.605186</text:p>
              </table:table-cell>
              <table:table-cell office:value-type="float" office:value="0.644218">
                <text:p>0.644218</text:p>
              </table:table-cell>
              <table:table-cell office:value-type="float" office:value="0.681639">
                <text:p>0.681639</text:p>
              </table:table-cell>
              <table:table-cell office:value-type="float" office:value="0.717356">
                <text:p>0.717356</text:p>
              </table:table-cell>
              <table:table-cell office:value-type="float" office:value="0.75128">
                <text:p>0.75128</text:p>
              </table:table-cell>
              <table:table-cell office:value-type="float" office:value="0.783327">
                <text:p>0.783327</text:p>
              </table:table-cell>
              <table:table-cell office:value-type="float" office:value="0.813416">
                <text:p>0.813416</text:p>
              </table:table-cell>
              <table:table-cell office:value-type="float" office:value="0.841471">
                <text:p>0.841471</text:p>
              </table:table-cell>
              <table:table-cell office:value-type="float" office:value="0.867423">
                <text:p>0.867423</text:p>
              </table:table-cell>
              <table:table-cell office:value-type="float" office:value="0.891207">
                <text:p>0.891207</text:p>
              </table:table-cell>
              <table:table-cell office:value-type="float" office:value="0.912764">
                <text:p>0.912764</text:p>
              </table:table-cell>
              <table:table-cell office:value-type="float" office:value="0.932039">
                <text:p>0.932039</text:p>
              </table:table-cell>
              <table:table-cell office:value-type="float" office:value="0.948985">
                <text:p>0.948985</text:p>
              </table:table-cell>
              <table:table-cell office:value-type="float" office:value="0.963558">
                <text:p>0.963558</text:p>
              </table:table-cell>
              <table:table-cell office:value-type="float" office:value="0.975723">
                <text:p>0.975723</text:p>
              </table:table-cell>
              <table:table-cell office:value-type="float" office:value="0.98545">
                <text:p>0.98545</text:p>
              </table:table-cell>
              <table:table-cell office:value-type="float" office:value="0.992713">
                <text:p>0.992713</text:p>
              </table:table-cell>
              <table:table-cell office:value-type="float" office:value="0.997495">
                <text:p>0.997495</text:p>
              </table:table-cell>
              <table:table-cell office:value-type="float" office:value="0.999784">
                <text:p>0.999784</text:p>
              </table:table-cell>
              <table:table-cell office:value-type="float" office:value="0.999574">
                <text:p>0.999574</text:p>
              </table:table-cell>
              <table:table-cell office:value-type="float" office:value="0.996865">
                <text:p>0.996865</text:p>
              </table:table-cell>
              <table:table-cell office:value-type="float" office:value="0.991665">
                <text:p>0.991665</text:p>
              </table:table-cell>
              <table:table-cell office:value-type="float" office:value="0.983986">
                <text:p>0.983986</text:p>
              </table:table-cell>
              <table:table-cell office:value-type="float" office:value="0.973848">
                <text:p>0.973848</text:p>
              </table:table-cell>
              <table:table-cell office:value-type="float" office:value="0.961275">
                <text:p>0.961275</text:p>
              </table:table-cell>
              <table:table-cell office:value-type="float" office:value="0.9463">
                <text:p>0.9463</text:p>
              </table:table-cell>
              <table:table-cell office:value-type="float" office:value="0.92896">
                <text:p>0.92896</text:p>
              </table:table-cell>
              <table:table-cell office:value-type="float" office:value="0.909297">
                <text:p>0.909297</text:p>
              </table:table-cell>
              <table:table-cell office:value-type="float" office:value="0.887362">
                <text:p>0.887362</text:p>
              </table:table-cell>
              <table:table-cell office:value-type="float" office:value="0.863209">
                <text:p>0.863209</text:p>
              </table:table-cell>
              <table:table-cell office:value-type="float" office:value="0.836899">
                <text:p>0.836899</text:p>
              </table:table-cell>
              <table:table-cell office:value-type="float" office:value="0.808496">
                <text:p>0.808496</text:p>
              </table:table-cell>
              <table:table-cell office:value-type="float" office:value="0.778073">
                <text:p>0.778073</text:p>
              </table:table-cell>
              <table:table-cell office:value-type="float" office:value="0.745705">
                <text:p>0.745705</text:p>
              </table:table-cell>
              <table:table-cell office:value-type="float" office:value="0.711473">
                <text:p>0.711473</text:p>
              </table:table-cell>
              <table:table-cell office:value-type="float" office:value="0.675463">
                <text:p>0.675463</text:p>
              </table:table-cell>
              <table:table-cell office:value-type="float" office:value="0.637765">
                <text:p>0.637765</text:p>
              </table:table-cell>
              <table:table-cell office:value-type="float" office:value="0.598472">
                <text:p>0.598472</text:p>
              </table:table-cell>
              <table:table-cell office:value-type="float" office:value="0.557684">
                <text:p>0.557684</text:p>
              </table:table-cell>
              <table:table-cell office:value-type="float" office:value="0.515501">
                <text:p>0.515501</text:p>
              </table:table-cell>
              <table:table-cell office:value-type="float" office:value="0.472031">
                <text:p>0.472031</text:p>
              </table:table-cell>
              <table:table-cell office:value-type="float" office:value="0.42738">
                <text:p>0.42738</text:p>
              </table:table-cell>
              <table:table-cell office:value-type="float" office:value="0.381661">
                <text:p>0.381661</text:p>
              </table:table-cell>
              <table:table-cell office:value-type="float" office:value="0.334988">
                <text:p>0.334988</text:p>
              </table:table-cell>
              <table:table-cell office:value-type="float" office:value="0.287478">
                <text:p>0.287478</text:p>
              </table:table-cell>
              <table:table-cell office:value-type="float" office:value="0.239249">
                <text:p>0.239249</text:p>
              </table:table-cell>
              <table:table-cell office:value-type="float" office:value="0.190423">
                <text:p>0.190423</text:p>
              </table:table-cell>
              <table:table-cell office:value-type="float" office:value="0.14112">
                <text:p>0.14112</text:p>
              </table:table-cell>
              <table:table-cell office:value-type="float" office:value="0.0914646">
                <text:p>0.0914646</text:p>
              </table:table-cell>
              <table:table-cell office:value-type="float" office:value="0.0415807">
                <text:p>0.0415807</text:p>
              </table:table-cell>
              <table:table-cell office:value-type="float" office:value="-0.00840725">
                <text:p>-0.00840725</text:p>
              </table:table-cell>
              <table:table-cell office:value-type="float" office:value="-0.0583741">
                <text:p>-0.0583741</text:p>
              </table:table-cell>
              <table:table-cell office:value-type="float" office:value="-0.108195">
                <text:p>-0.108195</text:p>
              </table:table-cell>
              <table:table-cell office:value-type="float" office:value="-0.157746">
                <text:p>-0.157746</text:p>
              </table:table-cell>
              <table:table-cell office:value-type="float" office:value="-0.206902">
                <text:p>-0.206902</text:p>
              </table:table-cell>
              <table:table-cell office:value-type="float" office:value="-0.255541">
                <text:p>-0.255541</text:p>
              </table:table-cell>
              <table:table-cell office:value-type="float" office:value="-0.303542">
                <text:p>-0.303542</text:p>
              </table:table-cell>
              <table:table-cell office:value-type="float" office:value="-0.350783">
                <text:p>-0.350783</text:p>
              </table:table-cell>
              <table:table-cell office:value-type="float" office:value="-0.397148">
                <text:p>-0.397148</text:p>
              </table:table-cell>
              <table:table-cell office:value-type="float" office:value="-0.44252">
                <text:p>-0.44252</text:p>
              </table:table-cell>
              <table:table-cell office:value-type="float" office:value="-0.486787">
                <text:p>-0.486787</text:p>
              </table:table-cell>
              <table:table-cell office:value-type="float" office:value="-0.529836">
                <text:p>-0.529836</text:p>
              </table:table-cell>
              <table:table-cell office:value-type="float" office:value="-0.571561">
                <text:p>-0.571561</text:p>
              </table:table-cell>
              <table:table-cell office:value-type="float" office:value="-0.611858">
                <text:p>-0.611858</text:p>
              </table:table-cell>
              <table:table-cell office:value-type="float" office:value="-0.650625">
                <text:p>-0.650625</text:p>
              </table:table-cell>
              <table:table-cell office:value-type="float" office:value="-0.687766">
                <text:p>-0.687766</text:p>
              </table:table-cell>
              <table:table-cell office:value-type="float" office:value="-0.723188">
                <text:p>-0.723188</text:p>
              </table:table-cell>
              <table:table-cell office:value-type="float" office:value="-0.756802">
                <text:p>-0.756802</text:p>
              </table:table-cell>
              <table:table-cell office:value-type="float" office:value="-0.788525">
                <text:p>-0.788525</text:p>
              </table:table-cell>
              <table:table-cell office:value-type="float" office:value="-0.818277">
                <text:p>-0.818277</text:p>
              </table:table-cell>
              <table:table-cell office:value-type="float" office:value="-0.845984">
                <text:p>-0.845984</text:p>
              </table:table-cell>
              <table:table-cell office:value-type="float" office:value="-0.871576">
                <text:p>-0.871576</text:p>
              </table:table-cell>
              <table:table-cell office:value-type="float" office:value="-0.894989">
                <text:p>-0.894989</text:p>
              </table:table-cell>
              <table:table-cell office:value-type="float" office:value="-0.916166">
                <text:p>-0.916166</text:p>
              </table:table-cell>
              <table:table-cell office:value-type="float" office:value="-0.935053">
                <text:p>-0.935053</text:p>
              </table:table-cell>
              <table:table-cell office:value-type="float" office:value="-0.951602">
                <text:p>-0.951602</text:p>
              </table:table-cell>
              <table:table-cell office:value-type="float" office:value="-0.965773">
                <text:p>-0.965773</text:p>
              </table:table-cell>
              <table:table-cell office:value-type="float" office:value="-0.97753">
                <text:p>-0.97753</text:p>
              </table:table-cell>
              <table:table-cell office:value-type="float" office:value="-0.986844">
                <text:p>-0.986844</text:p>
              </table:table-cell>
              <table:table-cell office:value-type="float" office:value="-0.993691">
                <text:p>-0.993691</text:p>
              </table:table-cell>
              <table:table-cell office:value-type="float" office:value="-0.998054">
                <text:p>-0.998054</text:p>
              </table:table-cell>
              <table:table-cell office:value-type="float" office:value="-0.999923">
                <text:p>-0.999923</text:p>
              </table:table-cell>
              <table:table-cell office:value-type="float" office:value="-0.999293">
                <text:p>-0.999293</text:p>
              </table:table-cell>
              <table:table-cell office:value-type="float" office:value="-0.996165">
                <text:p>-0.996165</text:p>
              </table:table-cell>
              <table:table-cell office:value-type="float" office:value="-0.990547">
                <text:p>-0.990547</text:p>
              </table:table-cell>
              <table:table-cell office:value-type="float" office:value="-0.982453">
                <text:p>-0.982453</text:p>
              </table:table-cell>
              <table:table-cell office:value-type="float" office:value="-0.971903">
                <text:p>-0.971903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1.#NAN">
                <text:p>1.#NAN</text:p>
              </table:table-cell>
              <table:table-cell office:value-type="float" office:value="4.98542">
                <text:p>4.98542</text:p>
              </table:table-cell>
              <table:table-cell office:value-type="float" office:value="4.97295">
                <text:p>4.97295</text:p>
              </table:table-cell>
              <table:table-cell office:value-type="float" office:value="4.9418">
                <text:p>4.9418</text:p>
              </table:table-cell>
              <table:table-cell office:value-type="float" office:value="4.89829">
                <text:p>4.89829</text:p>
              </table:table-cell>
              <table:table-cell office:value-type="float" office:value="4.84254">
                <text:p>4.84254</text:p>
              </table:table-cell>
              <table:table-cell office:value-type="float" office:value="4.77469">
                <text:p>4.77469</text:p>
              </table:table-cell>
              <table:table-cell office:value-type="float" office:value="4.69491">
                <text:p>4.69491</text:p>
              </table:table-cell>
              <table:table-cell office:value-type="float" office:value="4.60339">
                <text:p>4.60339</text:p>
              </table:table-cell>
              <table:table-cell office:value-type="float" office:value="4.50036">
                <text:p>4.50036</text:p>
              </table:table-cell>
              <table:table-cell office:value-type="float" office:value="4.38608">
                <text:p>4.38608</text:p>
              </table:table-cell>
              <table:table-cell office:value-type="float" office:value="4.26085">
                <text:p>4.26085</text:p>
              </table:table-cell>
              <table:table-cell office:value-type="float" office:value="4.12496">
                <text:p>4.12496</text:p>
              </table:table-cell>
              <table:table-cell office:value-type="float" office:value="3.97876">
                <text:p>3.97876</text:p>
              </table:table-cell>
              <table:table-cell office:value-type="float" office:value="3.82262">
                <text:p>3.82262</text:p>
              </table:table-cell>
              <table:table-cell office:value-type="float" office:value="3.65692">
                <text:p>3.65692</text:p>
              </table:table-cell>
              <table:table-cell office:value-type="float" office:value="3.48208">
                <text:p>3.48208</text:p>
              </table:table-cell>
              <table:table-cell office:value-type="float" office:value="3.29854">
                <text:p>3.29854</text:p>
              </table:table-cell>
              <table:table-cell office:value-type="float" office:value="3.10675">
                <text:p>3.10675</text:p>
              </table:table-cell>
              <table:table-cell office:value-type="float" office:value="2.9072">
                <text:p>2.9072</text:p>
              </table:table-cell>
              <table:table-cell office:value-type="float" office:value="2.70039">
                <text:p>2.70039</text:p>
              </table:table-cell>
              <table:table-cell office:value-type="float" office:value="2.48682">
                <text:p>2.48682</text:p>
              </table:table-cell>
              <table:table-cell office:value-type="float" office:value="2.26704">
                <text:p>2.26704</text:p>
              </table:table-cell>
              <table:table-cell office:value-type="float" office:value="2.04159">
                <text:p>2.04159</text:p>
              </table:table-cell>
              <table:table-cell office:value-type="float" office:value="1.81103">
                <text:p>1.81103</text:p>
              </table:table-cell>
              <table:table-cell office:value-type="float" office:value="1.57595">
                <text:p>1.57595</text:p>
              </table:table-cell>
              <table:table-cell office:value-type="float" office:value="1.33694">
                <text:p>1.33694</text:p>
              </table:table-cell>
              <table:table-cell office:value-type="float" office:value="1.09458">
                <text:p>1.09458</text:p>
              </table:table-cell>
              <table:table-cell office:value-type="float" office:value="0.849482">
                <text:p>0.849482</text:p>
              </table:table-cell>
              <table:table-cell office:value-type="float" office:value="0.602263">
                <text:p>0.602263</text:p>
              </table:table-cell>
              <table:table-cell office:value-type="float" office:value="0.353539">
                <text:p>0.353539</text:p>
              </table:table-cell>
              <table:table-cell office:value-type="float" office:value="0.103931">
                <text:p>0.103931</text:p>
              </table:table-cell>
              <table:table-cell office:value-type="float" office:value="-0.145937">
                <text:p>-0.145937</text:p>
              </table:table-cell>
              <table:table-cell office:value-type="float" office:value="-0.39544">
                <text:p>-0.39544</text:p>
              </table:table-cell>
              <table:table-cell office:value-type="float" office:value="-0.643954">
                <text:p>-0.643954</text:p>
              </table:table-cell>
              <table:table-cell office:value-type="float" office:value="-0.890859">
                <text:p>-0.890859</text:p>
              </table:table-cell>
              <table:table-cell office:value-type="float" office:value="-1.13554">
                <text:p>-1.13554</text:p>
              </table:table-cell>
              <table:table-cell office:value-type="float" office:value="-1.37738">
                <text:p>-1.37738</text:p>
              </table:table-cell>
              <table:table-cell office:value-type="float" office:value="-1.61577">
                <text:p>-1.61577</text:p>
              </table:table-cell>
              <table:table-cell office:value-type="float" office:value="-1.85013">
                <text:p>-1.85013</text:p>
              </table:table-cell>
              <table:table-cell office:value-type="float" office:value="-2.07987">
                <text:p>-2.07987</text:p>
              </table:table-cell>
              <table:table-cell office:value-type="float" office:value="-2.3044">
                <text:p>-2.3044</text:p>
              </table:table-cell>
              <table:table-cell office:value-type="float" office:value="-2.52318">
                <text:p>-2.52318</text:p>
              </table:table-cell>
              <table:table-cell office:value-type="float" office:value="-2.73565">
                <text:p>-2.73565</text:p>
              </table:table-cell>
              <table:table-cell office:value-type="float" office:value="-2.94128">
                <text:p>-2.94128</text:p>
              </table:table-cell>
              <table:table-cell office:value-type="float" office:value="-3.13956">
                <text:p>-3.13956</text:p>
              </table:table-cell>
              <table:table-cell office:value-type="float" office:value="-3.32999">
                <text:p>-3.32999</text:p>
              </table:table-cell>
              <table:table-cell office:value-type="float" office:value="-3.5121">
                <text:p>-3.5121</text:p>
              </table:table-cell>
              <table:table-cell office:value-type="float" office:value="-3.68543">
                <text:p>-3.68543</text:p>
              </table:table-cell>
              <table:table-cell office:value-type="float" office:value="-3.84955">
                <text:p>-3.84955</text:p>
              </table:table-cell>
              <table:table-cell office:value-type="float" office:value="-4.00405">
                <text:p>-4.00405</text:p>
              </table:table-cell>
              <table:table-cell office:value-type="float" office:value="-4.14854">
                <text:p>-4.14854</text:p>
              </table:table-cell>
              <table:table-cell office:value-type="float" office:value="-4.28266">
                <text:p>-4.28266</text:p>
              </table:table-cell>
              <table:table-cell office:value-type="float" office:value="-4.40607">
                <text:p>-4.40607</text:p>
              </table:table-cell>
              <table:table-cell office:value-type="float" office:value="-4.51848">
                <text:p>-4.51848</text:p>
              </table:table-cell>
              <table:table-cell office:value-type="float" office:value="-4.61959">
                <text:p>-4.61959</text:p>
              </table:table-cell>
              <table:table-cell office:value-type="float" office:value="-4.70915">
                <text:p>-4.70915</text:p>
              </table:table-cell>
              <table:table-cell office:value-type="float" office:value="-4.78694">
                <text:p>-4.78694</text:p>
              </table:table-cell>
              <table:table-cell office:value-type="float" office:value="-4.85277">
                <text:p>-4.85277</text:p>
              </table:table-cell>
              <table:table-cell office:value-type="float" office:value="-4.90647">
                <text:p>-4.90647</text:p>
              </table:table-cell>
              <table:table-cell office:value-type="float" office:value="-4.9479">
                <text:p>-4.9479</text:p>
              </table:table-cell>
              <table:table-cell office:value-type="float" office:value="-4.97697">
                <text:p>-4.97697</text:p>
              </table:table-cell>
              <table:table-cell office:value-type="float" office:value="-4.99359">
                <text:p>-4.99359</text:p>
              </table:table-cell>
              <table:table-cell office:value-type="float" office:value="-4.99774">
                <text:p>-4.99774</text:p>
              </table:table-cell>
              <table:table-cell office:value-type="float" office:value="-4.98939">
                <text:p>-4.98939</text:p>
              </table:table-cell>
              <table:table-cell office:value-type="float" office:value="-4.96858">
                <text:p>-4.96858</text:p>
              </table:table-cell>
              <table:table-cell office:value-type="float" office:value="-4.93534">
                <text:p>-4.93534</text:p>
              </table:table-cell>
              <table:table-cell office:value-type="float" office:value="-4.88977">
                <text:p>-4.88977</text:p>
              </table:table-cell>
              <table:table-cell office:value-type="float" office:value="-4.83198">
                <text:p>-4.83198</text:p>
              </table:table-cell>
              <table:table-cell office:value-type="float" office:value="-4.76211">
                <text:p>-4.76211</text:p>
              </table:table-cell>
              <table:table-cell office:value-type="float" office:value="-4.68033">
                <text:p>-4.68033</text:p>
              </table:table-cell>
              <table:table-cell office:value-type="float" office:value="-4.58686">
                <text:p>-4.58686</text:p>
              </table:table-cell>
              <table:table-cell office:value-type="float" office:value="-4.48192">
                <text:p>-4.48192</text:p>
              </table:table-cell>
              <table:table-cell office:value-type="float" office:value="-4.36578">
                <text:p>-4.36578</text:p>
              </table:table-cell>
              <table:table-cell office:value-type="float" office:value="-4.23873">
                <text:p>-4.23873</text:p>
              </table:table-cell>
              <table:table-cell office:value-type="float" office:value="-4.10109">
                <text:p>-4.10109</text:p>
              </table:table-cell>
              <table:table-cell office:value-type="float" office:value="-3.95319">
                <text:p>-3.95319</text:p>
              </table:table-cell>
              <table:table-cell office:value-type="float" office:value="-3.79541">
                <text:p>-3.79541</text:p>
              </table:table-cell>
              <table:table-cell office:value-type="float" office:value="-3.62815">
                <text:p>-3.62815</text:p>
              </table:table-cell>
              <table:table-cell office:value-type="float" office:value="-3.45182">
                <text:p>-3.45182</text:p>
              </table:table-cell>
              <table:table-cell office:value-type="float" office:value="-3.26686">
                <text:p>-3.26686</text:p>
              </table:table-cell>
              <table:table-cell office:value-type="float" office:value="-3.07373">
                <text:p>-3.07373</text:p>
              </table:table-cell>
              <table:table-cell office:value-type="float" office:value="-2.87292">
                <text:p>-2.87292</text:p>
              </table:table-cell>
              <table:table-cell office:value-type="float" office:value="-2.66493">
                <text:p>-2.66493</text:p>
              </table:table-cell>
              <table:table-cell office:value-type="float" office:value="-2.45028">
                <text:p>-2.45028</text:p>
              </table:table-cell>
              <table:table-cell office:value-type="float" office:value="-2.22951">
                <text:p>-2.22951</text:p>
              </table:table-cell>
              <table:table-cell office:value-type="float" office:value="-2.00316">
                <text:p>-2.00316</text:p>
              </table:table-cell>
              <table:table-cell office:value-type="float" office:value="-1.77181">
                <text:p>-1.77181</text:p>
              </table:table-cell>
              <table:table-cell office:value-type="float" office:value="-1.53602">
                <text:p>-1.53602</text:p>
              </table:table-cell>
              <table:table-cell office:value-type="float" office:value="-1.2964">
                <text:p>-1.2964</text:p>
              </table:table-cell>
              <table:table-cell office:value-type="float" office:value="-1.05354">
                <text:p>-1.05354</text:p>
              </table:table-cell>
              <table:table-cell office:value-type="float" office:value="-0.808044">
                <text:p>-0.808044</text:p>
              </table:table-cell>
              <table:table-cell office:value-type="float" office:value="-0.560529">
                <text:p>-0.560529</text:p>
              </table:table-cell>
              <table:table-cell office:value-type="float" office:value="-0.311613">
                <text:p>-0.311613</text:p>
              </table:table-cell>
              <table:table-cell office:value-type="float" office:value="-0.0619175">
                <text:p>-0.0619175</text:p>
              </table:table-cell>
              <table:table-cell office:value-type="float" office:value="0.187932">
                <text:p>0.187932</text:p>
              </table:table-cell>
              <table:table-cell office:value-type="float" office:value="0.437313">
                <text:p>0.437313</text:p>
              </table:table-cell>
              <table:table-cell office:value-type="float" office:value="0.6856">
                <text:p>0.6856</text:p>
              </table:table-cell>
              <table:table-cell office:value-type="float" office:value="0.932173">
                <text:p>0.932173</text:p>
              </table:table-cell>
              <table:table-cell office:value-type="float" office:value="1.17642">
                <text:p>1.17642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1.#NAN">
                <text:p>1.#NAN</text:p>
              </table:table-cell>
              <table:table-cell office:value-type="float" office:value="-1.24766">
                <text:p>-1.24766</text:p>
              </table:table-cell>
              <table:table-cell office:value-type="float" office:value="-2.18145">
                <text:p>-2.18145</text:p>
              </table:table-cell>
              <table:table-cell office:value-type="float" office:value="-3.73284">
                <text:p>-3.73284</text:p>
              </table:table-cell>
              <table:table-cell office:value-type="float" office:value="-4.9626">
                <text:p>-4.9626</text:p>
              </table:table-cell>
              <table:table-cell office:value-type="float" office:value="-6.17995">
                <text:p>-6.17995</text:p>
              </table:table-cell>
              <table:table-cell office:value-type="float" office:value="-7.38185">
                <text:p>-7.38185</text:p>
              </table:table-cell>
              <table:table-cell office:value-type="float" office:value="-8.5653">
                <text:p>-8.5653</text:p>
              </table:table-cell>
              <table:table-cell office:value-type="float" office:value="-9.72735">
                <text:p>-9.72735</text:p>
              </table:table-cell>
              <table:table-cell office:value-type="float" office:value="-10.8651">
                <text:p>-10.8651</text:p>
              </table:table-cell>
              <table:table-cell office:value-type="float" office:value="-11.9757">
                <text:p>-11.9757</text:p>
              </table:table-cell>
              <table:table-cell office:value-type="float" office:value="-13.0563">
                <text:p>-13.0563</text:p>
              </table:table-cell>
              <table:table-cell office:value-type="float" office:value="-14.1043">
                <text:p>-14.1043</text:p>
              </table:table-cell>
              <table:table-cell office:value-type="float" office:value="-15.1171">
                <text:p>-15.1171</text:p>
              </table:table-cell>
              <table:table-cell office:value-type="float" office:value="-16.092">
                <text:p>-16.092</text:p>
              </table:table-cell>
              <table:table-cell office:value-type="float" office:value="-17.0268">
                <text:p>-17.0268</text:p>
              </table:table-cell>
              <table:table-cell office:value-type="float" office:value="-17.919">
                <text:p>-17.919</text:p>
              </table:table-cell>
              <table:table-cell office:value-type="float" office:value="-18.7664">
                <text:p>-18.7664</text:p>
              </table:table-cell>
              <table:table-cell office:value-type="float" office:value="-19.5669">
                <text:p>-19.5669</text:p>
              </table:table-cell>
              <table:table-cell office:value-type="float" office:value="-20.3184">
                <text:p>-20.3184</text:p>
              </table:table-cell>
              <table:table-cell office:value-type="float" office:value="-21.0192">
                <text:p>-21.0192</text:p>
              </table:table-cell>
              <table:table-cell office:value-type="float" office:value="-21.6675">
                <text:p>-21.6675</text:p>
              </table:table-cell>
              <table:table-cell office:value-type="float" office:value="-22.2616">
                <text:p>-22.2616</text:p>
              </table:table-cell>
              <table:table-cell office:value-type="float" office:value="-22.8001">
                <text:p>-22.8001</text:p>
              </table:table-cell>
              <table:table-cell office:value-type="float" office:value="-23.2816">
                <text:p>-23.2816</text:p>
              </table:table-cell>
              <table:table-cell office:value-type="float" office:value="-23.7049">
                <text:p>-23.7049</text:p>
              </table:table-cell>
              <table:table-cell office:value-type="float" office:value="-24.0689">
                <text:p>-24.0689</text:p>
              </table:table-cell>
              <table:table-cell office:value-type="float" office:value="-24.3728">
                <text:p>-24.3728</text:p>
              </table:table-cell>
              <table:table-cell office:value-type="float" office:value="-24.6157">
                <text:p>-24.6157</text:p>
              </table:table-cell>
              <table:table-cell office:value-type="float" office:value="-24.7972">
                <text:p>-24.7972</text:p>
              </table:table-cell>
              <table:table-cell office:value-type="float" office:value="-24.9166">
                <text:p>-24.9166</text:p>
              </table:table-cell>
              <table:table-cell office:value-type="float" office:value="-24.9738">
                <text:p>-24.9738</text:p>
              </table:table-cell>
              <table:table-cell office:value-type="float" office:value="-24.9685">
                <text:p>-24.9685</text:p>
              </table:table-cell>
              <table:table-cell office:value-type="float" office:value="-24.9009">
                <text:p>-24.9009</text:p>
              </table:table-cell>
              <table:table-cell office:value-type="float" office:value="-24.771">
                <text:p>-24.771</text:p>
              </table:table-cell>
              <table:table-cell office:value-type="float" office:value="-24.5792">
                <text:p>-24.5792</text:p>
              </table:table-cell>
              <table:table-cell office:value-type="float" office:value="-24.3259">
                <text:p>-24.3259</text:p>
              </table:table-cell>
              <table:table-cell office:value-type="float" office:value="-24.0119">
                <text:p>-24.0119</text:p>
              </table:table-cell>
              <table:table-cell office:value-type="float" office:value="-23.6378">
                <text:p>-23.6378</text:p>
              </table:table-cell>
              <table:table-cell office:value-type="float" office:value="-23.2046">
                <text:p>-23.2046</text:p>
              </table:table-cell>
              <table:table-cell office:value-type="float" office:value="-22.7135">
                <text:p>-22.7135</text:p>
              </table:table-cell>
              <table:table-cell office:value-type="float" office:value="-22.1656">
                <text:p>-22.1656</text:p>
              </table:table-cell>
              <table:table-cell office:value-type="float" office:value="-21.5623">
                <text:p>-21.5623</text:p>
              </table:table-cell>
              <table:table-cell office:value-type="float" office:value="-20.905">
                <text:p>-20.905</text:p>
              </table:table-cell>
              <table:table-cell office:value-type="float" office:value="-20.1956">
                <text:p>-20.1956</text:p>
              </table:table-cell>
              <table:table-cell office:value-type="float" office:value="-19.4356">
                <text:p>-19.4356</text:p>
              </table:table-cell>
              <table:table-cell office:value-type="float" office:value="-18.6271">
                <text:p>-18.6271</text:p>
              </table:table-cell>
              <table:table-cell office:value-type="float" office:value="-17.772">
                <text:p>-17.772</text:p>
              </table:table-cell>
              <table:table-cell office:value-type="float" office:value="-16.8725">
                <text:p>-16.8725</text:p>
              </table:table-cell>
              <table:table-cell office:value-type="float" office:value="-15.9308">
                <text:p>-15.9308</text:p>
              </table:table-cell>
              <table:table-cell office:value-type="float" office:value="-14.9493">
                <text:p>-14.9493</text:p>
              </table:table-cell>
              <table:table-cell office:value-type="float" office:value="-13.9305">
                <text:p>-13.9305</text:p>
              </table:table-cell>
              <table:table-cell office:value-type="float" office:value="-12.8768">
                <text:p>-12.8768</text:p>
              </table:table-cell>
              <table:table-cell office:value-type="float" office:value="-11.7909">
                <text:p>-11.7909</text:p>
              </table:table-cell>
              <table:table-cell office:value-type="float" office:value="-10.6756">
                <text:p>-10.6756</text:p>
              </table:table-cell>
              <table:table-cell office:value-type="float" office:value="-9.53358">
                <text:p>-9.53358</text:p>
              </table:table-cell>
              <table:table-cell office:value-type="float" office:value="-8.36773">
                <text:p>-8.36773</text:p>
              </table:table-cell>
              <table:table-cell office:value-type="float" office:value="-7.18096">
                <text:p>-7.18096</text:p>
              </table:table-cell>
              <table:table-cell office:value-type="float" office:value="-5.97625">
                <text:p>-5.97625</text:p>
              </table:table-cell>
              <table:table-cell office:value-type="float" office:value="-4.7566">
                <text:p>-4.7566</text:p>
              </table:table-cell>
              <table:table-cell office:value-type="float" office:value="-3.52506">
                <text:p>-3.52506</text:p>
              </table:table-cell>
              <table:table-cell office:value-type="float" office:value="-2.28471">
                <text:p>-2.28471</text:p>
              </table:table-cell>
              <table:table-cell office:value-type="float" office:value="-1.03865">
                <text:p>-1.03865</text:p>
              </table:table-cell>
              <table:table-cell office:value-type="float" office:value="0.210006">
                <text:p>0.210006</text:p>
              </table:table-cell>
              <table:table-cell office:value-type="float" office:value="1.45814">
                <text:p>1.45814</text:p>
              </table:table-cell>
              <table:table-cell office:value-type="float" office:value="2.70263">
                <text:p>2.70263</text:p>
              </table:table-cell>
              <table:table-cell office:value-type="float" office:value="3.94036">
                <text:p>3.94036</text:p>
              </table:table-cell>
              <table:table-cell office:value-type="float" office:value="5.16824">
                <text:p>5.16824</text:p>
              </table:table-cell>
              <table:table-cell office:value-type="float" office:value="6.38321">
                <text:p>6.38321</text:p>
              </table:table-cell>
              <table:table-cell office:value-type="float" office:value="7.58222">
                <text:p>7.58222</text:p>
              </table:table-cell>
              <table:table-cell office:value-type="float" office:value="8.76228">
                <text:p>8.76228</text:p>
              </table:table-cell>
              <table:table-cell office:value-type="float" office:value="9.92043">
                <text:p>9.92043</text:p>
              </table:table-cell>
              <table:table-cell office:value-type="float" office:value="11.0538">
                <text:p>11.0538</text:p>
              </table:table-cell>
              <table:table-cell office:value-type="float" office:value="12.1595">
                <text:p>12.1595</text:p>
              </table:table-cell>
              <table:table-cell office:value-type="float" office:value="13.2349">
                <text:p>13.2349</text:p>
              </table:table-cell>
              <table:table-cell office:value-type="float" office:value="14.2771">
                <text:p>14.2771</text:p>
              </table:table-cell>
              <table:table-cell office:value-type="float" office:value="15.2837">
                <text:p>15.2837</text:p>
              </table:table-cell>
              <table:table-cell office:value-type="float" office:value="16.2521">
                <text:p>16.2521</text:p>
              </table:table-cell>
              <table:table-cell office:value-type="float" office:value="17.1798">
                <text:p>17.1798</text:p>
              </table:table-cell>
              <table:table-cell office:value-type="float" office:value="18.0646">
                <text:p>18.0646</text:p>
              </table:table-cell>
              <table:table-cell office:value-type="float" office:value="18.9043">
                <text:p>18.9043</text:p>
              </table:table-cell>
              <table:table-cell office:value-type="float" office:value="19.6967">
                <text:p>19.6967</text:p>
              </table:table-cell>
              <table:table-cell office:value-type="float" office:value="20.4399">
                <text:p>20.4399</text:p>
              </table:table-cell>
              <table:table-cell office:value-type="float" office:value="21.132">
                <text:p>21.132</text:p>
              </table:table-cell>
              <table:table-cell office:value-type="float" office:value="21.7712">
                <text:p>21.7712</text:p>
              </table:table-cell>
              <table:table-cell office:value-type="float" office:value="22.3561">
                <text:p>22.3561</text:p>
              </table:table-cell>
              <table:table-cell office:value-type="float" office:value="22.8851">
                <text:p>22.8851</text:p>
              </table:table-cell>
              <table:table-cell office:value-type="float" office:value="23.3568">
                <text:p>23.3568</text:p>
              </table:table-cell>
              <table:table-cell office:value-type="float" office:value="23.7702">
                <text:p>23.7702</text:p>
              </table:table-cell>
              <table:table-cell office:value-type="float" office:value="24.1242">
                <text:p>24.1242</text:p>
              </table:table-cell>
              <table:table-cell office:value-type="float" office:value="24.4179">
                <text:p>24.4179</text:p>
              </table:table-cell>
              <table:table-cell office:value-type="float" office:value="24.6505">
                <text:p>24.6505</text:p>
              </table:table-cell>
              <table:table-cell office:value-type="float" office:value="24.8216">
                <text:p>24.8216</text:p>
              </table:table-cell>
              <table:table-cell office:value-type="float" office:value="24.9306">
                <text:p>24.9306</text:p>
              </table:table-cell>
              <table:table-cell office:value-type="float" office:value="24.9773">
                <text:p>24.9773</text:p>
              </table:table-cell>
              <table:table-cell office:value-type="float" office:value="24.9615">
                <text:p>24.9615</text:p>
              </table:table-cell>
              <table:table-cell office:value-type="float" office:value="24.8834">
                <text:p>24.8834</text:p>
              </table:table-cell>
              <table:table-cell office:value-type="float" office:value="24.743">
                <text:p>24.743</text:p>
              </table:table-cell>
              <table:table-cell office:value-type="float" office:value="24.5409">
                <text:p>24.5409</text:p>
              </table:table-cell>
              <table:table-cell office:value-type="float" office:value="18.2853">
                <text:p>18.285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8">
      <number:number number:decimal-places="8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08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6.211cm" svg:y="2.607cm" chart:style-name="ch2"/>
        <chart:plot-area chart:style-name="ch3" table:cell-range-address="Sheet3.A1:Sheet3.CV1 Sheet3.A8:Sheet3.CV10" chart:data-source-has-labels="both" svg:x="0.16cm" svg:y="0.14cm" svg:width="5.892cm" svg:height="6.578cm">
          <chart:axis chart:dimension="x" chart:name="primary-x" chart:style-name="ch4">
            <chart:categories table:cell-range-address="Sheet3.B1:Sheet3.CV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B8:Sheet3.CV8" chart:label-cell-address="Sheet3.A8:Sheet3.A8" chart:class="chart:line">
            <chart:data-point chart:repeated="99"/>
          </chart:series>
          <chart:series chart:style-name="ch8" chart:values-cell-range-address="Sheet3.B9:Sheet3.CV9" chart:label-cell-address="Sheet3.A9:Sheet3.A9" chart:class="chart:line">
            <chart:data-point chart:repeated="99"/>
          </chart:series>
          <chart:series chart:style-name="ch9" chart:values-cell-range-address="Sheet3.B10:Sheet3.CV10" chart:label-cell-address="Sheet3.A10:Sheet3.A10" chart:class="chart:line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1000000</text:p>
              </table:table-cell>
              <table:table-cell office:value-type="string">
                <text:p>0.02000000</text:p>
              </table:table-cell>
              <table:table-cell office:value-type="string">
                <text:p>0.03000000</text:p>
              </table:table-cell>
              <table:table-cell office:value-type="string">
                <text:p>0.04000000</text:p>
              </table:table-cell>
              <table:table-cell office:value-type="string">
                <text:p>0.05000000</text:p>
              </table:table-cell>
              <table:table-cell office:value-type="string">
                <text:p>0.06000000</text:p>
              </table:table-cell>
              <table:table-cell office:value-type="string">
                <text:p>0.07000000</text:p>
              </table:table-cell>
              <table:table-cell office:value-type="string">
                <text:p>0.08000000</text:p>
              </table:table-cell>
              <table:table-cell office:value-type="string">
                <text:p>0.09000000</text:p>
              </table:table-cell>
              <table:table-cell office:value-type="string">
                <text:p>0.10000000</text:p>
              </table:table-cell>
              <table:table-cell office:value-type="string">
                <text:p>0.11000000</text:p>
              </table:table-cell>
              <table:table-cell office:value-type="string">
                <text:p>0.12000000</text:p>
              </table:table-cell>
              <table:table-cell office:value-type="string">
                <text:p>0.13000000</text:p>
              </table:table-cell>
              <table:table-cell office:value-type="string">
                <text:p>0.14000000</text:p>
              </table:table-cell>
              <table:table-cell office:value-type="string">
                <text:p>0.15000000</text:p>
              </table:table-cell>
              <table:table-cell office:value-type="string">
                <text:p>0.16000000</text:p>
              </table:table-cell>
              <table:table-cell office:value-type="string">
                <text:p>0.17000000</text:p>
              </table:table-cell>
              <table:table-cell office:value-type="string">
                <text:p>0.18000000</text:p>
              </table:table-cell>
              <table:table-cell office:value-type="string">
                <text:p>0.19000000</text:p>
              </table:table-cell>
              <table:table-cell office:value-type="string">
                <text:p>0.20000000</text:p>
              </table:table-cell>
              <table:table-cell office:value-type="string">
                <text:p>0.21000000</text:p>
              </table:table-cell>
              <table:table-cell office:value-type="string">
                <text:p>0.22000000</text:p>
              </table:table-cell>
              <table:table-cell office:value-type="string">
                <text:p>0.23000000</text:p>
              </table:table-cell>
              <table:table-cell office:value-type="string">
                <text:p>0.24000000</text:p>
              </table:table-cell>
              <table:table-cell office:value-type="string">
                <text:p>0.25000000</text:p>
              </table:table-cell>
              <table:table-cell office:value-type="string">
                <text:p>0.26000000</text:p>
              </table:table-cell>
              <table:table-cell office:value-type="string">
                <text:p>0.27000000</text:p>
              </table:table-cell>
              <table:table-cell office:value-type="string">
                <text:p>0.28000000</text:p>
              </table:table-cell>
              <table:table-cell office:value-type="string">
                <text:p>0.29000000</text:p>
              </table:table-cell>
              <table:table-cell office:value-type="string">
                <text:p>0.30000000</text:p>
              </table:table-cell>
              <table:table-cell office:value-type="string">
                <text:p>0.31000000</text:p>
              </table:table-cell>
              <table:table-cell office:value-type="string">
                <text:p>0.32000000</text:p>
              </table:table-cell>
              <table:table-cell office:value-type="string">
                <text:p>0.33000000</text:p>
              </table:table-cell>
              <table:table-cell office:value-type="string">
                <text:p>0.34000000</text:p>
              </table:table-cell>
              <table:table-cell office:value-type="string">
                <text:p>0.35000000</text:p>
              </table:table-cell>
              <table:table-cell office:value-type="string">
                <text:p>0.36000000</text:p>
              </table:table-cell>
              <table:table-cell office:value-type="string">
                <text:p>0.37000000</text:p>
              </table:table-cell>
              <table:table-cell office:value-type="string">
                <text:p>0.38000000</text:p>
              </table:table-cell>
              <table:table-cell office:value-type="string">
                <text:p>0.39000000</text:p>
              </table:table-cell>
              <table:table-cell office:value-type="string">
                <text:p>0.40000000</text:p>
              </table:table-cell>
              <table:table-cell office:value-type="string">
                <text:p>0.41000000</text:p>
              </table:table-cell>
              <table:table-cell office:value-type="string">
                <text:p>0.42000000</text:p>
              </table:table-cell>
              <table:table-cell office:value-type="string">
                <text:p>0.43000000</text:p>
              </table:table-cell>
              <table:table-cell office:value-type="string">
                <text:p>0.44000000</text:p>
              </table:table-cell>
              <table:table-cell office:value-type="string">
                <text:p>0.45000000</text:p>
              </table:table-cell>
              <table:table-cell office:value-type="string">
                <text:p>0.46000000</text:p>
              </table:table-cell>
              <table:table-cell office:value-type="string">
                <text:p>0.47000000</text:p>
              </table:table-cell>
              <table:table-cell office:value-type="string">
                <text:p>0.48000000</text:p>
              </table:table-cell>
              <table:table-cell office:value-type="string">
                <text:p>0.49000000</text:p>
              </table:table-cell>
              <table:table-cell office:value-type="string">
                <text:p>0.50000000</text:p>
              </table:table-cell>
              <table:table-cell office:value-type="string">
                <text:p>0.51000000</text:p>
              </table:table-cell>
              <table:table-cell office:value-type="string">
                <text:p>0.52000000</text:p>
              </table:table-cell>
              <table:table-cell office:value-type="string">
                <text:p>0.53000000</text:p>
              </table:table-cell>
              <table:table-cell office:value-type="string">
                <text:p>0.54000000</text:p>
              </table:table-cell>
              <table:table-cell office:value-type="string">
                <text:p>0.55000000</text:p>
              </table:table-cell>
              <table:table-cell office:value-type="string">
                <text:p>0.56000000</text:p>
              </table:table-cell>
              <table:table-cell office:value-type="string">
                <text:p>0.57000000</text:p>
              </table:table-cell>
              <table:table-cell office:value-type="string">
                <text:p>0.58000000</text:p>
              </table:table-cell>
              <table:table-cell office:value-type="string">
                <text:p>0.59000000</text:p>
              </table:table-cell>
              <table:table-cell office:value-type="string">
                <text:p>0.60000000</text:p>
              </table:table-cell>
              <table:table-cell office:value-type="string">
                <text:p>0.61000000</text:p>
              </table:table-cell>
              <table:table-cell office:value-type="string">
                <text:p>0.62000000</text:p>
              </table:table-cell>
              <table:table-cell office:value-type="string">
                <text:p>0.63000000</text:p>
              </table:table-cell>
              <table:table-cell office:value-type="string">
                <text:p>0.64000000</text:p>
              </table:table-cell>
              <table:table-cell office:value-type="string">
                <text:p>0.65000000</text:p>
              </table:table-cell>
              <table:table-cell office:value-type="string">
                <text:p>0.66000000</text:p>
              </table:table-cell>
              <table:table-cell office:value-type="string">
                <text:p>0.67000000</text:p>
              </table:table-cell>
              <table:table-cell office:value-type="string">
                <text:p>0.68000000</text:p>
              </table:table-cell>
              <table:table-cell office:value-type="string">
                <text:p>0.69000000</text:p>
              </table:table-cell>
              <table:table-cell office:value-type="string">
                <text:p>0.70000000</text:p>
              </table:table-cell>
              <table:table-cell office:value-type="string">
                <text:p>0.71000000</text:p>
              </table:table-cell>
              <table:table-cell office:value-type="string">
                <text:p>0.72000000</text:p>
              </table:table-cell>
              <table:table-cell office:value-type="string">
                <text:p>0.73000000</text:p>
              </table:table-cell>
              <table:table-cell office:value-type="string">
                <text:p>0.74000000</text:p>
              </table:table-cell>
              <table:table-cell office:value-type="string">
                <text:p>0.75000000</text:p>
              </table:table-cell>
              <table:table-cell office:value-type="string">
                <text:p>0.76000000</text:p>
              </table:table-cell>
              <table:table-cell office:value-type="string">
                <text:p>0.77000000</text:p>
              </table:table-cell>
              <table:table-cell office:value-type="string">
                <text:p>0.78000000</text:p>
              </table:table-cell>
              <table:table-cell office:value-type="string">
                <text:p>0.79000000</text:p>
              </table:table-cell>
              <table:table-cell office:value-type="string">
                <text:p>0.80000000</text:p>
              </table:table-cell>
              <table:table-cell office:value-type="string">
                <text:p>0.81000000</text:p>
              </table:table-cell>
              <table:table-cell office:value-type="string">
                <text:p>0.82000000</text:p>
              </table:table-cell>
              <table:table-cell office:value-type="string">
                <text:p>0.83000000</text:p>
              </table:table-cell>
              <table:table-cell office:value-type="string">
                <text:p>0.84000000</text:p>
              </table:table-cell>
              <table:table-cell office:value-type="string">
                <text:p>0.85000000</text:p>
              </table:table-cell>
              <table:table-cell office:value-type="string">
                <text:p>0.86000000</text:p>
              </table:table-cell>
              <table:table-cell office:value-type="string">
                <text:p>0.87000000</text:p>
              </table:table-cell>
              <table:table-cell office:value-type="string">
                <text:p>0.88000000</text:p>
              </table:table-cell>
              <table:table-cell office:value-type="string">
                <text:p>0.89000000</text:p>
              </table:table-cell>
              <table:table-cell office:value-type="string">
                <text:p>0.90000000</text:p>
              </table:table-cell>
              <table:table-cell office:value-type="string">
                <text:p>0.91000000</text:p>
              </table:table-cell>
              <table:table-cell office:value-type="string">
                <text:p>0.92000000</text:p>
              </table:table-cell>
              <table:table-cell office:value-type="string">
                <text:p>0.93000000</text:p>
              </table:table-cell>
              <table:table-cell office:value-type="string">
                <text:p>0.94000000</text:p>
              </table:table-cell>
              <table:table-cell office:value-type="string">
                <text:p>0.95000000</text:p>
              </table:table-cell>
              <table:table-cell office:value-type="string">
                <text:p>0.96000000</text:p>
              </table:table-cell>
              <table:table-cell office:value-type="string">
                <text:p>0.97000000</text:p>
              </table:table-cell>
              <table:table-cell office:value-type="string">
                <text:p>0.98000000</text:p>
              </table:table-cell>
              <table:table-cell office:value-type="string">
                <text:p>0.99000000</text:p>
              </table:table-cell>
            </table:table-row>
          </table:table-header-rows>
          <table:table-rows>
            <table:table-row>
              <table:table-cell office:value-type="string">
                <text:p>y</text:p>
              </table:table-cell>
              <table:table-cell office:value-type="float" office:value="0.0499791692706783">
                <text:p>0.0499791692706783</text:p>
              </table:table-cell>
              <table:table-cell office:value-type="float" office:value="0.0998334166468282">
                <text:p>0.0998334166468282</text:p>
              </table:table-cell>
              <table:table-cell office:value-type="float" office:value="0.149438132473599">
                <text:p>0.149438132473599</text:p>
              </table:table-cell>
              <table:table-cell office:value-type="float" office:value="0.198669330795061">
                <text:p>0.198669330795061</text:p>
              </table:table-cell>
              <table:table-cell office:value-type="float" office:value="0.247403959254523">
                <text:p>0.247403959254523</text:p>
              </table:table-cell>
              <table:table-cell office:value-type="float" office:value="0.29552020666134">
                <text:p>0.29552020666134</text:p>
              </table:table-cell>
              <table:table-cell office:value-type="float" office:value="0.342897807455451">
                <text:p>0.342897807455451</text:p>
              </table:table-cell>
              <table:table-cell office:value-type="float" office:value="0.389418342308651">
                <text:p>0.389418342308651</text:p>
              </table:table-cell>
              <table:table-cell office:value-type="float" office:value="0.43496553411123">
                <text:p>0.43496553411123</text:p>
              </table:table-cell>
              <table:table-cell office:value-type="float" office:value="0.479425538604203">
                <text:p>0.479425538604203</text:p>
              </table:table-cell>
              <table:table-cell office:value-type="float" office:value="0.522687228930659">
                <text:p>0.522687228930659</text:p>
              </table:table-cell>
              <table:table-cell office:value-type="float" office:value="0.564642473395035">
                <text:p>0.564642473395035</text:p>
              </table:table-cell>
              <table:table-cell office:value-type="float" office:value="0.60518640573604">
                <text:p>0.60518640573604</text:p>
              </table:table-cell>
              <table:table-cell office:value-type="float" office:value="0.644217687237691">
                <text:p>0.644217687237691</text:p>
              </table:table-cell>
              <table:table-cell office:value-type="float" office:value="0.681638760023334">
                <text:p>0.681638760023334</text:p>
              </table:table-cell>
              <table:table-cell office:value-type="float" office:value="0.717356090899523">
                <text:p>0.717356090899523</text:p>
              </table:table-cell>
              <table:table-cell office:value-type="float" office:value="0.751280405140293">
                <text:p>0.751280405140293</text:p>
              </table:table-cell>
              <table:table-cell office:value-type="float" office:value="0.783326909627483">
                <text:p>0.783326909627483</text:p>
              </table:table-cell>
              <table:table-cell office:value-type="float" office:value="0.813415504789374">
                <text:p>0.813415504789374</text:p>
              </table:table-cell>
              <table:table-cell office:value-type="float" office:value="0.841470984807896">
                <text:p>0.841470984807896</text:p>
              </table:table-cell>
              <table:table-cell office:value-type="float" office:value="0.867423225594017">
                <text:p>0.867423225594017</text:p>
              </table:table-cell>
              <table:table-cell office:value-type="float" office:value="0.891207360061435">
                <text:p>0.891207360061435</text:p>
              </table:table-cell>
              <table:table-cell office:value-type="float" office:value="0.912763940260521">
                <text:p>0.912763940260521</text:p>
              </table:table-cell>
              <table:table-cell office:value-type="float" office:value="0.932039085967226">
                <text:p>0.932039085967226</text:p>
              </table:table-cell>
              <table:table-cell office:value-type="float" office:value="0.948984619355586">
                <text:p>0.948984619355586</text:p>
              </table:table-cell>
              <table:table-cell office:value-type="float" office:value="0.963558185417193">
                <text:p>0.963558185417193</text:p>
              </table:table-cell>
              <table:table-cell office:value-type="float" office:value="0.975723357826659">
                <text:p>0.975723357826659</text:p>
              </table:table-cell>
              <table:table-cell office:value-type="float" office:value="0.98544972998846">
                <text:p>0.98544972998846</text:p>
              </table:table-cell>
              <table:table-cell office:value-type="float" office:value="0.992712991037588">
                <text:p>0.992712991037588</text:p>
              </table:table-cell>
              <table:table-cell office:value-type="float" office:value="0.997494986604054">
                <text:p>0.997494986604054</text:p>
              </table:table-cell>
              <table:table-cell office:value-type="float" office:value="0.999783764189357">
                <text:p>0.999783764189357</text:p>
              </table:table-cell>
              <table:table-cell office:value-type="float" office:value="0.999573603041505">
                <text:p>0.999573603041505</text:p>
              </table:table-cell>
              <table:table-cell office:value-type="float" office:value="0.996865028453919">
                <text:p>0.996865028453919</text:p>
              </table:table-cell>
              <table:table-cell office:value-type="float" office:value="0.991664810452469">
                <text:p>0.991664810452469</text:p>
              </table:table-cell>
              <table:table-cell office:value-type="float" office:value="0.983985946873937">
                <text:p>0.983985946873937</text:p>
              </table:table-cell>
              <table:table-cell office:value-type="float" office:value="0.973847630878195">
                <text:p>0.973847630878195</text:p>
              </table:table-cell>
              <table:table-cell office:value-type="float" office:value="0.9612752029753">
                <text:p>0.9612752029753</text:p>
              </table:table-cell>
              <table:table-cell office:value-type="float" office:value="0.946300087687414">
                <text:p>0.946300087687414</text:p>
              </table:table-cell>
              <table:table-cell office:value-type="float" office:value="0.928959715003869">
                <text:p>0.928959715003869</text:p>
              </table:table-cell>
              <table:table-cell office:value-type="float" office:value="0.909297426825682">
                <text:p>0.909297426825682</text:p>
              </table:table-cell>
              <table:table-cell office:value-type="float" office:value="0.887362368633375">
                <text:p>0.887362368633375</text:p>
              </table:table-cell>
              <table:table-cell office:value-type="float" office:value="0.863209366648874">
                <text:p>0.863209366648874</text:p>
              </table:table-cell>
              <table:table-cell office:value-type="float" office:value="0.836898790798498">
                <text:p>0.836898790798498</text:p>
              </table:table-cell>
              <table:table-cell office:value-type="float" office:value="0.80849640381959">
                <text:p>0.80849640381959</text:p>
              </table:table-cell>
              <table:table-cell office:value-type="float" office:value="0.778073196887921">
                <text:p>0.778073196887921</text:p>
              </table:table-cell>
              <table:table-cell office:value-type="float" office:value="0.74570521217672">
                <text:p>0.74570521217672</text:p>
              </table:table-cell>
              <table:table-cell office:value-type="float" office:value="0.711473352790844">
                <text:p>0.711473352790844</text:p>
              </table:table-cell>
              <table:table-cell office:value-type="float" office:value="0.675463180551151">
                <text:p>0.675463180551151</text:p>
              </table:table-cell>
              <table:table-cell office:value-type="float" office:value="0.637764702134504">
                <text:p>0.637764702134504</text:p>
              </table:table-cell>
              <table:table-cell office:value-type="float" office:value="0.598472144103957">
                <text:p>0.598472144103957</text:p>
              </table:table-cell>
              <table:table-cell office:value-type="float" office:value="0.557683717391417">
                <text:p>0.557683717391417</text:p>
              </table:table-cell>
              <table:table-cell office:value-type="float" office:value="0.515501371821464">
                <text:p>0.515501371821464</text:p>
              </table:table-cell>
              <table:table-cell office:value-type="float" office:value="0.472030541289882">
                <text:p>0.472030541289882</text:p>
              </table:table-cell>
              <table:table-cell office:value-type="float" office:value="0.42737988023383">
                <text:p>0.42737988023383</text:p>
              </table:table-cell>
              <table:table-cell office:value-type="float" office:value="0.381660992052332">
                <text:p>0.381660992052332</text:p>
              </table:table-cell>
              <table:table-cell office:value-type="float" office:value="0.334988150155905">
                <text:p>0.334988150155905</text:p>
              </table:table-cell>
              <table:table-cell office:value-type="float" office:value="0.287478012342544">
                <text:p>0.287478012342544</text:p>
              </table:table-cell>
              <table:table-cell office:value-type="float" office:value="0.239249329213982">
                <text:p>0.239249329213982</text:p>
              </table:table-cell>
              <table:table-cell office:value-type="float" office:value="0.190422647361027">
                <text:p>0.190422647361027</text:p>
              </table:table-cell>
              <table:table-cell office:value-type="float" office:value="0.141120008059867">
                <text:p>0.141120008059867</text:p>
              </table:table-cell>
              <table:table-cell office:value-type="float" office:value="0.0914646422324372">
                <text:p>0.0914646422324372</text:p>
              </table:table-cell>
              <table:table-cell office:value-type="float" office:value="0.0415806624332905">
                <text:p>0.0415806624332905</text:p>
              </table:table-cell>
              <table:table-cell office:value-type="float" office:value="-0.00840724736714862">
                <text:p>-0.00840724736714862</text:p>
              </table:table-cell>
              <table:table-cell office:value-type="float" office:value="-0.0583741434275801">
                <text:p>-0.0583741434275801</text:p>
              </table:table-cell>
              <table:table-cell office:value-type="float" office:value="-0.108195134530108">
                <text:p>-0.108195134530108</text:p>
              </table:table-cell>
              <table:table-cell office:value-type="float" office:value="-0.157745694143249">
                <text:p>-0.157745694143249</text:p>
              </table:table-cell>
              <table:table-cell office:value-type="float" office:value="-0.2069019716734">
                <text:p>-0.2069019716734</text:p>
              </table:table-cell>
              <table:table-cell office:value-type="float" office:value="-0.255541102026832">
                <text:p>-0.255541102026832</text:p>
              </table:table-cell>
              <table:table-cell office:value-type="float" office:value="-0.303541512708429">
                <text:p>-0.303541512708429</text:p>
              </table:table-cell>
              <table:table-cell office:value-type="float" office:value="-0.35078322768962">
                <text:p>-0.35078322768962</text:p>
              </table:table-cell>
              <table:table-cell office:value-type="float" office:value="-0.39714816728596">
                <text:p>-0.39714816728596</text:p>
              </table:table-cell>
              <table:table-cell office:value-type="float" office:value="-0.442520443294852">
                <text:p>-0.442520443294852</text:p>
              </table:table-cell>
              <table:table-cell office:value-type="float" office:value="-0.486786648655699">
                <text:p>-0.486786648655699</text:p>
              </table:table-cell>
              <table:table-cell office:value-type="float" office:value="-0.529836140908493">
                <text:p>-0.529836140908493</text:p>
              </table:table-cell>
              <table:table-cell office:value-type="float" office:value="-0.571561318742344">
                <text:p>-0.571561318742344</text:p>
              </table:table-cell>
              <table:table-cell office:value-type="float" office:value="-0.611857890942719">
                <text:p>-0.611857890942719</text:p>
              </table:table-cell>
              <table:table-cell office:value-type="float" office:value="-0.650625137065167">
                <text:p>-0.650625137065167</text:p>
              </table:table-cell>
              <table:table-cell office:value-type="float" office:value="-0.687766159183974">
                <text:p>-0.687766159183974</text:p>
              </table:table-cell>
              <table:table-cell office:value-type="float" office:value="-0.723188124086512">
                <text:p>-0.723188124086512</text:p>
              </table:table-cell>
              <table:table-cell office:value-type="float" office:value="-0.756802495307928">
                <text:p>-0.756802495307928</text:p>
              </table:table-cell>
              <table:table-cell office:value-type="float" office:value="-0.788525254426196">
                <text:p>-0.788525254426196</text:p>
              </table:table-cell>
              <table:table-cell office:value-type="float" office:value="-0.818277111064411">
                <text:p>-0.818277111064411</text:p>
              </table:table-cell>
              <table:table-cell office:value-type="float" office:value="-0.845983701075446">
                <text:p>-0.845983701075446</text:p>
              </table:table-cell>
              <table:table-cell office:value-type="float" office:value="-0.871575772413588">
                <text:p>-0.871575772413588</text:p>
              </table:table-cell>
              <table:table-cell office:value-type="float" office:value="-0.894989358228583">
                <text:p>-0.894989358228583</text:p>
              </table:table-cell>
              <table:table-cell office:value-type="float" office:value="-0.916165936749455">
                <text:p>-0.916165936749455</text:p>
              </table:table-cell>
              <table:table-cell office:value-type="float" office:value="-0.935052577558449">
                <text:p>-0.935052577558449</text:p>
              </table:table-cell>
              <table:table-cell office:value-type="float" office:value="-0.951602073889516">
                <text:p>-0.951602073889516</text:p>
              </table:table-cell>
              <table:table-cell office:value-type="float" office:value="-0.965773060620639">
                <text:p>-0.965773060620639</text:p>
              </table:table-cell>
              <table:table-cell office:value-type="float" office:value="-0.977530117665097">
                <text:p>-0.977530117665097</text:p>
              </table:table-cell>
              <table:table-cell office:value-type="float" office:value="-0.986843858503236">
                <text:p>-0.986843858503236</text:p>
              </table:table-cell>
              <table:table-cell office:value-type="float" office:value="-0.993691003633464">
                <text:p>-0.993691003633464</text:p>
              </table:table-cell>
              <table:table-cell office:value-type="float" office:value="-0.998054438758879">
                <text:p>-0.998054438758879</text:p>
              </table:table-cell>
              <table:table-cell office:value-type="float" office:value="-0.999923257564101">
                <text:p>-0.999923257564101</text:p>
              </table:table-cell>
              <table:table-cell office:value-type="float" office:value="-0.999292788975378">
                <text:p>-0.999292788975378</text:p>
              </table:table-cell>
              <table:table-cell office:value-type="float" office:value="-0.996164608835841">
                <text:p>-0.996164608835841</text:p>
              </table:table-cell>
              <table:table-cell office:value-type="float" office:value="-0.990546535966713">
                <text:p>-0.990546535966713</text:p>
              </table:table-cell>
              <table:table-cell office:value-type="float" office:value="-0.982452612624332">
                <text:p>-0.982452612624332</text:p>
              </table:table-cell>
              <table:table-cell office:value-type="float" office:value="-0.971903069401821">
                <text:p>-0.971903069401821</text:p>
              </table:table-cell>
            </table:table-row>
            <table:table-row>
              <table:table-cell office:value-type="string">
                <text:p>dy</text:p>
              </table:table-cell>
              <table:table-cell office:value-type="float" office:value="4.99375130197483">
                <text:p>4.99375130197483</text:p>
              </table:table-cell>
              <table:table-cell office:value-type="float" office:value="4.97502082639013">
                <text:p>4.97502082639013</text:p>
              </table:table-cell>
              <table:table-cell office:value-type="float" office:value="4.94385538968021">
                <text:p>4.94385538968021</text:p>
              </table:table-cell>
              <table:table-cell office:value-type="float" office:value="4.90033288920621">
                <text:p>4.90033288920621</text:p>
              </table:table-cell>
              <table:table-cell office:value-type="float" office:value="4.84456210855322">
                <text:p>4.84456210855322</text:p>
              </table:table-cell>
              <table:table-cell office:value-type="float" office:value="4.77668244562803">
                <text:p>4.77668244562803</text:p>
              </table:table-cell>
              <table:table-cell office:value-type="float" office:value="4.69686356423689">
                <text:p>4.69686356423689</text:p>
              </table:table-cell>
              <table:table-cell office:value-type="float" office:value="4.60530497001443">
                <text:p>4.60530497001443</text:p>
              </table:table-cell>
              <table:table-cell office:value-type="float" office:value="4.50223551176338">
                <text:p>4.50223551176338</text:p>
              </table:table-cell>
              <table:table-cell office:value-type="float" office:value="4.38791280945186">
                <text:p>4.38791280945186</text:p>
              </table:table-cell>
              <table:table-cell office:value-type="float" office:value="4.26262261029753">
                <text:p>4.26262261029753</text:p>
              </table:table-cell>
              <table:table-cell office:value-type="float" office:value="4.12667807454839">
                <text:p>4.12667807454839</text:p>
              </table:table-cell>
              <table:table-cell office:value-type="float" office:value="3.98041899274528">
                <text:p>3.98041899274528</text:p>
              </table:table-cell>
              <table:table-cell office:value-type="float" office:value="3.82421093642244">
                <text:p>3.82421093642244</text:p>
              </table:table-cell>
              <table:table-cell office:value-type="float" office:value="3.6584443443691">
                <text:p>3.6584443443691</text:p>
              </table:table-cell>
              <table:table-cell office:value-type="float" office:value="3.48353354673583">
                <text:p>3.48353354673583</text:p>
              </table:table-cell>
              <table:table-cell office:value-type="float" office:value="3.29991572942491">
                <text:p>3.29991572942491</text:p>
              </table:table-cell>
              <table:table-cell office:value-type="float" office:value="3.10804984135332">
                <text:p>3.10804984135332</text:p>
              </table:table-cell>
              <table:table-cell office:value-type="float" office:value="2.90841544731942">
                <text:p>2.90841544731942</text:p>
              </table:table-cell>
              <table:table-cell office:value-type="float" office:value="2.7015115293407">
                <text:p>2.7015115293407</text:p>
              </table:table-cell>
              <table:table-cell office:value-type="float" office:value="2.48785523945863">
                <text:p>2.48785523945863</text:p>
              </table:table-cell>
              <table:table-cell office:value-type="float" office:value="2.26798060712789">
                <text:p>2.26798060712789</text:p>
              </table:table-cell>
              <table:table-cell office:value-type="float" office:value="2.04243720442079">
                <text:p>2.04243720442079</text:p>
              </table:table-cell>
              <table:table-cell office:value-type="float" office:value="1.81178877238337">
                <text:p>1.81178877238337</text:p>
              </table:table-cell>
              <table:table-cell office:value-type="float" office:value="1.57661181197634">
                <text:p>1.57661181197634</text:p>
              </table:table-cell>
              <table:table-cell office:value-type="float" office:value="1.33749414312294">
                <text:p>1.33749414312294</text:p>
              </table:table-cell>
              <table:table-cell office:value-type="float" office:value="1.09503343546521">
                <text:p>1.09503343546521</text:p>
              </table:table-cell>
              <table:table-cell office:value-type="float" office:value="0.849835714501204">
                <text:p>0.849835714501204</text:p>
              </table:table-cell>
              <table:table-cell office:value-type="float" office:value="0.602513846836833">
                <text:p>0.602513846836833</text:p>
              </table:table-cell>
              <table:table-cell office:value-type="float" office:value="0.353686008338513">
                <text:p>0.353686008338513</text:p>
              </table:table-cell>
              <table:table-cell office:value-type="float" office:value="0.103974139015462">
                <text:p>0.103974139015462</text:p>
              </table:table-cell>
              <table:table-cell office:value-type="float" office:value="-0.145997611506444">
                <text:p>-0.145997611506444</text:p>
              </table:table-cell>
              <table:table-cell office:value-type="float" office:value="-0.39560444403367">
                <text:p>-0.39560444403367</text:p>
              </table:table-cell>
              <table:table-cell office:value-type="float" office:value="-0.644222471477624">
                <text:p>-0.644222471477624</text:p>
              </table:table-cell>
              <table:table-cell office:value-type="float" office:value="-0.891230278247461">
                <text:p>-0.891230278247461</text:p>
              </table:table-cell>
              <table:table-cell office:value-type="float" office:value="-1.13601047346543">
                <text:p>-1.13601047346543</text:p>
              </table:table-cell>
              <table:table-cell office:value-type="float" office:value="-1.37795123412256">
                <text:p>-1.37795123412256</text:p>
              </table:table-cell>
              <table:table-cell office:value-type="float" office:value="-1.61644783431752">
                <text:p>-1.61644783431752</text:p>
              </table:table-cell>
              <table:table-cell office:value-type="float" office:value="-1.85090415675644">
                <text:p>-1.85090415675644</text:p>
              </table:table-cell>
              <table:table-cell office:value-type="float" office:value="-2.08073418273571">
                <text:p>-2.08073418273571</text:p>
              </table:table-cell>
              <table:table-cell office:value-type="float" office:value="-2.30536345688357">
                <text:p>-2.30536345688357</text:p>
              </table:table-cell>
              <table:table-cell office:value-type="float" office:value="-2.52423052299929">
                <text:p>-2.52423052299929</text:p>
              </table:table-cell>
              <table:table-cell office:value-type="float" office:value="-2.73678832740135">
                <text:p>-2.73678832740135</text:p>
              </table:table-cell>
              <table:table-cell office:value-type="float" office:value="-2.94250558627673">
                <text:p>-2.94250558627673</text:p>
              </table:table-cell>
              <table:table-cell office:value-type="float" office:value="-3.1408681136137">
                <text:p>-3.1408681136137</text:p>
              </table:table-cell>
              <table:table-cell office:value-type="float" office:value="-3.33138010639912">
                <text:p>-3.33138010639912</text:p>
              </table:table-cell>
              <table:table-cell office:value-type="float" office:value="-3.51356538386777">
                <text:p>-3.51356538386777</text:p>
              </table:table-cell>
              <table:table-cell office:value-type="float" office:value="-3.68696857770623">
                <text:p>-3.68696857770623</text:p>
              </table:table-cell>
              <table:table-cell office:value-type="float" office:value="-3.85115627023654">
                <text:p>-3.85115627023654</text:p>
              </table:table-cell>
              <table:table-cell office:value-type="float" office:value="-4.00571807773467">
                <text:p>-4.00571807773467</text:p>
              </table:table-cell>
              <table:table-cell office:value-type="float" office:value="-4.15026767617611">
                <text:p>-4.15026767617611</text:p>
              </table:table-cell>
              <table:table-cell office:value-type="float" office:value="-4.28444376684474">
                <text:p>-4.28444376684474</text:p>
              </table:table-cell>
              <table:table-cell office:value-type="float" office:value="-4.40791097939143">
                <text:p>-4.40791097939143</text:p>
              </table:table-cell>
              <table:table-cell office:value-type="float" office:value="-4.52036071008531">
                <text:p>-4.52036071008531</text:p>
              </table:table-cell>
              <table:table-cell office:value-type="float" office:value="-4.62151189316232">
                <text:p>-4.62151189316232</text:p>
              </table:table-cell>
              <table:table-cell office:value-type="float" office:value="-4.71111170334329">
                <text:p>-4.71111170334329</text:p>
              </table:table-cell>
              <table:table-cell office:value-type="float" office:value="-4.78893618776545">
                <text:p>-4.78893618776545</text:p>
              </table:table-cell>
              <table:table-cell office:value-type="float" office:value="-4.85479082574795">
                <text:p>-4.85479082574795</text:p>
              </table:table-cell>
              <table:table-cell office:value-type="float" office:value="-4.90851101499227">
                <text:p>-4.90851101499227</text:p>
              </table:table-cell>
              <table:table-cell office:value-type="float" office:value="-4.94996248300223">
                <text:p>-4.94996248300223</text:p>
              </table:table-cell>
              <table:table-cell office:value-type="float" office:value="-4.97904162269531">
                <text:p>-4.97904162269531</text:p>
              </table:table-cell>
              <table:table-cell office:value-type="float" office:value="-4.9956757513664">
                <text:p>-4.9956757513664</text:p>
              </table:table-cell>
              <table:table-cell office:value-type="float" office:value="-4.99982329235671">
                <text:p>-4.99982329235671</text:p>
              </table:table-cell>
              <table:table-cell office:value-type="float" office:value="-4.99147387897377">
                <text:p>-4.99147387897377</text:p>
              </table:table-cell>
              <table:table-cell office:value-type="float" office:value="-4.97064838040273">
                <text:p>-4.97064838040273</text:p>
              </table:table-cell>
              <table:table-cell office:value-type="float" office:value="-4.93739884954432">
                <text:p>-4.93739884954432</text:p>
              </table:table-cell>
              <table:table-cell office:value-type="float" office:value="-4.89180839290967">
                <text:p>-4.89180839290967</text:p>
              </table:table-cell>
              <table:table-cell office:value-type="float" office:value="-4.8339909628973">
                <text:p>-4.8339909628973</text:p>
              </table:table-cell>
              <table:table-cell office:value-type="float" office:value="-4.76409107297152">
                <text:p>-4.76409107297152</text:p>
              </table:table-cell>
              <table:table-cell office:value-type="float" office:value="-4.68228343645398">
                <text:p>-4.68228343645398</text:p>
              </table:table-cell>
              <table:table-cell office:value-type="float" office:value="-4.58877252983138">
                <text:p>-4.58877252983138</text:p>
              </table:table-cell>
              <table:table-cell office:value-type="float" office:value="-4.48379208167074">
                <text:p>-4.48379208167074</text:p>
              </table:table-cell>
              <table:table-cell office:value-type="float" office:value="-4.36760448841969">
                <text:p>-4.36760448841969</text:p>
              </table:table-cell>
              <table:table-cell office:value-type="float" office:value="-4.24050015855204">
                <text:p>-4.24050015855204</text:p>
              </table:table-cell>
              <table:table-cell office:value-type="float" office:value="-4.1027967866978">
                <text:p>-4.1027967866978</text:p>
              </table:table-cell>
              <table:table-cell office:value-type="float" office:value="-3.95483855957208">
                <text:p>-3.95483855957208</text:p>
              </table:table-cell>
              <table:table-cell office:value-type="float" office:value="-3.79699529568754">
                <text:p>-3.79699529568754</text:p>
              </table:table-cell>
              <table:table-cell office:value-type="float" office:value="-3.6296615210007">
                <text:p>-3.6296615210007</text:p>
              </table:table-cell>
              <table:table-cell office:value-type="float" office:value="-3.45325548280254">
                <text:p>-3.45325548280254</text:p>
              </table:table-cell>
              <table:table-cell office:value-type="float" office:value="-3.26821810431806">
                <text:p>-3.26821810431806</text:p>
              </table:table-cell>
              <table:table-cell office:value-type="float" office:value="-3.07501188262787">
                <text:p>-3.07501188262787</text:p>
              </table:table-cell>
              <table:table-cell office:value-type="float" office:value="-2.87411973266634">
                <text:p>-2.87411973266634</text:p>
              </table:table-cell>
              <table:table-cell office:value-type="float" office:value="-2.66604378018577">
                <text:p>-2.66604378018577</text:p>
              </table:table-cell>
              <table:table-cell office:value-type="float" office:value="-2.4513041067035">
                <text:p>-2.4513041067035</text:p>
              </table:table-cell>
              <table:table-cell office:value-type="float" office:value="-2.23043744956896">
                <text:p>-2.23043744956896</text:p>
              </table:table-cell>
              <table:table-cell office:value-type="float" office:value="-2.00399586039988">
                <text:p>-2.00399586039988</text:p>
              </table:table-cell>
              <table:table-cell office:value-type="float" office:value="-1.77254532524066">
                <text:p>-1.77254532524066</text:p>
              </table:table-cell>
              <table:table-cell office:value-type="float" office:value="-1.5366643498921">
                <text:p>-1.5366643498921</text:p>
              </table:table-cell>
              <table:table-cell office:value-type="float" office:value="-1.29694251394813">
                <text:p>-1.29694251394813</text:p>
              </table:table-cell>
              <table:table-cell office:value-type="float" office:value="-1.0539789971539">
                <text:p>-1.0539789971539</text:p>
              </table:table-cell>
              <table:table-cell office:value-type="float" office:value="-0.808381081768432">
                <text:p>-0.808381081768432</text:p>
              </table:table-cell>
              <table:table-cell office:value-type="float" office:value="-0.56076263467527">
                <text:p>-0.56076263467527</text:p>
              </table:table-cell>
              <table:table-cell office:value-type="float" office:value="-0.311742573034958">
                <text:p>-0.311742573034958</text:p>
              </table:table-cell>
              <table:table-cell office:value-type="float" office:value="-0.0619433173144528">
                <text:p>-0.0619433173144528</text:p>
              </table:table-cell>
              <table:table-cell office:value-type="float" office:value="0.188010764439883">
                <text:p>0.188010764439883</text:p>
              </table:table-cell>
              <table:table-cell office:value-type="float" office:value="0.437494917197232">
                <text:p>0.437494917197232</text:p>
              </table:table-cell>
              <table:table-cell office:value-type="float" office:value="0.685885560504536">
                <text:p>0.685885560504536</text:p>
              </table:table-cell>
              <table:table-cell office:value-type="float" office:value="0.932561847112879">
                <text:p>0.932561847112879</text:p>
              </table:table-cell>
              <table:table-cell office:value-type="float" office:value="1.17690721477226">
                <text:p>1.17690721477226</text:p>
              </table:table-cell>
            </table:table-row>
            <table:table-row>
              <table:table-cell office:value-type="string">
                <text:p>d2y</text:p>
              </table:table-cell>
              <table:table-cell office:value-type="float" office:value="-1.24947923176696">
                <text:p>-1.24947923176696</text:p>
              </table:table-cell>
              <table:table-cell office:value-type="float" office:value="-2.4958354161707">
                <text:p>-2.4958354161707</text:p>
              </table:table-cell>
              <table:table-cell office:value-type="float" office:value="-3.73595331183998">
                <text:p>-3.73595331183998</text:p>
              </table:table-cell>
              <table:table-cell office:value-type="float" office:value="-4.96673326987653">
                <text:p>-4.96673326987653</text:p>
              </table:table-cell>
              <table:table-cell office:value-type="float" office:value="-6.18509898136307">
                <text:p>-6.18509898136307</text:p>
              </table:table-cell>
              <table:table-cell office:value-type="float" office:value="-7.38800516653349">
                <text:p>-7.38800516653349</text:p>
              </table:table-cell>
              <table:table-cell office:value-type="float" office:value="-8.57244518638628">
                <text:p>-8.57244518638628</text:p>
              </table:table-cell>
              <table:table-cell office:value-type="float" office:value="-9.73545855771626">
                <text:p>-9.73545855771626</text:p>
              </table:table-cell>
              <table:table-cell office:value-type="float" office:value="-10.8741383527808">
                <text:p>-10.8741383527808</text:p>
              </table:table-cell>
              <table:table-cell office:value-type="float" office:value="-11.9856384651051">
                <text:p>-11.9856384651051</text:p>
              </table:table-cell>
              <table:table-cell office:value-type="float" office:value="-13.0671807232665">
                <text:p>-13.0671807232665</text:p>
              </table:table-cell>
              <table:table-cell office:value-type="float" office:value="-14.1160618348759">
                <text:p>-14.1160618348759</text:p>
              </table:table-cell>
              <table:table-cell office:value-type="float" office:value="-15.129660143401">
                <text:p>-15.129660143401</text:p>
              </table:table-cell>
              <table:table-cell office:value-type="float" office:value="-16.1054421809423">
                <text:p>-16.1054421809423</text:p>
              </table:table-cell>
              <table:table-cell office:value-type="float" office:value="-17.0409690005834">
                <text:p>-17.0409690005834</text:p>
              </table:table-cell>
              <table:table-cell office:value-type="float" office:value="-17.9339022724881">
                <text:p>-17.9339022724881</text:p>
              </table:table-cell>
              <table:table-cell office:value-type="float" office:value="-18.7820101285073">
                <text:p>-18.7820101285073</text:p>
              </table:table-cell>
              <table:table-cell office:value-type="float" office:value="-19.5831727406871">
                <text:p>-19.5831727406871</text:p>
              </table:table-cell>
              <table:table-cell office:value-type="float" office:value="-20.3353876197343">
                <text:p>-20.3353876197343</text:p>
              </table:table-cell>
              <table:table-cell office:value-type="float" office:value="-21.0367746201974">
                <text:p>-21.0367746201974</text:p>
              </table:table-cell>
              <table:table-cell office:value-type="float" office:value="-21.6855806398504">
                <text:p>-21.6855806398504</text:p>
              </table:table-cell>
              <table:table-cell office:value-type="float" office:value="-22.2801840015359">
                <text:p>-22.2801840015359</text:p>
              </table:table-cell>
              <table:table-cell office:value-type="float" office:value="-22.819098506513">
                <text:p>-22.819098506513</text:p>
              </table:table-cell>
              <table:table-cell office:value-type="float" office:value="-23.3009771491807">
                <text:p>-23.3009771491807</text:p>
              </table:table-cell>
              <table:table-cell office:value-type="float" office:value="-23.7246154838897">
                <text:p>-23.7246154838897</text:p>
              </table:table-cell>
              <table:table-cell office:value-type="float" office:value="-24.0889546354298">
                <text:p>-24.0889546354298</text:p>
              </table:table-cell>
              <table:table-cell office:value-type="float" office:value="-24.3930839456665">
                <text:p>-24.3930839456665</text:p>
              </table:table-cell>
              <table:table-cell office:value-type="float" office:value="-24.6362432497115">
                <text:p>-24.6362432497115</text:p>
              </table:table-cell>
              <table:table-cell office:value-type="float" office:value="-24.8178247759397">
                <text:p>-24.8178247759397</text:p>
              </table:table-cell>
              <table:table-cell office:value-type="float" office:value="-24.9373746651014">
                <text:p>-24.9373746651014</text:p>
              </table:table-cell>
              <table:table-cell office:value-type="float" office:value="-24.9945941047339">
                <text:p>-24.9945941047339</text:p>
              </table:table-cell>
              <table:table-cell office:value-type="float" office:value="-24.9893400760376">
                <text:p>-24.9893400760376</text:p>
              </table:table-cell>
              <table:table-cell office:value-type="float" office:value="-24.921625711348">
                <text:p>-24.921625711348</text:p>
              </table:table-cell>
              <table:table-cell office:value-type="float" office:value="-24.7916202613117">
                <text:p>-24.7916202613117</text:p>
              </table:table-cell>
              <table:table-cell office:value-type="float" office:value="-24.5996486718484">
                <text:p>-24.5996486718484</text:p>
              </table:table-cell>
              <table:table-cell office:value-type="float" office:value="-24.3461907719549">
                <text:p>-24.3461907719549</text:p>
              </table:table-cell>
              <table:table-cell office:value-type="float" office:value="-24.0318800743825">
                <text:p>-24.0318800743825</text:p>
              </table:table-cell>
              <table:table-cell office:value-type="float" office:value="-23.6575021921854">
                <text:p>-23.6575021921854</text:p>
              </table:table-cell>
              <table:table-cell office:value-type="float" office:value="-23.2239928750967">
                <text:p>-23.2239928750967</text:p>
              </table:table-cell>
              <table:table-cell office:value-type="float" office:value="-22.732435670642">
                <text:p>-22.732435670642</text:p>
              </table:table-cell>
              <table:table-cell office:value-type="float" office:value="-22.1840592158344">
                <text:p>-22.1840592158344</text:p>
              </table:table-cell>
              <table:table-cell office:value-type="float" office:value="-21.5802341662218">
                <text:p>-21.5802341662218</text:p>
              </table:table-cell>
              <table:table-cell office:value-type="float" office:value="-20.9224697699624">
                <text:p>-20.9224697699624</text:p>
              </table:table-cell>
              <table:table-cell office:value-type="float" office:value="-20.2124100954898">
                <text:p>-20.2124100954898</text:p>
              </table:table-cell>
              <table:table-cell office:value-type="float" office:value="-19.451829922198">
                <text:p>-19.451829922198</text:p>
              </table:table-cell>
              <table:table-cell office:value-type="float" office:value="-18.642630304418">
                <text:p>-18.642630304418</text:p>
              </table:table-cell>
              <table:table-cell office:value-type="float" office:value="-17.7868338197711">
                <text:p>-17.7868338197711</text:p>
              </table:table-cell>
              <table:table-cell office:value-type="float" office:value="-16.8865795137788">
                <text:p>-16.8865795137788</text:p>
              </table:table-cell>
              <table:table-cell office:value-type="float" office:value="-15.9441175533626">
                <text:p>-15.9441175533626</text:p>
              </table:table-cell>
              <table:table-cell office:value-type="float" office:value="-14.9618036025989">
                <text:p>-14.9618036025989</text:p>
              </table:table-cell>
              <table:table-cell office:value-type="float" office:value="-13.9420929347854">
                <text:p>-13.9420929347854</text:p>
              </table:table-cell>
              <table:table-cell office:value-type="float" office:value="-12.8875342955366">
                <text:p>-12.8875342955366</text:p>
              </table:table-cell>
              <table:table-cell office:value-type="float" office:value="-11.8007635322471">
                <text:p>-11.8007635322471</text:p>
              </table:table-cell>
              <table:table-cell office:value-type="float" office:value="-10.6844970058457">
                <text:p>-10.6844970058457</text:p>
              </table:table-cell>
              <table:table-cell office:value-type="float" office:value="-9.54152480130829">
                <text:p>-9.54152480130829</text:p>
              </table:table-cell>
              <table:table-cell office:value-type="float" office:value="-8.37470375389762">
                <text:p>-8.37470375389762</text:p>
              </table:table-cell>
              <table:table-cell office:value-type="float" office:value="-7.1869503085636">
                <text:p>-7.1869503085636</text:p>
              </table:table-cell>
              <table:table-cell office:value-type="float" office:value="-5.98123323034956">
                <text:p>-5.98123323034956</text:p>
              </table:table-cell>
              <table:table-cell office:value-type="float" office:value="-4.76056618402569">
                <text:p>-4.76056618402569</text:p>
              </table:table-cell>
              <table:table-cell office:value-type="float" office:value="-3.52800020149667">
                <text:p>-3.52800020149667</text:p>
              </table:table-cell>
              <table:table-cell office:value-type="float" office:value="-2.28661605581093">
                <text:p>-2.28661605581093</text:p>
              </table:table-cell>
              <table:table-cell office:value-type="float" office:value="-1.03951656083226">
                <text:p>-1.03951656083226</text:p>
              </table:table-cell>
              <table:table-cell office:value-type="float" office:value="0.210181184178715">
                <text:p>0.210181184178715</text:p>
              </table:table-cell>
              <table:table-cell office:value-type="float" office:value="1.4593535856895">
                <text:p>1.4593535856895</text:p>
              </table:table-cell>
              <table:table-cell office:value-type="float" office:value="2.70487836325271">
                <text:p>2.70487836325271</text:p>
              </table:table-cell>
              <table:table-cell office:value-type="float" office:value="3.94364235358122">
                <text:p>3.94364235358122</text:p>
              </table:table-cell>
              <table:table-cell office:value-type="float" office:value="5.17254929183499">
                <text:p>5.17254929183499</text:p>
              </table:table-cell>
              <table:table-cell office:value-type="float" office:value="6.38852755067079">
                <text:p>6.38852755067079</text:p>
              </table:table-cell>
              <table:table-cell office:value-type="float" office:value="7.58853781771073">
                <text:p>7.58853781771073</text:p>
              </table:table-cell>
              <table:table-cell office:value-type="float" office:value="8.76958069224051">
                <text:p>8.76958069224051</text:p>
              </table:table-cell>
              <table:table-cell office:value-type="float" office:value="9.92870418214899">
                <text:p>9.92870418214899</text:p>
              </table:table-cell>
              <table:table-cell office:value-type="float" office:value="11.0630110823713">
                <text:p>11.0630110823713</text:p>
              </table:table-cell>
              <table:table-cell office:value-type="float" office:value="12.1696662163925">
                <text:p>12.1696662163925</text:p>
              </table:table-cell>
              <table:table-cell office:value-type="float" office:value="13.2459035227123">
                <text:p>13.2459035227123</text:p>
              </table:table-cell>
              <table:table-cell office:value-type="float" office:value="14.2890329685586">
                <text:p>14.2890329685586</text:p>
              </table:table-cell>
              <table:table-cell office:value-type="float" office:value="15.296447273568">
                <text:p>15.296447273568</text:p>
              </table:table-cell>
              <table:table-cell office:value-type="float" office:value="16.2656284266292">
                <text:p>16.2656284266292</text:p>
              </table:table-cell>
              <table:table-cell office:value-type="float" office:value="17.1941539795994">
                <text:p>17.1941539795994</text:p>
              </table:table-cell>
              <table:table-cell office:value-type="float" office:value="18.0797031021628">
                <text:p>18.0797031021628</text:p>
              </table:table-cell>
              <table:table-cell office:value-type="float" office:value="18.9200623826982">
                <text:p>18.9200623826982</text:p>
              </table:table-cell>
              <table:table-cell office:value-type="float" office:value="19.7131313606549">
                <text:p>19.7131313606549</text:p>
              </table:table-cell>
              <table:table-cell office:value-type="float" office:value="20.4569277766103">
                <text:p>20.4569277766103</text:p>
              </table:table-cell>
              <table:table-cell office:value-type="float" office:value="21.1495925268862">
                <text:p>21.1495925268862</text:p>
              </table:table-cell>
              <table:table-cell office:value-type="float" office:value="21.7893943103397">
                <text:p>21.7893943103397</text:p>
              </table:table-cell>
              <table:table-cell office:value-type="float" office:value="22.3747339557146">
                <text:p>22.3747339557146</text:p>
              </table:table-cell>
              <table:table-cell office:value-type="float" office:value="22.9041484187364">
                <text:p>22.9041484187364</text:p>
              </table:table-cell>
              <table:table-cell office:value-type="float" office:value="23.3763144389612">
                <text:p>23.3763144389612</text:p>
              </table:table-cell>
              <table:table-cell office:value-type="float" office:value="23.7900518472379">
                <text:p>23.7900518472379</text:p>
              </table:table-cell>
              <table:table-cell office:value-type="float" office:value="24.144326515516">
                <text:p>24.144326515516</text:p>
              </table:table-cell>
              <table:table-cell office:value-type="float" office:value="24.4382529416274">
                <text:p>24.4382529416274</text:p>
              </table:table-cell>
              <table:table-cell office:value-type="float" office:value="24.6710964625809">
                <text:p>24.6710964625809</text:p>
              </table:table-cell>
              <table:table-cell office:value-type="float" office:value="24.8422750908366">
                <text:p>24.8422750908366</text:p>
              </table:table-cell>
              <table:table-cell office:value-type="float" office:value="24.951360968972">
                <text:p>24.951360968972</text:p>
              </table:table-cell>
              <table:table-cell office:value-type="float" office:value="24.9980814391025">
                <text:p>24.9980814391025</text:p>
              </table:table-cell>
              <table:table-cell office:value-type="float" office:value="24.9823197243844">
                <text:p>24.9823197243844</text:p>
              </table:table-cell>
              <table:table-cell office:value-type="float" office:value="24.904115220896">
                <text:p>24.904115220896</text:p>
              </table:table-cell>
              <table:table-cell office:value-type="float" office:value="24.7636633991678">
                <text:p>24.7636633991678</text:p>
              </table:table-cell>
              <table:table-cell office:value-type="float" office:value="24.5613153156083">
                <text:p>24.5613153156083</text:p>
              </table:table-cell>
              <table:table-cell office:value-type="float" office:value="24.2975767350455">
                <text:p>24.29757673504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